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8.403cm" fo:margin-left="-1.06cm" fo:margin-top="0cm" fo:margin-bottom="0cm" table:align="left" style:writing-mode="page"/>
    </style:style>
    <style:style style:name="Tabella1.A" style:family="table-column">
      <style:table-column-properties style:column-width="1.058cm"/>
    </style:style>
    <style:style style:name="Tabella1.B" style:family="table-column">
      <style:table-column-properties style:column-width="0.697cm"/>
    </style:style>
    <style:style style:name="Tabella1.C" style:family="table-column">
      <style:table-column-properties style:column-width="16.648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8.403cm" fo:margin-left="-1.06cm" fo:margin-top="0cm" fo:margin-bottom="0cm" table:align="left" style:writing-mode="page"/>
    </style:style>
    <style:style style:name="Tabella2.A" style:family="table-column">
      <style:table-column-properties style:column-width="1.058cm"/>
    </style:style>
    <style:style style:name="Tabella2.B" style:family="table-column">
      <style:table-column-properties style:column-width="0.697cm"/>
    </style:style>
    <style:style style:name="Tabella2.C" style:family="table-column">
      <style:table-column-properties style:column-width="16.64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8.403cm" fo:margin-left="-1.06cm" fo:margin-top="0cm" fo:margin-bottom="0cm" table:align="left" style:writing-mode="page"/>
    </style:style>
    <style:style style:name="Tabella3.A" style:family="table-column">
      <style:table-column-properties style:column-width="1.058cm"/>
    </style:style>
    <style:style style:name="Tabella3.B" style:family="table-column">
      <style:table-column-properties style:column-width="0.697cm"/>
    </style:style>
    <style:style style:name="Tabella3.C" style:family="table-column">
      <style:table-column-properties style:column-width="16.648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none"/>
    </style:style>
    <style:style style:name="Tabella4" style:family="table">
      <style:table-properties style:width="18.403cm" fo:margin-left="-1.06cm" fo:margin-top="0cm" fo:margin-bottom="0cm" table:align="left" style:writing-mode="page"/>
    </style:style>
    <style:style style:name="Tabella4.A" style:family="table-column">
      <style:table-column-properties style:column-width="1.058cm"/>
    </style:style>
    <style:style style:name="Tabella4.B" style:family="table-column">
      <style:table-column-properties style:column-width="0.697cm"/>
    </style:style>
    <style:style style:name="Tabella4.C" style:family="table-column">
      <style:table-column-properties style:column-width="16.648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none"/>
    </style:style>
    <style:style style:name="Tabella5" style:family="table">
      <style:table-properties style:width="18.403cm" fo:margin-left="-1.06cm" fo:margin-top="0cm" fo:margin-bottom="0cm" table:align="left" style:writing-mode="page"/>
    </style:style>
    <style:style style:name="Tabella5.A" style:family="table-column">
      <style:table-column-properties style:column-width="1.058cm"/>
    </style:style>
    <style:style style:name="Tabella5.B" style:family="table-column">
      <style:table-column-properties style:column-width="0.697cm"/>
    </style:style>
    <style:style style:name="Tabella5.C" style:family="table-column">
      <style:table-column-properties style:column-width="16.648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8.403cm" fo:margin-left="-1.06cm" fo:margin-top="0cm" fo:margin-bottom="0cm" table:align="left" style:writing-mode="page"/>
    </style:style>
    <style:style style:name="Tabella6.A" style:family="table-column">
      <style:table-column-properties style:column-width="1.058cm"/>
    </style:style>
    <style:style style:name="Tabella6.B" style:family="table-column">
      <style:table-column-properties style:column-width="0.697cm"/>
    </style:style>
    <style:style style:name="Tabella6.C" style:family="table-column">
      <style:table-column-properties style:column-width="16.648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1cm" fo:padding-right="0.191cm" fo:padding-top="0cm" fo:padding-bottom="0cm" fo:border="none"/>
    </style:style>
    <style:style style:name="Tabella7" style:family="table">
      <style:table-properties style:width="18.403cm" fo:margin-left="-1.06cm" fo:margin-top="0cm" fo:margin-bottom="0cm" table:align="left" style:writing-mode="page"/>
    </style:style>
    <style:style style:name="Tabella7.A" style:family="table-column">
      <style:table-column-properties style:column-width="1.058cm"/>
    </style:style>
    <style:style style:name="Tabella7.B" style:family="table-column">
      <style:table-column-properties style:column-width="0.697cm"/>
    </style:style>
    <style:style style:name="Tabella7.C" style:family="table-column">
      <style:table-column-properties style:column-width="16.648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8.403cm" fo:margin-left="-1.06cm" fo:margin-top="0cm" fo:margin-bottom="0cm" table:align="left" style:writing-mode="page"/>
    </style:style>
    <style:style style:name="Tabella8.A" style:family="table-column">
      <style:table-column-properties style:column-width="1.058cm"/>
    </style:style>
    <style:style style:name="Tabella8.B" style:family="table-column">
      <style:table-column-properties style:column-width="0.697cm"/>
    </style:style>
    <style:style style:name="Tabella8.C" style:family="table-column">
      <style:table-column-properties style:column-width="16.648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1cm" fo:padding-right="0.191cm" fo:padding-top="0cm" fo:padding-bottom="0cm" fo:border="none"/>
    </style:style>
    <style:style style:name="Tabella9" style:family="table">
      <style:table-properties style:width="18.403cm" fo:margin-left="-1.06cm" fo:margin-top="0cm" fo:margin-bottom="0cm" table:align="left" style:writing-mode="page"/>
    </style:style>
    <style:style style:name="Tabella9.A" style:family="table-column">
      <style:table-column-properties style:column-width="1.058cm"/>
    </style:style>
    <style:style style:name="Tabella9.B" style:family="table-column">
      <style:table-column-properties style:column-width="0.697cm"/>
    </style:style>
    <style:style style:name="Tabella9.C" style:family="table-column">
      <style:table-column-properties style:column-width="16.648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Tabella10" style:family="table">
      <style:table-properties style:width="18.403cm" fo:margin-left="-1.06cm" fo:margin-top="0cm" fo:margin-bottom="0cm" table:align="left" style:writing-mode="page"/>
    </style:style>
    <style:style style:name="Tabella10.A" style:family="table-column">
      <style:table-column-properties style:column-width="1.058cm"/>
    </style:style>
    <style:style style:name="Tabella10.B" style:family="table-column">
      <style:table-column-properties style:column-width="0.697cm"/>
    </style:style>
    <style:style style:name="Tabella10.C" style:family="table-column">
      <style:table-column-properties style:column-width="16.648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Tabella11" style:family="table">
      <style:table-properties style:width="18.403cm" fo:margin-left="-1.06cm" fo:margin-top="0cm" fo:margin-bottom="0cm" table:align="left" style:writing-mode="page"/>
    </style:style>
    <style:style style:name="Tabella11.A" style:family="table-column">
      <style:table-column-properties style:column-width="1.058cm"/>
    </style:style>
    <style:style style:name="Tabella11.B" style:family="table-column">
      <style:table-column-properties style:column-width="0.697cm"/>
    </style:style>
    <style:style style:name="Tabella11.C" style:family="table-column">
      <style:table-column-properties style:column-width="16.648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Tabella12" style:family="table">
      <style:table-properties style:width="18.403cm" fo:margin-left="-1.06cm" fo:margin-top="0cm" fo:margin-bottom="0cm" table:align="left" style:writing-mode="page"/>
    </style:style>
    <style:style style:name="Tabella12.A" style:family="table-column">
      <style:table-column-properties style:column-width="1.058cm"/>
    </style:style>
    <style:style style:name="Tabella12.B" style:family="table-column">
      <style:table-column-properties style:column-width="0.697cm"/>
    </style:style>
    <style:style style:name="Tabella12.C" style:family="table-column">
      <style:table-column-properties style:column-width="16.648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1cm" fo:padding-right="0.191cm" fo:padding-top="0cm" fo:padding-bottom="0cm" fo:border="none"/>
    </style:style>
    <style:style style:name="Tabella13" style:family="table">
      <style:table-properties style:width="18.403cm" fo:margin-left="-1.06cm" fo:margin-top="0cm" fo:margin-bottom="0cm" table:align="left" style:writing-mode="page"/>
    </style:style>
    <style:style style:name="Tabella13.A" style:family="table-column">
      <style:table-column-properties style:column-width="1.058cm"/>
    </style:style>
    <style:style style:name="Tabella13.B" style:family="table-column">
      <style:table-column-properties style:column-width="0.697cm"/>
    </style:style>
    <style:style style:name="Tabella13.C" style:family="table-column">
      <style:table-column-properties style:column-width="16.648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1cm" fo:padding-right="0.191cm" fo:padding-top="0cm" fo:padding-bottom="0cm" fo:border="none"/>
    </style:style>
    <style:style style:name="Tabella14" style:family="table">
      <style:table-properties style:width="18.403cm" fo:margin-left="-1.06cm" fo:margin-top="0cm" fo:margin-bottom="0cm" table:align="left" style:writing-mode="page"/>
    </style:style>
    <style:style style:name="Tabella14.A" style:family="table-column">
      <style:table-column-properties style:column-width="1.058cm"/>
    </style:style>
    <style:style style:name="Tabella14.B" style:family="table-column">
      <style:table-column-properties style:column-width="0.697cm"/>
    </style:style>
    <style:style style:name="Tabella14.C" style:family="table-column">
      <style:table-column-properties style:column-width="16.648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1cm" fo:padding-right="0.191cm" fo:padding-top="0cm" fo:padding-bottom="0cm" fo:border="none"/>
    </style:style>
    <style:style style:name="Tabella15" style:family="table">
      <style:table-properties style:width="18.403cm" fo:margin-left="-1.06cm" fo:margin-top="0cm" fo:margin-bottom="0cm" table:align="left" style:writing-mode="page"/>
    </style:style>
    <style:style style:name="Tabella15.A" style:family="table-column">
      <style:table-column-properties style:column-width="1.058cm"/>
    </style:style>
    <style:style style:name="Tabella15.B" style:family="table-column">
      <style:table-column-properties style:column-width="0.697cm"/>
    </style:style>
    <style:style style:name="Tabella15.C" style:family="table-column">
      <style:table-column-properties style:column-width="16.648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1cm" fo:padding-right="0.191cm" fo:padding-top="0cm" fo:padding-bottom="0cm" fo:border="none"/>
    </style:style>
    <style:style style:name="Tabella16" style:family="table">
      <style:table-properties style:width="18.403cm" fo:margin-left="-1.06cm" fo:margin-top="0cm" fo:margin-bottom="0cm" table:align="left" style:writing-mode="page"/>
    </style:style>
    <style:style style:name="Tabella16.A" style:family="table-column">
      <style:table-column-properties style:column-width="1.058cm"/>
    </style:style>
    <style:style style:name="Tabella16.B" style:family="table-column">
      <style:table-column-properties style:column-width="0.697cm"/>
    </style:style>
    <style:style style:name="Tabella16.C" style:family="table-column">
      <style:table-column-properties style:column-width="16.648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1cm" fo:padding-right="0.191cm" fo:padding-top="0cm" fo:padding-bottom="0cm" fo:border="none"/>
    </style:style>
    <style:style style:name="Tabella17" style:family="table">
      <style:table-properties style:width="18.403cm" fo:margin-left="-1.06cm" fo:margin-top="0cm" fo:margin-bottom="0cm" table:align="left" style:writing-mode="page"/>
    </style:style>
    <style:style style:name="Tabella17.A" style:family="table-column">
      <style:table-column-properties style:column-width="1.058cm"/>
    </style:style>
    <style:style style:name="Tabella17.B" style:family="table-column">
      <style:table-column-properties style:column-width="0.697cm"/>
    </style:style>
    <style:style style:name="Tabella17.C" style:family="table-column">
      <style:table-column-properties style:column-width="16.648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1cm" fo:padding-right="0.191cm" fo:padding-top="0cm" fo:padding-bottom="0cm" fo:border="none"/>
    </style:style>
    <style:style style:name="Tabella18" style:family="table">
      <style:table-properties style:width="18.403cm" fo:margin-left="-1.06cm" fo:margin-top="0cm" fo:margin-bottom="0cm" table:align="left" style:writing-mode="page"/>
    </style:style>
    <style:style style:name="Tabella18.A" style:family="table-column">
      <style:table-column-properties style:column-width="1.058cm"/>
    </style:style>
    <style:style style:name="Tabella18.B" style:family="table-column">
      <style:table-column-properties style:column-width="0.697cm"/>
    </style:style>
    <style:style style:name="Tabella18.C" style:family="table-column">
      <style:table-column-properties style:column-width="16.648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8.403cm" fo:margin-left="-1.06cm" fo:margin-top="0cm" fo:margin-bottom="0cm" table:align="left" style:writing-mode="page"/>
    </style:style>
    <style:style style:name="Tabella19.A" style:family="table-column">
      <style:table-column-properties style:column-width="1.058cm"/>
    </style:style>
    <style:style style:name="Tabella19.B" style:family="table-column">
      <style:table-column-properties style:column-width="0.697cm"/>
    </style:style>
    <style:style style:name="Tabella19.C" style:family="table-column">
      <style:table-column-properties style:column-width="16.648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padding-left="0.191cm" fo:padding-right="0.191cm" fo:padding-top="0cm" fo:padding-bottom="0cm" fo:border="none"/>
    </style:style>
    <style:style style:name="Tabella20" style:family="table">
      <style:table-properties style:width="18.403cm" fo:margin-left="-1.06cm" fo:margin-top="0cm" fo:margin-bottom="0cm" table:align="left" style:writing-mode="page"/>
    </style:style>
    <style:style style:name="Tabella20.A" style:family="table-column">
      <style:table-column-properties style:column-width="1.058cm"/>
    </style:style>
    <style:style style:name="Tabella20.B" style:family="table-column">
      <style:table-column-properties style:column-width="0.697cm"/>
    </style:style>
    <style:style style:name="Tabella20.C" style:family="table-column">
      <style:table-column-properties style:column-width="16.648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padding-left="0.191cm" fo:padding-right="0.191cm" fo:padding-top="0cm" fo:padding-bottom="0cm" fo:border="none"/>
    </style:style>
    <style:style style:name="Tabella21" style:family="table">
      <style:table-properties style:width="18.403cm" fo:margin-left="-1.06cm" fo:margin-top="0cm" fo:margin-bottom="0cm" table:align="left" style:writing-mode="page"/>
    </style:style>
    <style:style style:name="Tabella21.A" style:family="table-column">
      <style:table-column-properties style:column-width="1.058cm"/>
    </style:style>
    <style:style style:name="Tabella21.B" style:family="table-column">
      <style:table-column-properties style:column-width="0.697cm"/>
    </style:style>
    <style:style style:name="Tabella21.C" style:family="table-column">
      <style:table-column-properties style:column-width="16.648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padding-left="0.191cm" fo:padding-right="0.191cm" fo:padding-top="0cm" fo:padding-bottom="0cm" fo:border="none"/>
    </style:style>
    <style:style style:name="Tabella22" style:family="table">
      <style:table-properties style:width="18.403cm" fo:margin-left="-1.06cm" fo:margin-top="0cm" fo:margin-bottom="0cm" table:align="left" style:writing-mode="page"/>
    </style:style>
    <style:style style:name="Tabella22.A" style:family="table-column">
      <style:table-column-properties style:column-width="1.058cm"/>
    </style:style>
    <style:style style:name="Tabella22.B" style:family="table-column">
      <style:table-column-properties style:column-width="0.697cm"/>
    </style:style>
    <style:style style:name="Tabella22.C" style:family="table-column">
      <style:table-column-properties style:column-width="16.648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padding-left="0.191cm" fo:padding-right="0.191cm" fo:padding-top="0cm" fo:padding-bottom="0cm" fo:border="none"/>
    </style:style>
    <style:style style:name="Tabella23" style:family="table">
      <style:table-properties style:width="18.403cm" fo:margin-left="-1.06cm" fo:margin-top="0cm" fo:margin-bottom="0cm" table:align="left" style:writing-mode="page"/>
    </style:style>
    <style:style style:name="Tabella23.A" style:family="table-column">
      <style:table-column-properties style:column-width="1.058cm"/>
    </style:style>
    <style:style style:name="Tabella23.B" style:family="table-column">
      <style:table-column-properties style:column-width="0.697cm"/>
    </style:style>
    <style:style style:name="Tabella23.C" style:family="table-column">
      <style:table-column-properties style:column-width="16.648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padding-left="0.191cm" fo:padding-right="0.191cm" fo:padding-top="0cm" fo:padding-bottom="0cm" fo:border="none"/>
    </style:style>
    <style:style style:name="Tabella24" style:family="table">
      <style:table-properties style:width="18.403cm" fo:margin-left="-1.06cm" fo:margin-top="0cm" fo:margin-bottom="0cm" table:align="left" style:writing-mode="page"/>
    </style:style>
    <style:style style:name="Tabella24.A" style:family="table-column">
      <style:table-column-properties style:column-width="1.058cm"/>
    </style:style>
    <style:style style:name="Tabella24.B" style:family="table-column">
      <style:table-column-properties style:column-width="0.697cm"/>
    </style:style>
    <style:style style:name="Tabella24.C" style:family="table-column">
      <style:table-column-properties style:column-width="16.648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padding-left="0.191cm" fo:padding-right="0.191cm" fo:padding-top="0cm" fo:padding-bottom="0cm" fo:border="none"/>
    </style:style>
    <style:style style:name="Tabella25" style:family="table">
      <style:table-properties style:width="18.403cm" fo:margin-left="-1.06cm" fo:margin-top="0cm" fo:margin-bottom="0cm" table:align="left" style:writing-mode="page"/>
    </style:style>
    <style:style style:name="Tabella25.A" style:family="table-column">
      <style:table-column-properties style:column-width="1.058cm"/>
    </style:style>
    <style:style style:name="Tabella25.B" style:family="table-column">
      <style:table-column-properties style:column-width="0.697cm"/>
    </style:style>
    <style:style style:name="Tabella25.C" style:family="table-column">
      <style:table-column-properties style:column-width="16.648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padding-left="0.191cm" fo:padding-right="0.191cm" fo:padding-top="0cm" fo:padding-bottom="0cm" fo:border="none"/>
    </style:style>
    <style:style style:name="Tabella26" style:family="table">
      <style:table-properties style:width="18.403cm" fo:margin-left="-1.06cm" fo:margin-top="0cm" fo:margin-bottom="0cm" table:align="left" style:writing-mode="page"/>
    </style:style>
    <style:style style:name="Tabella26.A" style:family="table-column">
      <style:table-column-properties style:column-width="1.058cm"/>
    </style:style>
    <style:style style:name="Tabella26.B" style:family="table-column">
      <style:table-column-properties style:column-width="0.697cm"/>
    </style:style>
    <style:style style:name="Tabella26.C" style:family="table-column">
      <style:table-column-properties style:column-width="16.648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padding-left="0.191cm" fo:padding-right="0.191cm" fo:padding-top="0cm" fo:padding-bottom="0cm" fo:border="none"/>
    </style:style>
    <style:style style:name="Tabella27" style:family="table">
      <style:table-properties style:width="18.403cm" fo:margin-left="-1.06cm" fo:margin-top="0cm" fo:margin-bottom="0cm" table:align="left" style:writing-mode="page"/>
    </style:style>
    <style:style style:name="Tabella27.A" style:family="table-column">
      <style:table-column-properties style:column-width="1.058cm"/>
    </style:style>
    <style:style style:name="Tabella27.B" style:family="table-column">
      <style:table-column-properties style:column-width="0.697cm"/>
    </style:style>
    <style:style style:name="Tabella27.C" style:family="table-column">
      <style:table-column-properties style:column-width="16.648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padding-left="0.191cm" fo:padding-right="0.191cm" fo:padding-top="0cm" fo:padding-bottom="0cm" fo:border="none"/>
    </style:style>
    <style:style style:name="Tabella28" style:family="table">
      <style:table-properties style:width="18.403cm" fo:margin-left="-1.06cm" fo:margin-top="0cm" fo:margin-bottom="0cm" table:align="left" style:writing-mode="page"/>
    </style:style>
    <style:style style:name="Tabella28.A" style:family="table-column">
      <style:table-column-properties style:column-width="1.058cm"/>
    </style:style>
    <style:style style:name="Tabella28.B" style:family="table-column">
      <style:table-column-properties style:column-width="0.697cm"/>
    </style:style>
    <style:style style:name="Tabella28.C" style:family="table-column">
      <style:table-column-properties style:column-width="16.648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padding-left="0.191cm" fo:padding-right="0.191cm" fo:padding-top="0cm" fo:padding-bottom="0cm" fo:border="none"/>
    </style:style>
    <style:style style:name="Tabella29" style:family="table">
      <style:table-properties style:width="18.403cm" fo:margin-left="-1.06cm" fo:margin-top="0cm" fo:margin-bottom="0cm" table:align="left" style:writing-mode="page"/>
    </style:style>
    <style:style style:name="Tabella29.A" style:family="table-column">
      <style:table-column-properties style:column-width="1.058cm"/>
    </style:style>
    <style:style style:name="Tabella29.B" style:family="table-column">
      <style:table-column-properties style:column-width="0.697cm"/>
    </style:style>
    <style:style style:name="Tabella29.C" style:family="table-column">
      <style:table-column-properties style:column-width="16.648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padding-left="0.191cm" fo:padding-right="0.191cm" fo:padding-top="0cm" fo:padding-bottom="0cm" fo:border="none"/>
    </style:style>
    <style:style style:name="Tabella30" style:family="table">
      <style:table-properties style:width="18.403cm" fo:margin-left="-1.06cm" fo:margin-top="0cm" fo:margin-bottom="0cm" table:align="left" style:writing-mode="page"/>
    </style:style>
    <style:style style:name="Tabella30.A" style:family="table-column">
      <style:table-column-properties style:column-width="1.058cm"/>
    </style:style>
    <style:style style:name="Tabella30.B" style:family="table-column">
      <style:table-column-properties style:column-width="0.697cm"/>
    </style:style>
    <style:style style:name="Tabella30.C" style:family="table-column">
      <style:table-column-properties style:column-width="16.648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padding-left="0.191cm" fo:padding-right="0.191cm" fo:padding-top="0cm" fo:padding-bottom="0cm" fo:border="none"/>
    </style:style>
    <style:style style:name="Tabella31" style:family="table">
      <style:table-properties style:width="18.403cm" fo:margin-left="-1.06cm" fo:margin-top="0cm" fo:margin-bottom="0cm" table:align="left" style:writing-mode="page"/>
    </style:style>
    <style:style style:name="Tabella31.A" style:family="table-column">
      <style:table-column-properties style:column-width="1.058cm"/>
    </style:style>
    <style:style style:name="Tabella31.B" style:family="table-column">
      <style:table-column-properties style:column-width="0.697cm"/>
    </style:style>
    <style:style style:name="Tabella31.C" style:family="table-column">
      <style:table-column-properties style:column-width="16.648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padding-left="0.191cm" fo:padding-right="0.191cm" fo:padding-top="0cm" fo:padding-bottom="0cm" fo:border="none"/>
    </style:style>
    <style:style style:name="Tabella32" style:family="table">
      <style:table-properties style:width="18.403cm" fo:margin-left="-1.06cm" fo:margin-top="0cm" fo:margin-bottom="0cm" table:align="left" style:writing-mode="page"/>
    </style:style>
    <style:style style:name="Tabella32.A" style:family="table-column">
      <style:table-column-properties style:column-width="1.058cm"/>
    </style:style>
    <style:style style:name="Tabella32.B" style:family="table-column">
      <style:table-column-properties style:column-width="0.697cm"/>
    </style:style>
    <style:style style:name="Tabella32.C" style:family="table-column">
      <style:table-column-properties style:column-width="16.648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padding-left="0.191cm" fo:padding-right="0.191cm" fo:padding-top="0cm" fo:padding-bottom="0cm" fo:border="none"/>
    </style:style>
    <style:style style:name="Tabella33" style:family="table">
      <style:table-properties style:width="18.403cm" fo:margin-left="-1.06cm" fo:margin-top="0cm" fo:margin-bottom="0cm" table:align="left" style:writing-mode="page"/>
    </style:style>
    <style:style style:name="Tabella33.A" style:family="table-column">
      <style:table-column-properties style:column-width="1.058cm"/>
    </style:style>
    <style:style style:name="Tabella33.B" style:family="table-column">
      <style:table-column-properties style:column-width="0.697cm"/>
    </style:style>
    <style:style style:name="Tabella33.C" style:family="table-column">
      <style:table-column-properties style:column-width="16.648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padding-left="0.191cm" fo:padding-right="0.191cm" fo:padding-top="0cm" fo:padding-bottom="0cm" fo:border="none"/>
    </style:style>
    <style:style style:name="Tabella34" style:family="table">
      <style:table-properties style:width="18.403cm" fo:margin-left="-1.06cm" fo:margin-top="0cm" fo:margin-bottom="0cm" table:align="left" style:writing-mode="page"/>
    </style:style>
    <style:style style:name="Tabella34.A" style:family="table-column">
      <style:table-column-properties style:column-width="1.058cm"/>
    </style:style>
    <style:style style:name="Tabella34.B" style:family="table-column">
      <style:table-column-properties style:column-width="0.697cm"/>
    </style:style>
    <style:style style:name="Tabella34.C" style:family="table-column">
      <style:table-column-properties style:column-width="16.648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padding-left="0.191cm" fo:padding-right="0.191cm" fo:padding-top="0cm" fo:padding-bottom="0cm" fo:border="none"/>
    </style:style>
    <style:style style:name="Tabella35" style:family="table">
      <style:table-properties style:width="18.403cm" fo:margin-left="-1.06cm" fo:margin-top="0cm" fo:margin-bottom="0cm" table:align="left" style:writing-mode="page"/>
    </style:style>
    <style:style style:name="Tabella35.A" style:family="table-column">
      <style:table-column-properties style:column-width="1.058cm"/>
    </style:style>
    <style:style style:name="Tabella35.B" style:family="table-column">
      <style:table-column-properties style:column-width="0.697cm"/>
    </style:style>
    <style:style style:name="Tabella35.C" style:family="table-column">
      <style:table-column-properties style:column-width="16.648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padding-left="0.191cm" fo:padding-right="0.191cm" fo:padding-top="0cm" fo:padding-bottom="0cm" fo:border="none"/>
    </style:style>
    <style:style style:name="Tabella36" style:family="table">
      <style:table-properties style:width="18.403cm" fo:margin-left="-1.06cm" fo:margin-top="0cm" fo:margin-bottom="0cm" table:align="left" style:writing-mode="page"/>
    </style:style>
    <style:style style:name="Tabella36.A" style:family="table-column">
      <style:table-column-properties style:column-width="1.058cm"/>
    </style:style>
    <style:style style:name="Tabella36.B" style:family="table-column">
      <style:table-column-properties style:column-width="0.697cm"/>
    </style:style>
    <style:style style:name="Tabella36.C" style:family="table-column">
      <style:table-column-properties style:column-width="16.648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padding-left="0.191cm" fo:padding-right="0.191cm" fo:padding-top="0cm" fo:padding-bottom="0cm" fo:border="none"/>
    </style:style>
    <style:style style:name="Tabella37" style:family="table">
      <style:table-properties style:width="18.403cm" fo:margin-left="-1.06cm" fo:margin-top="0cm" fo:margin-bottom="0cm" table:align="left" style:writing-mode="page"/>
    </style:style>
    <style:style style:name="Tabella37.A" style:family="table-column">
      <style:table-column-properties style:column-width="1.058cm"/>
    </style:style>
    <style:style style:name="Tabella37.B" style:family="table-column">
      <style:table-column-properties style:column-width="0.697cm"/>
    </style:style>
    <style:style style:name="Tabella37.C" style:family="table-column">
      <style:table-column-properties style:column-width="16.648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padding-left="0.191cm" fo:padding-right="0.191cm" fo:padding-top="0cm" fo:padding-bottom="0cm" fo:border="none"/>
    </style:style>
    <style:style style:name="Tabella38" style:family="table">
      <style:table-properties style:width="18.403cm" fo:margin-left="-1.06cm" fo:margin-top="0cm" fo:margin-bottom="0cm" table:align="left" style:writing-mode="page"/>
    </style:style>
    <style:style style:name="Tabella38.A" style:family="table-column">
      <style:table-column-properties style:column-width="1.058cm"/>
    </style:style>
    <style:style style:name="Tabella38.B" style:family="table-column">
      <style:table-column-properties style:column-width="0.697cm"/>
    </style:style>
    <style:style style:name="Tabella38.C" style:family="table-column">
      <style:table-column-properties style:column-width="16.648cm"/>
    </style:style>
    <style:style style:name="Tabella38.1" style:family="table-row">
      <style:table-row-properties fo:keep-together="auto"/>
    </style:style>
    <style:style style:name="Tabella38.A1" style:family="table-cell">
      <style:table-cell-properties fo:padding-left="0.191cm" fo:padding-right="0.191cm" fo:padding-top="0cm" fo:padding-bottom="0cm" fo:border="none"/>
    </style:style>
    <style:style style:name="Tabella39" style:family="table">
      <style:table-properties style:width="18.403cm" fo:margin-left="-1.06cm" fo:margin-top="0cm" fo:margin-bottom="0cm" table:align="left" style:writing-mode="page"/>
    </style:style>
    <style:style style:name="Tabella39.A" style:family="table-column">
      <style:table-column-properties style:column-width="1.058cm"/>
    </style:style>
    <style:style style:name="Tabella39.B" style:family="table-column">
      <style:table-column-properties style:column-width="0.697cm"/>
    </style:style>
    <style:style style:name="Tabella39.C" style:family="table-column">
      <style:table-column-properties style:column-width="16.648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padding-left="0.191cm" fo:padding-right="0.191cm" fo:padding-top="0cm" fo:padding-bottom="0cm" fo:border="none"/>
    </style:style>
    <style:style style:name="Tabella40" style:family="table">
      <style:table-properties style:width="18.403cm" fo:margin-left="-1.06cm" fo:margin-top="0cm" fo:margin-bottom="0cm" table:align="left" style:writing-mode="page"/>
    </style:style>
    <style:style style:name="Tabella40.A" style:family="table-column">
      <style:table-column-properties style:column-width="1.058cm"/>
    </style:style>
    <style:style style:name="Tabella40.B" style:family="table-column">
      <style:table-column-properties style:column-width="0.697cm"/>
    </style:style>
    <style:style style:name="Tabella40.C" style:family="table-column">
      <style:table-column-properties style:column-width="16.648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padding-left="0.191cm" fo:padding-right="0.191cm" fo:padding-top="0cm" fo:padding-bottom="0cm" fo:border="none"/>
    </style:style>
    <style:style style:name="Tabella41" style:family="table">
      <style:table-properties style:width="18.403cm" fo:margin-left="-1.06cm" fo:margin-top="0cm" fo:margin-bottom="0cm" table:align="left" style:writing-mode="page"/>
    </style:style>
    <style:style style:name="Tabella41.A" style:family="table-column">
      <style:table-column-properties style:column-width="1.058cm"/>
    </style:style>
    <style:style style:name="Tabella41.B" style:family="table-column">
      <style:table-column-properties style:column-width="0.697cm"/>
    </style:style>
    <style:style style:name="Tabella41.C" style:family="table-column">
      <style:table-column-properties style:column-width="16.648cm"/>
    </style:style>
    <style:style style:name="Tabella41.1" style:family="table-row">
      <style:table-row-properties fo:keep-together="auto"/>
    </style:style>
    <style:style style:name="Tabella41.A1" style:family="table-cell">
      <style:table-cell-properties fo:padding-left="0.191cm" fo:padding-right="0.191cm" fo:padding-top="0cm" fo:padding-bottom="0cm" fo:border="none"/>
    </style:style>
    <style:style style:name="Tabella42" style:family="table">
      <style:table-properties style:width="18.403cm" fo:margin-left="-1.06cm" fo:margin-top="0cm" fo:margin-bottom="0cm" table:align="left" style:writing-mode="page"/>
    </style:style>
    <style:style style:name="Tabella42.A" style:family="table-column">
      <style:table-column-properties style:column-width="1.058cm"/>
    </style:style>
    <style:style style:name="Tabella42.B" style:family="table-column">
      <style:table-column-properties style:column-width="0.697cm"/>
    </style:style>
    <style:style style:name="Tabella42.C" style:family="table-column">
      <style:table-column-properties style:column-width="16.648cm"/>
    </style:style>
    <style:style style:name="Tabella42.1" style:family="table-row">
      <style:table-row-properties fo:keep-together="auto"/>
    </style:style>
    <style:style style:name="Tabella42.A1" style:family="table-cell">
      <style:table-cell-properties fo:padding-left="0.191cm" fo:padding-right="0.191cm" fo:padding-top="0cm" fo:padding-bottom="0cm" fo:border="none"/>
    </style:style>
    <style:style style:name="Tabella43" style:family="table">
      <style:table-properties style:width="18.403cm" fo:margin-left="-1.06cm" fo:margin-top="0cm" fo:margin-bottom="0cm" table:align="left" style:writing-mode="page"/>
    </style:style>
    <style:style style:name="Tabella43.A" style:family="table-column">
      <style:table-column-properties style:column-width="1.058cm"/>
    </style:style>
    <style:style style:name="Tabella43.B" style:family="table-column">
      <style:table-column-properties style:column-width="0.697cm"/>
    </style:style>
    <style:style style:name="Tabella43.C" style:family="table-column">
      <style:table-column-properties style:column-width="16.648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padding-left="0.191cm" fo:padding-right="0.191cm" fo:padding-top="0cm" fo:padding-bottom="0cm" fo:border="none"/>
    </style:style>
    <style:style style:name="Tabella44" style:family="table">
      <style:table-properties style:width="18.403cm" fo:margin-left="-1.06cm" fo:margin-top="0cm" fo:margin-bottom="0cm" table:align="left" style:writing-mode="page"/>
    </style:style>
    <style:style style:name="Tabella44.A" style:family="table-column">
      <style:table-column-properties style:column-width="1.058cm"/>
    </style:style>
    <style:style style:name="Tabella44.B" style:family="table-column">
      <style:table-column-properties style:column-width="0.697cm"/>
    </style:style>
    <style:style style:name="Tabella44.C" style:family="table-column">
      <style:table-column-properties style:column-width="16.648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padding-left="0.191cm" fo:padding-right="0.191cm" fo:padding-top="0cm" fo:padding-bottom="0cm" fo:border="none"/>
    </style:style>
    <style:style style:name="Tabella45" style:family="table">
      <style:table-properties style:width="18.403cm" fo:margin-left="-1.06cm" fo:margin-top="0cm" fo:margin-bottom="0cm" table:align="left" style:writing-mode="page"/>
    </style:style>
    <style:style style:name="Tabella45.A" style:family="table-column">
      <style:table-column-properties style:column-width="1.058cm"/>
    </style:style>
    <style:style style:name="Tabella45.B" style:family="table-column">
      <style:table-column-properties style:column-width="0.697cm"/>
    </style:style>
    <style:style style:name="Tabella45.C" style:family="table-column">
      <style:table-column-properties style:column-width="16.648cm"/>
    </style:style>
    <style:style style:name="Tabella45.1" style:family="table-row">
      <style:table-row-properties fo:keep-together="auto"/>
    </style:style>
    <style:style style:name="Tabella45.A1" style:family="table-cell">
      <style:table-cell-properties fo:padding-left="0.191cm" fo:padding-right="0.191cm" fo:padding-top="0cm" fo:padding-bottom="0cm" fo:border="none"/>
    </style:style>
    <style:style style:name="Tabella46" style:family="table">
      <style:table-properties style:width="18.403cm" fo:margin-left="-1.06cm" fo:margin-top="0cm" fo:margin-bottom="0cm" table:align="left" style:writing-mode="page"/>
    </style:style>
    <style:style style:name="Tabella46.A" style:family="table-column">
      <style:table-column-properties style:column-width="1.058cm"/>
    </style:style>
    <style:style style:name="Tabella46.B" style:family="table-column">
      <style:table-column-properties style:column-width="0.697cm"/>
    </style:style>
    <style:style style:name="Tabella46.C" style:family="table-column">
      <style:table-column-properties style:column-width="16.648cm"/>
    </style:style>
    <style:style style:name="Tabella46.1" style:family="table-row">
      <style:table-row-properties fo:keep-together="auto"/>
    </style:style>
    <style:style style:name="Tabella46.A1" style:family="table-cell">
      <style:table-cell-properties fo:padding-left="0.191cm" fo:padding-right="0.191cm" fo:padding-top="0cm" fo:padding-bottom="0cm" fo:border="none"/>
    </style:style>
    <style:style style:name="Tabella47" style:family="table">
      <style:table-properties style:width="18.403cm" fo:margin-left="-1.06cm" fo:margin-top="0cm" fo:margin-bottom="0cm" table:align="left" style:writing-mode="page"/>
    </style:style>
    <style:style style:name="Tabella47.A" style:family="table-column">
      <style:table-column-properties style:column-width="1.058cm"/>
    </style:style>
    <style:style style:name="Tabella47.B" style:family="table-column">
      <style:table-column-properties style:column-width="0.697cm"/>
    </style:style>
    <style:style style:name="Tabella47.C" style:family="table-column">
      <style:table-column-properties style:column-width="16.648cm"/>
    </style:style>
    <style:style style:name="Tabella47.1" style:family="table-row">
      <style:table-row-properties fo:keep-together="auto"/>
    </style:style>
    <style:style style:name="Tabella47.A1" style:family="table-cell">
      <style:table-cell-properties fo:padding-left="0.191cm" fo:padding-right="0.191cm" fo:padding-top="0cm" fo:padding-bottom="0cm" fo:border="none"/>
    </style:style>
    <style:style style:name="Tabella48" style:family="table">
      <style:table-properties style:width="18.403cm" fo:margin-left="-1.06cm" fo:margin-top="0cm" fo:margin-bottom="0cm" table:align="left" style:writing-mode="page"/>
    </style:style>
    <style:style style:name="Tabella48.A" style:family="table-column">
      <style:table-column-properties style:column-width="1.058cm"/>
    </style:style>
    <style:style style:name="Tabella48.B" style:family="table-column">
      <style:table-column-properties style:column-width="0.697cm"/>
    </style:style>
    <style:style style:name="Tabella48.C" style:family="table-column">
      <style:table-column-properties style:column-width="16.648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padding-left="0.191cm" fo:padding-right="0.191cm" fo:padding-top="0cm" fo:padding-bottom="0cm" fo:border="none"/>
    </style:style>
    <style:style style:name="Tabella49" style:family="table">
      <style:table-properties style:width="18.403cm" fo:margin-left="-1.06cm" fo:margin-top="0cm" fo:margin-bottom="0cm" table:align="left" style:writing-mode="page"/>
    </style:style>
    <style:style style:name="Tabella49.A" style:family="table-column">
      <style:table-column-properties style:column-width="1.058cm"/>
    </style:style>
    <style:style style:name="Tabella49.B" style:family="table-column">
      <style:table-column-properties style:column-width="0.697cm"/>
    </style:style>
    <style:style style:name="Tabella49.C" style:family="table-column">
      <style:table-column-properties style:column-width="16.648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padding-left="0.191cm" fo:padding-right="0.191cm" fo:padding-top="0cm" fo:padding-bottom="0cm" fo:border="none"/>
    </style:style>
    <style:style style:name="Tabella50" style:family="table">
      <style:table-properties style:width="18.403cm" fo:margin-left="-1.06cm" fo:margin-top="0cm" fo:margin-bottom="0cm" table:align="left" style:writing-mode="page"/>
    </style:style>
    <style:style style:name="Tabella50.A" style:family="table-column">
      <style:table-column-properties style:column-width="1.058cm"/>
    </style:style>
    <style:style style:name="Tabella50.B" style:family="table-column">
      <style:table-column-properties style:column-width="0.697cm"/>
    </style:style>
    <style:style style:name="Tabella50.C" style:family="table-column">
      <style:table-column-properties style:column-width="16.648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padding-left="0.191cm" fo:padding-right="0.191cm" fo:padding-top="0cm" fo:padding-bottom="0cm" fo:border="none"/>
    </style:style>
    <style:style style:name="Tabella51" style:family="table">
      <style:table-properties style:width="18.403cm" fo:margin-left="-1.06cm" fo:margin-top="0cm" fo:margin-bottom="0cm" table:align="left" style:writing-mode="page"/>
    </style:style>
    <style:style style:name="Tabella51.A" style:family="table-column">
      <style:table-column-properties style:column-width="1.058cm"/>
    </style:style>
    <style:style style:name="Tabella51.B" style:family="table-column">
      <style:table-column-properties style:column-width="0.697cm"/>
    </style:style>
    <style:style style:name="Tabella51.C" style:family="table-column">
      <style:table-column-properties style:column-width="16.648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padding-left="0.191cm" fo:padding-right="0.191cm" fo:padding-top="0cm" fo:padding-bottom="0cm" fo:border="none"/>
    </style:style>
    <style:style style:name="Tabella52" style:family="table">
      <style:table-properties style:width="18.403cm" fo:margin-left="-1.06cm" fo:margin-top="0cm" fo:margin-bottom="0cm" table:align="left" style:writing-mode="page"/>
    </style:style>
    <style:style style:name="Tabella52.A" style:family="table-column">
      <style:table-column-properties style:column-width="1.058cm"/>
    </style:style>
    <style:style style:name="Tabella52.B" style:family="table-column">
      <style:table-column-properties style:column-width="0.697cm"/>
    </style:style>
    <style:style style:name="Tabella52.C" style:family="table-column">
      <style:table-column-properties style:column-width="16.648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padding-left="0.191cm" fo:padding-right="0.191cm" fo:padding-top="0cm" fo:padding-bottom="0cm" fo:border="none"/>
    </style:style>
    <style:style style:name="Tabella53" style:family="table">
      <style:table-properties style:width="18.403cm" fo:margin-left="-1.06cm" fo:margin-top="0cm" fo:margin-bottom="0cm" table:align="left" style:writing-mode="page"/>
    </style:style>
    <style:style style:name="Tabella53.A" style:family="table-column">
      <style:table-column-properties style:column-width="1.058cm"/>
    </style:style>
    <style:style style:name="Tabella53.B" style:family="table-column">
      <style:table-column-properties style:column-width="0.697cm"/>
    </style:style>
    <style:style style:name="Tabella53.C" style:family="table-column">
      <style:table-column-properties style:column-width="16.648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padding-left="0.191cm" fo:padding-right="0.191cm" fo:padding-top="0cm" fo:padding-bottom="0cm" fo:border="none"/>
    </style:style>
    <style:style style:name="Tabella54" style:family="table">
      <style:table-properties style:width="18.403cm" fo:margin-left="-1.06cm" fo:margin-top="0cm" fo:margin-bottom="0cm" table:align="left" style:writing-mode="page"/>
    </style:style>
    <style:style style:name="Tabella54.A" style:family="table-column">
      <style:table-column-properties style:column-width="1.058cm"/>
    </style:style>
    <style:style style:name="Tabella54.B" style:family="table-column">
      <style:table-column-properties style:column-width="0.697cm"/>
    </style:style>
    <style:style style:name="Tabella54.C" style:family="table-column">
      <style:table-column-properties style:column-width="16.648cm"/>
    </style:style>
    <style:style style:name="Tabella54.1" style:family="table-row">
      <style:table-row-properties fo:keep-together="auto"/>
    </style:style>
    <style:style style:name="Tabella54.A1" style:family="table-cell">
      <style:table-cell-properties fo:padding-left="0.191cm" fo:padding-right="0.191cm" fo:padding-top="0cm" fo:padding-bottom="0cm" fo:border="none"/>
    </style:style>
    <style:style style:name="Tabella55" style:family="table">
      <style:table-properties style:width="18.403cm" fo:margin-left="-1.06cm" fo:margin-top="0cm" fo:margin-bottom="0cm" table:align="left" style:writing-mode="page"/>
    </style:style>
    <style:style style:name="Tabella55.A" style:family="table-column">
      <style:table-column-properties style:column-width="1.058cm"/>
    </style:style>
    <style:style style:name="Tabella55.B" style:family="table-column">
      <style:table-column-properties style:column-width="0.697cm"/>
    </style:style>
    <style:style style:name="Tabella55.C" style:family="table-column">
      <style:table-column-properties style:column-width="16.648cm"/>
    </style:style>
    <style:style style:name="Tabella55.1" style:family="table-row">
      <style:table-row-properties fo:keep-together="auto"/>
    </style:style>
    <style:style style:name="Tabella55.A1" style:family="table-cell">
      <style:table-cell-properties fo:padding-left="0.191cm" fo:padding-right="0.191cm" fo:padding-top="0cm" fo:padding-bottom="0cm" fo:border="none"/>
    </style:style>
    <style:style style:name="Tabella56" style:family="table">
      <style:table-properties style:width="18.403cm" fo:margin-left="-1.06cm" fo:margin-top="0cm" fo:margin-bottom="0cm" table:align="left" style:writing-mode="page"/>
    </style:style>
    <style:style style:name="Tabella56.A" style:family="table-column">
      <style:table-column-properties style:column-width="1.058cm"/>
    </style:style>
    <style:style style:name="Tabella56.B" style:family="table-column">
      <style:table-column-properties style:column-width="0.697cm"/>
    </style:style>
    <style:style style:name="Tabella56.C" style:family="table-column">
      <style:table-column-properties style:column-width="16.648cm"/>
    </style:style>
    <style:style style:name="Tabella56.1" style:family="table-row">
      <style:table-row-properties fo:keep-together="auto"/>
    </style:style>
    <style:style style:name="Tabella56.A1" style:family="table-cell">
      <style:table-cell-properties fo:padding-left="0.191cm" fo:padding-right="0.191cm" fo:padding-top="0cm" fo:padding-bottom="0cm" fo:border="none"/>
    </style:style>
    <style:style style:name="Tabella57" style:family="table">
      <style:table-properties style:width="18.403cm" fo:margin-left="-1.06cm" fo:margin-top="0cm" fo:margin-bottom="0cm" table:align="left" style:writing-mode="page"/>
    </style:style>
    <style:style style:name="Tabella57.A" style:family="table-column">
      <style:table-column-properties style:column-width="1.058cm"/>
    </style:style>
    <style:style style:name="Tabella57.B" style:family="table-column">
      <style:table-column-properties style:column-width="0.697cm"/>
    </style:style>
    <style:style style:name="Tabella57.C" style:family="table-column">
      <style:table-column-properties style:column-width="16.648cm"/>
    </style:style>
    <style:style style:name="Tabella57.1" style:family="table-row">
      <style:table-row-properties fo:keep-together="auto"/>
    </style:style>
    <style:style style:name="Tabella57.A1" style:family="table-cell">
      <style:table-cell-properties fo:padding-left="0.191cm" fo:padding-right="0.191cm" fo:padding-top="0cm" fo:padding-bottom="0cm" fo:border="none"/>
    </style:style>
    <style:style style:name="Tabella58" style:family="table">
      <style:table-properties style:width="18.403cm" fo:margin-left="-1.06cm" fo:margin-top="0cm" fo:margin-bottom="0cm" table:align="left" style:writing-mode="page"/>
    </style:style>
    <style:style style:name="Tabella58.A" style:family="table-column">
      <style:table-column-properties style:column-width="1.058cm"/>
    </style:style>
    <style:style style:name="Tabella58.B" style:family="table-column">
      <style:table-column-properties style:column-width="0.697cm"/>
    </style:style>
    <style:style style:name="Tabella58.C" style:family="table-column">
      <style:table-column-properties style:column-width="16.648cm"/>
    </style:style>
    <style:style style:name="Tabella58.1" style:family="table-row">
      <style:table-row-properties fo:keep-together="auto"/>
    </style:style>
    <style:style style:name="Tabella58.A1" style:family="table-cell">
      <style:table-cell-properties fo:padding-left="0.191cm" fo:padding-right="0.191cm" fo:padding-top="0cm" fo:padding-bottom="0cm" fo:border="none"/>
    </style:style>
    <style:style style:name="Tabella59" style:family="table">
      <style:table-properties style:width="18.403cm" fo:margin-left="-1.06cm" fo:margin-top="0cm" fo:margin-bottom="0cm" table:align="left" style:writing-mode="page"/>
    </style:style>
    <style:style style:name="Tabella59.A" style:family="table-column">
      <style:table-column-properties style:column-width="1.058cm"/>
    </style:style>
    <style:style style:name="Tabella59.B" style:family="table-column">
      <style:table-column-properties style:column-width="0.697cm"/>
    </style:style>
    <style:style style:name="Tabella59.C" style:family="table-column">
      <style:table-column-properties style:column-width="16.648cm"/>
    </style:style>
    <style:style style:name="Tabella59.1" style:family="table-row">
      <style:table-row-properties fo:keep-together="auto"/>
    </style:style>
    <style:style style:name="Tabella59.A1" style:family="table-cell">
      <style:table-cell-properties fo:padding-left="0.191cm" fo:padding-right="0.191cm" fo:padding-top="0cm" fo:padding-bottom="0cm" fo:border="none"/>
    </style:style>
    <style:style style:name="Tabella60" style:family="table">
      <style:table-properties style:width="18.403cm" fo:margin-left="-1.06cm" fo:margin-top="0cm" fo:margin-bottom="0cm" table:align="left" style:writing-mode="page"/>
    </style:style>
    <style:style style:name="Tabella60.A" style:family="table-column">
      <style:table-column-properties style:column-width="1.058cm"/>
    </style:style>
    <style:style style:name="Tabella60.B" style:family="table-column">
      <style:table-column-properties style:column-width="0.697cm"/>
    </style:style>
    <style:style style:name="Tabella60.C" style:family="table-column">
      <style:table-column-properties style:column-width="16.648cm"/>
    </style:style>
    <style:style style:name="Tabella60.1" style:family="table-row">
      <style:table-row-properties fo:keep-together="auto"/>
    </style:style>
    <style:style style:name="Tabella60.A1" style:family="table-cell">
      <style:table-cell-properties fo:padding-left="0.191cm" fo:padding-right="0.191cm" fo:padding-top="0cm" fo:padding-bottom="0cm" fo:border="none"/>
    </style:style>
    <style:style style:name="Tabella61" style:family="table">
      <style:table-properties style:width="18.403cm" fo:margin-left="-1.06cm" fo:margin-top="0cm" fo:margin-bottom="0cm" table:align="left" style:writing-mode="page"/>
    </style:style>
    <style:style style:name="Tabella61.A" style:family="table-column">
      <style:table-column-properties style:column-width="1.058cm"/>
    </style:style>
    <style:style style:name="Tabella61.B" style:family="table-column">
      <style:table-column-properties style:column-width="0.697cm"/>
    </style:style>
    <style:style style:name="Tabella61.C" style:family="table-column">
      <style:table-column-properties style:column-width="16.648cm"/>
    </style:style>
    <style:style style:name="Tabella61.1" style:family="table-row">
      <style:table-row-properties fo:keep-together="auto"/>
    </style:style>
    <style:style style:name="Tabella61.A1" style:family="table-cell">
      <style:table-cell-properties fo:padding-left="0.191cm" fo:padding-right="0.191cm" fo:padding-top="0cm" fo:padding-bottom="0cm" fo:border="none"/>
    </style:style>
    <style:style style:name="Tabella62" style:family="table">
      <style:table-properties style:width="18.403cm" fo:margin-left="-1.06cm" fo:margin-top="0cm" fo:margin-bottom="0cm" table:align="left" style:writing-mode="page"/>
    </style:style>
    <style:style style:name="Tabella62.A" style:family="table-column">
      <style:table-column-properties style:column-width="1.058cm"/>
    </style:style>
    <style:style style:name="Tabella62.B" style:family="table-column">
      <style:table-column-properties style:column-width="0.697cm"/>
    </style:style>
    <style:style style:name="Tabella62.C" style:family="table-column">
      <style:table-column-properties style:column-width="16.648cm"/>
    </style:style>
    <style:style style:name="Tabella62.1" style:family="table-row">
      <style:table-row-properties fo:keep-together="auto"/>
    </style:style>
    <style:style style:name="Tabella62.A1" style:family="table-cell">
      <style:table-cell-properties fo:padding-left="0.191cm" fo:padding-right="0.191cm" fo:padding-top="0cm" fo:padding-bottom="0cm" fo:border="none"/>
    </style:style>
    <style:style style:name="Tabella63" style:family="table">
      <style:table-properties style:width="18.403cm" fo:margin-left="-1.06cm" fo:margin-top="0cm" fo:margin-bottom="0cm" table:align="left" style:writing-mode="page"/>
    </style:style>
    <style:style style:name="Tabella63.A" style:family="table-column">
      <style:table-column-properties style:column-width="1.058cm"/>
    </style:style>
    <style:style style:name="Tabella63.B" style:family="table-column">
      <style:table-column-properties style:column-width="0.697cm"/>
    </style:style>
    <style:style style:name="Tabella63.C" style:family="table-column">
      <style:table-column-properties style:column-width="16.648cm"/>
    </style:style>
    <style:style style:name="Tabella63.1" style:family="table-row">
      <style:table-row-properties fo:keep-together="auto"/>
    </style:style>
    <style:style style:name="Tabella63.A1" style:family="table-cell">
      <style:table-cell-properties fo:padding-left="0.191cm" fo:padding-right="0.191cm" fo:padding-top="0cm" fo:padding-bottom="0cm" fo:border="none"/>
    </style:style>
    <style:style style:name="Tabella64" style:family="table">
      <style:table-properties style:width="18.403cm" fo:margin-left="-1.06cm" fo:margin-top="0cm" fo:margin-bottom="0cm" table:align="left" style:writing-mode="page"/>
    </style:style>
    <style:style style:name="Tabella64.A" style:family="table-column">
      <style:table-column-properties style:column-width="1.058cm"/>
    </style:style>
    <style:style style:name="Tabella64.B" style:family="table-column">
      <style:table-column-properties style:column-width="0.697cm"/>
    </style:style>
    <style:style style:name="Tabella64.C" style:family="table-column">
      <style:table-column-properties style:column-width="16.648cm"/>
    </style:style>
    <style:style style:name="Tabella64.1" style:family="table-row">
      <style:table-row-properties fo:keep-together="auto"/>
    </style:style>
    <style:style style:name="Tabella64.A1" style:family="table-cell">
      <style:table-cell-properties fo:padding-left="0.191cm" fo:padding-right="0.191cm" fo:padding-top="0cm" fo:padding-bottom="0cm" fo:border="none"/>
    </style:style>
    <style:style style:name="Tabella65" style:family="table">
      <style:table-properties style:width="18.403cm" fo:margin-left="-1.06cm" fo:margin-top="0cm" fo:margin-bottom="0cm" table:align="left" style:writing-mode="page"/>
    </style:style>
    <style:style style:name="Tabella65.A" style:family="table-column">
      <style:table-column-properties style:column-width="1.058cm"/>
    </style:style>
    <style:style style:name="Tabella65.B" style:family="table-column">
      <style:table-column-properties style:column-width="0.697cm"/>
    </style:style>
    <style:style style:name="Tabella65.C" style:family="table-column">
      <style:table-column-properties style:column-width="16.648cm"/>
    </style:style>
    <style:style style:name="Tabella65.1" style:family="table-row">
      <style:table-row-properties fo:keep-together="auto"/>
    </style:style>
    <style:style style:name="Tabella65.A1" style:family="table-cell">
      <style:table-cell-properties fo:padding-left="0.191cm" fo:padding-right="0.191cm" fo:padding-top="0cm" fo:padding-bottom="0cm" fo:border="none"/>
    </style:style>
    <style:style style:name="Tabella66" style:family="table">
      <style:table-properties style:width="18.403cm" fo:margin-left="-1.06cm" fo:margin-top="0cm" fo:margin-bottom="0cm" table:align="left" style:writing-mode="page"/>
    </style:style>
    <style:style style:name="Tabella66.A" style:family="table-column">
      <style:table-column-properties style:column-width="1.058cm"/>
    </style:style>
    <style:style style:name="Tabella66.B" style:family="table-column">
      <style:table-column-properties style:column-width="0.697cm"/>
    </style:style>
    <style:style style:name="Tabella66.C" style:family="table-column">
      <style:table-column-properties style:column-width="16.648cm"/>
    </style:style>
    <style:style style:name="Tabella66.1" style:family="table-row">
      <style:table-row-properties fo:keep-together="auto"/>
    </style:style>
    <style:style style:name="Tabella66.A1" style:family="table-cell">
      <style:table-cell-properties fo:padding-left="0.191cm" fo:padding-right="0.191cm" fo:padding-top="0cm" fo:padding-bottom="0cm" fo:border="none"/>
    </style:style>
    <style:style style:name="Tabella67" style:family="table">
      <style:table-properties style:width="18.403cm" fo:margin-left="-1.06cm" fo:margin-top="0cm" fo:margin-bottom="0cm" table:align="left" style:writing-mode="page"/>
    </style:style>
    <style:style style:name="Tabella67.A" style:family="table-column">
      <style:table-column-properties style:column-width="1.058cm"/>
    </style:style>
    <style:style style:name="Tabella67.B" style:family="table-column">
      <style:table-column-properties style:column-width="0.697cm"/>
    </style:style>
    <style:style style:name="Tabella67.C" style:family="table-column">
      <style:table-column-properties style:column-width="16.648cm"/>
    </style:style>
    <style:style style:name="Tabella67.1" style:family="table-row">
      <style:table-row-properties fo:keep-together="auto"/>
    </style:style>
    <style:style style:name="Tabella67.A1" style:family="table-cell">
      <style:table-cell-properties fo:padding-left="0.191cm" fo:padding-right="0.191cm" fo:padding-top="0cm" fo:padding-bottom="0cm" fo:border="none"/>
    </style:style>
    <style:style style:name="Tabella68" style:family="table">
      <style:table-properties style:width="18.403cm" fo:margin-left="-1.06cm" fo:margin-top="0cm" fo:margin-bottom="0cm" table:align="left" style:writing-mode="page"/>
    </style:style>
    <style:style style:name="Tabella68.A" style:family="table-column">
      <style:table-column-properties style:column-width="1.058cm"/>
    </style:style>
    <style:style style:name="Tabella68.B" style:family="table-column">
      <style:table-column-properties style:column-width="0.697cm"/>
    </style:style>
    <style:style style:name="Tabella68.C" style:family="table-column">
      <style:table-column-properties style:column-width="16.648cm"/>
    </style:style>
    <style:style style:name="Tabella68.1" style:family="table-row">
      <style:table-row-properties fo:keep-together="auto"/>
    </style:style>
    <style:style style:name="Tabella68.A1" style:family="table-cell">
      <style:table-cell-properties fo:padding-left="0.191cm" fo:padding-right="0.191cm" fo:padding-top="0cm" fo:padding-bottom="0cm" fo:border="none"/>
    </style:style>
    <style:style style:name="Tabella69" style:family="table">
      <style:table-properties style:width="18.403cm" fo:margin-left="-1.06cm" fo:margin-top="0cm" fo:margin-bottom="0cm" table:align="left" style:writing-mode="page"/>
    </style:style>
    <style:style style:name="Tabella69.A" style:family="table-column">
      <style:table-column-properties style:column-width="1.058cm"/>
    </style:style>
    <style:style style:name="Tabella69.B" style:family="table-column">
      <style:table-column-properties style:column-width="0.697cm"/>
    </style:style>
    <style:style style:name="Tabella69.C" style:family="table-column">
      <style:table-column-properties style:column-width="16.648cm"/>
    </style:style>
    <style:style style:name="Tabella69.1" style:family="table-row">
      <style:table-row-properties fo:keep-together="auto"/>
    </style:style>
    <style:style style:name="Tabella69.A1" style:family="table-cell">
      <style:table-cell-properties fo:padding-left="0.191cm" fo:padding-right="0.191cm" fo:padding-top="0cm" fo:padding-bottom="0cm" fo:border="none"/>
    </style:style>
    <style:style style:name="Tabella70" style:family="table">
      <style:table-properties style:width="18.403cm" fo:margin-left="-1.06cm" fo:margin-top="0cm" fo:margin-bottom="0cm" table:align="left" style:writing-mode="page"/>
    </style:style>
    <style:style style:name="Tabella70.A" style:family="table-column">
      <style:table-column-properties style:column-width="1.058cm"/>
    </style:style>
    <style:style style:name="Tabella70.B" style:family="table-column">
      <style:table-column-properties style:column-width="0.697cm"/>
    </style:style>
    <style:style style:name="Tabella70.C" style:family="table-column">
      <style:table-column-properties style:column-width="16.648cm"/>
    </style:style>
    <style:style style:name="Tabella70.1" style:family="table-row">
      <style:table-row-properties fo:keep-together="auto"/>
    </style:style>
    <style:style style:name="Tabella70.A1" style:family="table-cell">
      <style:table-cell-properties fo:padding-left="0.191cm" fo:padding-right="0.191cm" fo:padding-top="0cm" fo:padding-bottom="0cm" fo:border="none"/>
    </style:style>
    <style:style style:name="Tabella71" style:family="table">
      <style:table-properties style:width="18.403cm" fo:margin-left="-1.06cm" fo:margin-top="0cm" fo:margin-bottom="0cm" table:align="left" style:writing-mode="page"/>
    </style:style>
    <style:style style:name="Tabella71.A" style:family="table-column">
      <style:table-column-properties style:column-width="1.058cm"/>
    </style:style>
    <style:style style:name="Tabella71.B" style:family="table-column">
      <style:table-column-properties style:column-width="0.697cm"/>
    </style:style>
    <style:style style:name="Tabella71.C" style:family="table-column">
      <style:table-column-properties style:column-width="16.648cm"/>
    </style:style>
    <style:style style:name="Tabella71.1" style:family="table-row">
      <style:table-row-properties fo:keep-together="auto"/>
    </style:style>
    <style:style style:name="Tabella71.A1" style:family="table-cell">
      <style:table-cell-properties fo:padding-left="0.191cm" fo:padding-right="0.191cm" fo:padding-top="0cm" fo:padding-bottom="0cm" fo:border="none"/>
    </style:style>
    <style:style style:name="Tabella72" style:family="table">
      <style:table-properties style:width="18.403cm" fo:margin-left="-1.06cm" fo:margin-top="0cm" fo:margin-bottom="0cm" table:align="left" style:writing-mode="page"/>
    </style:style>
    <style:style style:name="Tabella72.A" style:family="table-column">
      <style:table-column-properties style:column-width="1.058cm"/>
    </style:style>
    <style:style style:name="Tabella72.B" style:family="table-column">
      <style:table-column-properties style:column-width="0.697cm"/>
    </style:style>
    <style:style style:name="Tabella72.C" style:family="table-column">
      <style:table-column-properties style:column-width="16.648cm"/>
    </style:style>
    <style:style style:name="Tabella72.1" style:family="table-row">
      <style:table-row-properties fo:keep-together="auto"/>
    </style:style>
    <style:style style:name="Tabella72.A1" style:family="table-cell">
      <style:table-cell-properties fo:padding-left="0.191cm" fo:padding-right="0.191cm" fo:padding-top="0cm" fo:padding-bottom="0cm" fo:border="none"/>
    </style:style>
    <style:style style:name="Tabella73" style:family="table">
      <style:table-properties style:width="18.403cm" fo:margin-left="-1.06cm" fo:margin-top="0cm" fo:margin-bottom="0cm" table:align="left" style:writing-mode="page"/>
    </style:style>
    <style:style style:name="Tabella73.A" style:family="table-column">
      <style:table-column-properties style:column-width="1.058cm"/>
    </style:style>
    <style:style style:name="Tabella73.B" style:family="table-column">
      <style:table-column-properties style:column-width="0.697cm"/>
    </style:style>
    <style:style style:name="Tabella73.C" style:family="table-column">
      <style:table-column-properties style:column-width="16.648cm"/>
    </style:style>
    <style:style style:name="Tabella73.1" style:family="table-row">
      <style:table-row-properties fo:keep-together="auto"/>
    </style:style>
    <style:style style:name="Tabella73.A1" style:family="table-cell">
      <style:table-cell-properties fo:padding-left="0.191cm" fo:padding-right="0.191cm" fo:padding-top="0cm" fo:padding-bottom="0cm" fo:border="none"/>
    </style:style>
    <style:style style:name="Tabella74" style:family="table">
      <style:table-properties style:width="18.403cm" fo:margin-left="-1.06cm" fo:margin-top="0cm" fo:margin-bottom="0cm" table:align="left" style:writing-mode="page"/>
    </style:style>
    <style:style style:name="Tabella74.A" style:family="table-column">
      <style:table-column-properties style:column-width="1.058cm"/>
    </style:style>
    <style:style style:name="Tabella74.B" style:family="table-column">
      <style:table-column-properties style:column-width="0.697cm"/>
    </style:style>
    <style:style style:name="Tabella74.C" style:family="table-column">
      <style:table-column-properties style:column-width="16.648cm"/>
    </style:style>
    <style:style style:name="Tabella74.1" style:family="table-row">
      <style:table-row-properties fo:keep-together="auto"/>
    </style:style>
    <style:style style:name="Tabella74.A1" style:family="table-cell">
      <style:table-cell-properties fo:padding-left="0.191cm" fo:padding-right="0.191cm" fo:padding-top="0cm" fo:padding-bottom="0cm" fo:border="none"/>
    </style:style>
    <style:style style:name="Tabella75" style:family="table">
      <style:table-properties style:width="18.403cm" fo:margin-left="-1.06cm" fo:margin-top="0cm" fo:margin-bottom="0cm" table:align="left" style:writing-mode="page"/>
    </style:style>
    <style:style style:name="Tabella75.A" style:family="table-column">
      <style:table-column-properties style:column-width="1.058cm"/>
    </style:style>
    <style:style style:name="Tabella75.B" style:family="table-column">
      <style:table-column-properties style:column-width="0.697cm"/>
    </style:style>
    <style:style style:name="Tabella75.C" style:family="table-column">
      <style:table-column-properties style:column-width="16.648cm"/>
    </style:style>
    <style:style style:name="Tabella75.1" style:family="table-row">
      <style:table-row-properties fo:keep-together="auto"/>
    </style:style>
    <style:style style:name="Tabella75.A1" style:family="table-cell">
      <style:table-cell-properties fo:padding-left="0.191cm" fo:padding-right="0.191cm" fo:padding-top="0cm" fo:padding-bottom="0cm" fo:border="none"/>
    </style:style>
    <style:style style:name="Tabella76" style:family="table">
      <style:table-properties style:width="18.403cm" fo:margin-left="-1.06cm" fo:margin-top="0cm" fo:margin-bottom="0cm" table:align="left" style:writing-mode="page"/>
    </style:style>
    <style:style style:name="Tabella76.A" style:family="table-column">
      <style:table-column-properties style:column-width="1.058cm"/>
    </style:style>
    <style:style style:name="Tabella76.B" style:family="table-column">
      <style:table-column-properties style:column-width="0.697cm"/>
    </style:style>
    <style:style style:name="Tabella76.C" style:family="table-column">
      <style:table-column-properties style:column-width="16.648cm"/>
    </style:style>
    <style:style style:name="Tabella76.1" style:family="table-row">
      <style:table-row-properties fo:keep-together="auto"/>
    </style:style>
    <style:style style:name="Tabella76.A1" style:family="table-cell">
      <style:table-cell-properties fo:padding-left="0.191cm" fo:padding-right="0.191cm" fo:padding-top="0cm" fo:padding-bottom="0cm" fo:border="none"/>
    </style:style>
    <style:style style:name="Tabella77" style:family="table">
      <style:table-properties style:width="18.403cm" fo:margin-left="-1.06cm" fo:margin-top="0cm" fo:margin-bottom="0cm" table:align="left" style:writing-mode="page"/>
    </style:style>
    <style:style style:name="Tabella77.A" style:family="table-column">
      <style:table-column-properties style:column-width="1.058cm"/>
    </style:style>
    <style:style style:name="Tabella77.B" style:family="table-column">
      <style:table-column-properties style:column-width="0.697cm"/>
    </style:style>
    <style:style style:name="Tabella77.C" style:family="table-column">
      <style:table-column-properties style:column-width="16.648cm"/>
    </style:style>
    <style:style style:name="Tabella77.1" style:family="table-row">
      <style:table-row-properties fo:keep-together="auto"/>
    </style:style>
    <style:style style:name="Tabella77.A1" style:family="table-cell">
      <style:table-cell-properties fo:padding-left="0.191cm" fo:padding-right="0.191cm" fo:padding-top="0cm" fo:padding-bottom="0cm" fo:border="none"/>
    </style:style>
    <style:style style:name="Tabella78" style:family="table">
      <style:table-properties style:width="18.403cm" fo:margin-left="-1.06cm" fo:margin-top="0cm" fo:margin-bottom="0cm" table:align="left" style:writing-mode="page"/>
    </style:style>
    <style:style style:name="Tabella78.A" style:family="table-column">
      <style:table-column-properties style:column-width="1.058cm"/>
    </style:style>
    <style:style style:name="Tabella78.B" style:family="table-column">
      <style:table-column-properties style:column-width="0.697cm"/>
    </style:style>
    <style:style style:name="Tabella78.C" style:family="table-column">
      <style:table-column-properties style:column-width="16.648cm"/>
    </style:style>
    <style:style style:name="Tabella78.1" style:family="table-row">
      <style:table-row-properties fo:keep-together="auto"/>
    </style:style>
    <style:style style:name="Tabella78.A1" style:family="table-cell">
      <style:table-cell-properties fo:padding-left="0.191cm" fo:padding-right="0.191cm" fo:padding-top="0cm" fo:padding-bottom="0cm" fo:border="none"/>
    </style:style>
    <style:style style:name="Tabella79" style:family="table">
      <style:table-properties style:width="18.403cm" fo:margin-left="-1.06cm" fo:margin-top="0cm" fo:margin-bottom="0cm" table:align="left" style:writing-mode="page"/>
    </style:style>
    <style:style style:name="Tabella79.A" style:family="table-column">
      <style:table-column-properties style:column-width="1.058cm"/>
    </style:style>
    <style:style style:name="Tabella79.B" style:family="table-column">
      <style:table-column-properties style:column-width="0.697cm"/>
    </style:style>
    <style:style style:name="Tabella79.C" style:family="table-column">
      <style:table-column-properties style:column-width="16.648cm"/>
    </style:style>
    <style:style style:name="Tabella79.1" style:family="table-row">
      <style:table-row-properties fo:keep-together="auto"/>
    </style:style>
    <style:style style:name="Tabella79.A1" style:family="table-cell">
      <style:table-cell-properties fo:padding-left="0.191cm" fo:padding-right="0.191cm" fo:padding-top="0cm" fo:padding-bottom="0cm" fo:border="none"/>
    </style:style>
    <style:style style:name="Tabella80" style:family="table">
      <style:table-properties style:width="18.403cm" fo:margin-left="-1.06cm" fo:margin-top="0cm" fo:margin-bottom="0cm" table:align="left" style:writing-mode="page"/>
    </style:style>
    <style:style style:name="Tabella80.A" style:family="table-column">
      <style:table-column-properties style:column-width="1.058cm"/>
    </style:style>
    <style:style style:name="Tabella80.B" style:family="table-column">
      <style:table-column-properties style:column-width="0.697cm"/>
    </style:style>
    <style:style style:name="Tabella80.C" style:family="table-column">
      <style:table-column-properties style:column-width="16.648cm"/>
    </style:style>
    <style:style style:name="Tabella80.1" style:family="table-row">
      <style:table-row-properties fo:keep-together="auto"/>
    </style:style>
    <style:style style:name="Tabella80.A1" style:family="table-cell">
      <style:table-cell-properties fo:padding-left="0.191cm" fo:padding-right="0.191cm" fo:padding-top="0cm" fo:padding-bottom="0cm" fo:border="none"/>
    </style:style>
    <style:style style:name="Tabella81" style:family="table">
      <style:table-properties style:width="18.403cm" fo:margin-left="-1.06cm" fo:margin-top="0cm" fo:margin-bottom="0cm" table:align="left" style:writing-mode="page"/>
    </style:style>
    <style:style style:name="Tabella81.A" style:family="table-column">
      <style:table-column-properties style:column-width="1.058cm"/>
    </style:style>
    <style:style style:name="Tabella81.B" style:family="table-column">
      <style:table-column-properties style:column-width="0.697cm"/>
    </style:style>
    <style:style style:name="Tabella81.C" style:family="table-column">
      <style:table-column-properties style:column-width="16.648cm"/>
    </style:style>
    <style:style style:name="Tabella81.1" style:family="table-row">
      <style:table-row-properties fo:keep-together="auto"/>
    </style:style>
    <style:style style:name="Tabella81.A1" style:family="table-cell">
      <style:table-cell-properties fo:padding-left="0.191cm" fo:padding-right="0.191cm" fo:padding-top="0cm" fo:padding-bottom="0cm" fo:border="none"/>
    </style:style>
    <style:style style:name="Tabella82" style:family="table">
      <style:table-properties style:width="18.403cm" fo:margin-left="-1.06cm" fo:margin-top="0cm" fo:margin-bottom="0cm" table:align="left" style:writing-mode="page"/>
    </style:style>
    <style:style style:name="Tabella82.A" style:family="table-column">
      <style:table-column-properties style:column-width="1.058cm"/>
    </style:style>
    <style:style style:name="Tabella82.B" style:family="table-column">
      <style:table-column-properties style:column-width="0.697cm"/>
    </style:style>
    <style:style style:name="Tabella82.C" style:family="table-column">
      <style:table-column-properties style:column-width="16.648cm"/>
    </style:style>
    <style:style style:name="Tabella82.1" style:family="table-row">
      <style:table-row-properties fo:keep-together="auto"/>
    </style:style>
    <style:style style:name="Tabella82.A1" style:family="table-cell">
      <style:table-cell-properties fo:padding-left="0.191cm" fo:padding-right="0.191cm" fo:padding-top="0cm" fo:padding-bottom="0cm" fo:border="none"/>
    </style:style>
    <style:style style:name="Tabella83" style:family="table">
      <style:table-properties style:width="18.403cm" fo:margin-left="-1.06cm" fo:margin-top="0cm" fo:margin-bottom="0cm" table:align="left" style:writing-mode="page"/>
    </style:style>
    <style:style style:name="Tabella83.A" style:family="table-column">
      <style:table-column-properties style:column-width="1.058cm"/>
    </style:style>
    <style:style style:name="Tabella83.B" style:family="table-column">
      <style:table-column-properties style:column-width="0.697cm"/>
    </style:style>
    <style:style style:name="Tabella83.C" style:family="table-column">
      <style:table-column-properties style:column-width="16.648cm"/>
    </style:style>
    <style:style style:name="Tabella83.1" style:family="table-row">
      <style:table-row-properties fo:keep-together="auto"/>
    </style:style>
    <style:style style:name="Tabella83.A1" style:family="table-cell">
      <style:table-cell-properties fo:padding-left="0.191cm" fo:padding-right="0.191cm" fo:padding-top="0cm" fo:padding-bottom="0cm" fo:border="none"/>
    </style:style>
    <style:style style:name="Tabella84" style:family="table">
      <style:table-properties style:width="18.403cm" fo:margin-left="-1.06cm" fo:margin-top="0cm" fo:margin-bottom="0cm" table:align="left" style:writing-mode="page"/>
    </style:style>
    <style:style style:name="Tabella84.A" style:family="table-column">
      <style:table-column-properties style:column-width="1.058cm"/>
    </style:style>
    <style:style style:name="Tabella84.B" style:family="table-column">
      <style:table-column-properties style:column-width="0.697cm"/>
    </style:style>
    <style:style style:name="Tabella84.C" style:family="table-column">
      <style:table-column-properties style:column-width="16.648cm"/>
    </style:style>
    <style:style style:name="Tabella84.1" style:family="table-row">
      <style:table-row-properties fo:keep-together="auto"/>
    </style:style>
    <style:style style:name="Tabella84.A1" style:family="table-cell">
      <style:table-cell-properties fo:padding-left="0.191cm" fo:padding-right="0.191cm" fo:padding-top="0cm" fo:padding-bottom="0cm" fo:border="none"/>
    </style:style>
    <style:style style:name="Tabella85" style:family="table">
      <style:table-properties style:width="18.403cm" fo:margin-left="-1.06cm" fo:margin-top="0cm" fo:margin-bottom="0cm" table:align="left" style:writing-mode="page"/>
    </style:style>
    <style:style style:name="Tabella85.A" style:family="table-column">
      <style:table-column-properties style:column-width="1.058cm"/>
    </style:style>
    <style:style style:name="Tabella85.B" style:family="table-column">
      <style:table-column-properties style:column-width="0.697cm"/>
    </style:style>
    <style:style style:name="Tabella85.C" style:family="table-column">
      <style:table-column-properties style:column-width="16.648cm"/>
    </style:style>
    <style:style style:name="Tabella85.1" style:family="table-row">
      <style:table-row-properties fo:keep-together="auto"/>
    </style:style>
    <style:style style:name="Tabella85.A1" style:family="table-cell">
      <style:table-cell-properties fo:padding-left="0.191cm" fo:padding-right="0.191cm" fo:padding-top="0cm" fo:padding-bottom="0cm" fo:border="none"/>
    </style:style>
    <style:style style:name="Tabella86" style:family="table">
      <style:table-properties style:width="18.403cm" fo:margin-left="-1.06cm" fo:margin-top="0cm" fo:margin-bottom="0cm" table:align="left" style:writing-mode="page"/>
    </style:style>
    <style:style style:name="Tabella86.A" style:family="table-column">
      <style:table-column-properties style:column-width="1.058cm"/>
    </style:style>
    <style:style style:name="Tabella86.B" style:family="table-column">
      <style:table-column-properties style:column-width="0.697cm"/>
    </style:style>
    <style:style style:name="Tabella86.C" style:family="table-column">
      <style:table-column-properties style:column-width="16.648cm"/>
    </style:style>
    <style:style style:name="Tabella86.1" style:family="table-row">
      <style:table-row-properties fo:keep-together="auto"/>
    </style:style>
    <style:style style:name="Tabella86.A1" style:family="table-cell">
      <style:table-cell-properties fo:padding-left="0.191cm" fo:padding-right="0.191cm" fo:padding-top="0cm" fo:padding-bottom="0cm" fo:border="none"/>
    </style:style>
    <style:style style:name="Tabella87" style:family="table">
      <style:table-properties style:width="18.403cm" fo:margin-left="-1.06cm" fo:margin-top="0cm" fo:margin-bottom="0cm" table:align="left" style:writing-mode="page"/>
    </style:style>
    <style:style style:name="Tabella87.A" style:family="table-column">
      <style:table-column-properties style:column-width="1.058cm"/>
    </style:style>
    <style:style style:name="Tabella87.B" style:family="table-column">
      <style:table-column-properties style:column-width="0.697cm"/>
    </style:style>
    <style:style style:name="Tabella87.C" style:family="table-column">
      <style:table-column-properties style:column-width="16.648cm"/>
    </style:style>
    <style:style style:name="Tabella87.1" style:family="table-row">
      <style:table-row-properties fo:keep-together="auto"/>
    </style:style>
    <style:style style:name="Tabella87.A1" style:family="table-cell">
      <style:table-cell-properties fo:padding-left="0.191cm" fo:padding-right="0.191cm" fo:padding-top="0cm" fo:padding-bottom="0cm" fo:border="none"/>
    </style:style>
    <style:style style:name="Tabella88" style:family="table">
      <style:table-properties style:width="18.403cm" fo:margin-left="-1.06cm" fo:margin-top="0cm" fo:margin-bottom="0cm" table:align="left" style:writing-mode="page"/>
    </style:style>
    <style:style style:name="Tabella88.A" style:family="table-column">
      <style:table-column-properties style:column-width="1.058cm"/>
    </style:style>
    <style:style style:name="Tabella88.B" style:family="table-column">
      <style:table-column-properties style:column-width="0.697cm"/>
    </style:style>
    <style:style style:name="Tabella88.C" style:family="table-column">
      <style:table-column-properties style:column-width="16.648cm"/>
    </style:style>
    <style:style style:name="Tabella88.1" style:family="table-row">
      <style:table-row-properties fo:keep-together="auto"/>
    </style:style>
    <style:style style:name="Tabella88.A1" style:family="table-cell">
      <style:table-cell-properties fo:padding-left="0.191cm" fo:padding-right="0.191cm" fo:padding-top="0cm" fo:padding-bottom="0cm" fo:border="none"/>
    </style:style>
    <style:style style:name="Tabella89" style:family="table">
      <style:table-properties style:width="18.403cm" fo:margin-left="-1.06cm" fo:margin-top="0cm" fo:margin-bottom="0cm" table:align="left" style:writing-mode="page"/>
    </style:style>
    <style:style style:name="Tabella89.A" style:family="table-column">
      <style:table-column-properties style:column-width="1.058cm"/>
    </style:style>
    <style:style style:name="Tabella89.B" style:family="table-column">
      <style:table-column-properties style:column-width="0.697cm"/>
    </style:style>
    <style:style style:name="Tabella89.C" style:family="table-column">
      <style:table-column-properties style:column-width="16.648cm"/>
    </style:style>
    <style:style style:name="Tabella89.1" style:family="table-row">
      <style:table-row-properties fo:keep-together="auto"/>
    </style:style>
    <style:style style:name="Tabella89.A1" style:family="table-cell">
      <style:table-cell-properties fo:padding-left="0.191cm" fo:padding-right="0.191cm" fo:padding-top="0cm" fo:padding-bottom="0cm" fo:border="none"/>
    </style:style>
    <style:style style:name="Tabella90" style:family="table">
      <style:table-properties style:width="18.403cm" fo:margin-left="-1.06cm" fo:margin-top="0cm" fo:margin-bottom="0cm" table:align="left" style:writing-mode="page"/>
    </style:style>
    <style:style style:name="Tabella90.A" style:family="table-column">
      <style:table-column-properties style:column-width="1.058cm"/>
    </style:style>
    <style:style style:name="Tabella90.B" style:family="table-column">
      <style:table-column-properties style:column-width="0.697cm"/>
    </style:style>
    <style:style style:name="Tabella90.C" style:family="table-column">
      <style:table-column-properties style:column-width="16.648cm"/>
    </style:style>
    <style:style style:name="Tabella90.1" style:family="table-row">
      <style:table-row-properties fo:keep-together="auto"/>
    </style:style>
    <style:style style:name="Tabella90.A1" style:family="table-cell">
      <style:table-cell-properties fo:padding-left="0.191cm" fo:padding-right="0.191cm" fo:padding-top="0cm" fo:padding-bottom="0cm" fo:border="none"/>
    </style:style>
    <style:style style:name="Tabella91" style:family="table">
      <style:table-properties style:width="18.403cm" fo:margin-left="-1.06cm" fo:margin-top="0cm" fo:margin-bottom="0cm" table:align="left" style:writing-mode="page"/>
    </style:style>
    <style:style style:name="Tabella91.A" style:family="table-column">
      <style:table-column-properties style:column-width="1.058cm"/>
    </style:style>
    <style:style style:name="Tabella91.B" style:family="table-column">
      <style:table-column-properties style:column-width="0.697cm"/>
    </style:style>
    <style:style style:name="Tabella91.C" style:family="table-column">
      <style:table-column-properties style:column-width="16.648cm"/>
    </style:style>
    <style:style style:name="Tabella91.1" style:family="table-row">
      <style:table-row-properties fo:keep-together="auto"/>
    </style:style>
    <style:style style:name="Tabella91.A1" style:family="table-cell">
      <style:table-cell-properties fo:padding-left="0.191cm" fo:padding-right="0.191cm" fo:padding-top="0cm" fo:padding-bottom="0cm" fo:border="none"/>
    </style:style>
    <style:style style:name="Tabella92" style:family="table">
      <style:table-properties style:width="18.403cm" fo:margin-left="-1.06cm" fo:margin-top="0cm" fo:margin-bottom="0cm" table:align="left" style:writing-mode="page"/>
    </style:style>
    <style:style style:name="Tabella92.A" style:family="table-column">
      <style:table-column-properties style:column-width="1.058cm"/>
    </style:style>
    <style:style style:name="Tabella92.B" style:family="table-column">
      <style:table-column-properties style:column-width="0.697cm"/>
    </style:style>
    <style:style style:name="Tabella92.C" style:family="table-column">
      <style:table-column-properties style:column-width="16.648cm"/>
    </style:style>
    <style:style style:name="Tabella92.1" style:family="table-row">
      <style:table-row-properties fo:keep-together="auto"/>
    </style:style>
    <style:style style:name="Tabella92.A1" style:family="table-cell">
      <style:table-cell-properties fo:padding-left="0.191cm" fo:padding-right="0.191cm" fo:padding-top="0cm" fo:padding-bottom="0cm" fo:border="none"/>
    </style:style>
    <style:style style:name="Tabella93" style:family="table">
      <style:table-properties style:width="18.403cm" fo:margin-left="-1.06cm" fo:margin-top="0cm" fo:margin-bottom="0cm" table:align="left" style:writing-mode="page"/>
    </style:style>
    <style:style style:name="Tabella93.A" style:family="table-column">
      <style:table-column-properties style:column-width="1.058cm"/>
    </style:style>
    <style:style style:name="Tabella93.B" style:family="table-column">
      <style:table-column-properties style:column-width="0.697cm"/>
    </style:style>
    <style:style style:name="Tabella93.C" style:family="table-column">
      <style:table-column-properties style:column-width="16.648cm"/>
    </style:style>
    <style:style style:name="Tabella93.1" style:family="table-row">
      <style:table-row-properties fo:keep-together="auto"/>
    </style:style>
    <style:style style:name="Tabella93.A1" style:family="table-cell">
      <style:table-cell-properties fo:padding-left="0.191cm" fo:padding-right="0.191cm" fo:padding-top="0cm" fo:padding-bottom="0cm" fo:border="none"/>
    </style:style>
    <style:style style:name="Tabella94" style:family="table">
      <style:table-properties style:width="18.403cm" fo:margin-left="-1.06cm" fo:margin-top="0cm" fo:margin-bottom="0cm" table:align="left" style:writing-mode="page"/>
    </style:style>
    <style:style style:name="Tabella94.A" style:family="table-column">
      <style:table-column-properties style:column-width="1.058cm"/>
    </style:style>
    <style:style style:name="Tabella94.B" style:family="table-column">
      <style:table-column-properties style:column-width="0.697cm"/>
    </style:style>
    <style:style style:name="Tabella94.C" style:family="table-column">
      <style:table-column-properties style:column-width="16.648cm"/>
    </style:style>
    <style:style style:name="Tabella94.1" style:family="table-row">
      <style:table-row-properties fo:keep-together="auto"/>
    </style:style>
    <style:style style:name="Tabella94.A1" style:family="table-cell">
      <style:table-cell-properties fo:padding-left="0.191cm" fo:padding-right="0.191cm" fo:padding-top="0cm" fo:padding-bottom="0cm" fo:border="none"/>
    </style:style>
    <style:style style:name="Tabella95" style:family="table">
      <style:table-properties style:width="18.403cm" fo:margin-left="-1.06cm" fo:margin-top="0cm" fo:margin-bottom="0cm" table:align="left" style:writing-mode="page"/>
    </style:style>
    <style:style style:name="Tabella95.A" style:family="table-column">
      <style:table-column-properties style:column-width="1.058cm"/>
    </style:style>
    <style:style style:name="Tabella95.B" style:family="table-column">
      <style:table-column-properties style:column-width="0.697cm"/>
    </style:style>
    <style:style style:name="Tabella95.C" style:family="table-column">
      <style:table-column-properties style:column-width="16.648cm"/>
    </style:style>
    <style:style style:name="Tabella95.1" style:family="table-row">
      <style:table-row-properties fo:keep-together="auto"/>
    </style:style>
    <style:style style:name="Tabella95.A1" style:family="table-cell">
      <style:table-cell-properties fo:padding-left="0.191cm" fo:padding-right="0.191cm" fo:padding-top="0cm" fo:padding-bottom="0cm" fo:border="none"/>
    </style:style>
    <style:style style:name="Tabella96" style:family="table">
      <style:table-properties style:width="18.403cm" fo:margin-left="-1.06cm" fo:margin-top="0cm" fo:margin-bottom="0cm" table:align="left" style:writing-mode="page"/>
    </style:style>
    <style:style style:name="Tabella96.A" style:family="table-column">
      <style:table-column-properties style:column-width="1.058cm"/>
    </style:style>
    <style:style style:name="Tabella96.B" style:family="table-column">
      <style:table-column-properties style:column-width="0.697cm"/>
    </style:style>
    <style:style style:name="Tabella96.C" style:family="table-column">
      <style:table-column-properties style:column-width="16.648cm"/>
    </style:style>
    <style:style style:name="Tabella96.1" style:family="table-row">
      <style:table-row-properties fo:keep-together="auto"/>
    </style:style>
    <style:style style:name="Tabella96.A1" style:family="table-cell">
      <style:table-cell-properties fo:padding-left="0.191cm" fo:padding-right="0.191cm" fo:padding-top="0cm" fo:padding-bottom="0cm" fo:border="none"/>
    </style:style>
    <style:style style:name="Tabella97" style:family="table">
      <style:table-properties style:width="18.403cm" fo:margin-left="-1.06cm" fo:margin-top="0cm" fo:margin-bottom="0cm" table:align="left" style:writing-mode="page"/>
    </style:style>
    <style:style style:name="Tabella97.A" style:family="table-column">
      <style:table-column-properties style:column-width="1.058cm"/>
    </style:style>
    <style:style style:name="Tabella97.B" style:family="table-column">
      <style:table-column-properties style:column-width="0.697cm"/>
    </style:style>
    <style:style style:name="Tabella97.C" style:family="table-column">
      <style:table-column-properties style:column-width="16.648cm"/>
    </style:style>
    <style:style style:name="Tabella97.1" style:family="table-row">
      <style:table-row-properties fo:keep-together="auto"/>
    </style:style>
    <style:style style:name="Tabella97.A1" style:family="table-cell">
      <style:table-cell-properties fo:padding-left="0.191cm" fo:padding-right="0.191cm" fo:padding-top="0cm" fo:padding-bottom="0cm" fo:border="none"/>
    </style:style>
    <style:style style:name="Tabella98" style:family="table">
      <style:table-properties style:width="18.403cm" fo:margin-left="-1.06cm" fo:margin-top="0cm" fo:margin-bottom="0cm" table:align="left" style:writing-mode="page"/>
    </style:style>
    <style:style style:name="Tabella98.A" style:family="table-column">
      <style:table-column-properties style:column-width="1.058cm"/>
    </style:style>
    <style:style style:name="Tabella98.B" style:family="table-column">
      <style:table-column-properties style:column-width="0.697cm"/>
    </style:style>
    <style:style style:name="Tabella98.C" style:family="table-column">
      <style:table-column-properties style:column-width="16.648cm"/>
    </style:style>
    <style:style style:name="Tabella98.1" style:family="table-row">
      <style:table-row-properties fo:keep-together="auto"/>
    </style:style>
    <style:style style:name="Tabella98.A1" style:family="table-cell">
      <style:table-cell-properties fo:padding-left="0.191cm" fo:padding-right="0.191cm" fo:padding-top="0cm" fo:padding-bottom="0cm" fo:border="none"/>
    </style:style>
    <style:style style:name="Tabella99" style:family="table">
      <style:table-properties style:width="18.403cm" fo:margin-left="-1.06cm" fo:margin-top="0cm" fo:margin-bottom="0cm" table:align="left" style:writing-mode="page"/>
    </style:style>
    <style:style style:name="Tabella99.A" style:family="table-column">
      <style:table-column-properties style:column-width="1.058cm"/>
    </style:style>
    <style:style style:name="Tabella99.B" style:family="table-column">
      <style:table-column-properties style:column-width="0.697cm"/>
    </style:style>
    <style:style style:name="Tabella99.C" style:family="table-column">
      <style:table-column-properties style:column-width="16.648cm"/>
    </style:style>
    <style:style style:name="Tabella99.1" style:family="table-row">
      <style:table-row-properties fo:keep-together="auto"/>
    </style:style>
    <style:style style:name="Tabella99.A1" style:family="table-cell">
      <style:table-cell-properties fo:padding-left="0.191cm" fo:padding-right="0.191cm" fo:padding-top="0cm" fo:padding-bottom="0cm" fo:border="none"/>
    </style:style>
    <style:style style:name="Tabella100" style:family="table">
      <style:table-properties style:width="18.403cm" fo:margin-left="-1.06cm" fo:margin-top="0cm" fo:margin-bottom="0cm" table:align="left" style:writing-mode="page"/>
    </style:style>
    <style:style style:name="Tabella100.A" style:family="table-column">
      <style:table-column-properties style:column-width="1.058cm"/>
    </style:style>
    <style:style style:name="Tabella100.B" style:family="table-column">
      <style:table-column-properties style:column-width="0.697cm"/>
    </style:style>
    <style:style style:name="Tabella100.C" style:family="table-column">
      <style:table-column-properties style:column-width="16.648cm"/>
    </style:style>
    <style:style style:name="Tabella100.1" style:family="table-row">
      <style:table-row-properties fo:keep-together="auto"/>
    </style:style>
    <style:style style:name="Tabella10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3" style:family="paragraph" style:parent-style-name="Standard">
      <style:paragraph-properties fo:margin-top="0.212cm" fo:margin-bottom="0cm" style:contextual-spacing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Arial" style:font-name-complex="Arial1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6" style:family="paragraph" style:parent-style-name="Heading_20_1" style:list-style-name="">
      <style:paragraph-properties fo:margin-left="0cm" fo:text-align="justify" style:justify-single-word="false" fo:text-indent="0cm" style:auto-text-indent="false" fo:keep-with-next="auto"/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P7" style:family="paragraph" style:parent-style-name="Standard">
      <style:text-properties style:font-name="Arial" style:font-name-complex="Arial1"/>
    </style:style>
    <style:style style:name="T1" style:family="text">
      <style:text-properties fo:color="#c00000" loext:opacity="100%" style:font-name="Arial" fo:font-size="10pt" fo:font-weight="bold" style:font-size-asian="10pt" style:font-weight-asian="bold" style:font-name-complex="Arial1" text:display="none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T5" style:family="text">
      <style:text-properties fo:color="#ff0000" loext:opacity="100%" style:font-name="Arial" fo:font-size="10pt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 loext:marker-style-name="T1"><text:span text:style-name="T1"><text:sequence text:ref-name="refAutoNr0" text:name="AutoNr" text:formula="ooow:AutoNr+1">1</text:sequence></text:span></text:p>
          </table:table-cell>
          <table:table-cell table:style-name="Tabella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.1">
          <table:table-cell table:style-name="Tabella1.A1" office:value-type="string">
            <text:p text:style-name="P3" loext:marker-style-name="T3"/>
          </table:table-cell>
          <table:table-cell table:style-name="Tabella1.A1" office:value-type="string">
            <text:p text:style-name="P3" loext:marker-style-name="T3">a)<text:span text:style-name="T3"/></text:p>
          </table:table-cell>
          <table:table-cell table:style-name="Tabella1.A1" office:value-type="string">
            <text:p text:style-name="P4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b)<text:span text:style-name="T3"/></text:p>
          </table:table-cell>
          <table:table-cell table:style-name="Tabella1.A1" office:value-type="string">
            <text:p text:style-name="P2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c)<text:span text:style-name="T3"/></text:p>
          </table:table-cell>
          <table:table-cell table:style-name="Tabella1.A1" office:value-type="string">
            <text:p text:style-name="P2" loext:marker-style-name="T2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d)<text:span text:style-name="T3"/></text:p>
          </table:table-cell>
          <table:table-cell table:style-name="Tabella1.A1" office:value-type="string">
            <text:h text:style-name="P6" text:outline-level="1" loext:marker-style-name="T4"/>
          </table:table-cell>
        </table:table-row>
        <table:table-row table:style-name="Tabella1.1">
          <table:table-cell table:style-name="Tabella1.A1" office:value-type="string">
            <text:p text:style-name="P5" loext:marker-style-name="T3"/>
          </table:table-cell>
          <table:table-cell table:style-name="Tabella1.A1" office:value-type="string">
            <text:p text:style-name="P5" loext:marker-style-name="T3">e)<text:span text:style-name="T3"/></text:p>
          </table:table-cell>
          <table:table-cell table:style-name="Tabella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" loext:marker-style-name="T1"><text:span text:style-name="T1"><text:sequence text:ref-name="refAutoNr1" text:name="AutoNr" text:formula="ooow:AutoNr+1">2</text:sequence></text:span></text:p>
          </table:table-cell>
          <table:table-cell table:style-name="Tabella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.1">
          <table:table-cell table:style-name="Tabella2.A1" office:value-type="string">
            <text:p text:style-name="P3" loext:marker-style-name="T3"/>
          </table:table-cell>
          <table:table-cell table:style-name="Tabella2.A1" office:value-type="string">
            <text:p text:style-name="P3" loext:marker-style-name="T3">a)<text:span text:style-name="T3"/></text:p>
          </table:table-cell>
          <table:table-cell table:style-name="Tabella2.A1" office:value-type="string">
            <text:p text:style-name="P4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b)<text:span text:style-name="T3"/></text:p>
          </table:table-cell>
          <table:table-cell table:style-name="Tabella2.A1" office:value-type="string">
            <text:p text:style-name="P2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c)<text:span text:style-name="T3"/></text:p>
          </table:table-cell>
          <table:table-cell table:style-name="Tabella2.A1" office:value-type="string">
            <text:p text:style-name="P2" loext:marker-style-name="T2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d)<text:span text:style-name="T3"/></text:p>
          </table:table-cell>
          <table:table-cell table:style-name="Tabella2.A1" office:value-type="string">
            <text:h text:style-name="P6" text:outline-level="1" loext:marker-style-name="T4"/>
          </table:table-cell>
        </table:table-row>
        <table:table-row table:style-name="Tabella2.1">
          <table:table-cell table:style-name="Tabella2.A1" office:value-type="string">
            <text:p text:style-name="P5" loext:marker-style-name="T3"/>
          </table:table-cell>
          <table:table-cell table:style-name="Tabella2.A1" office:value-type="string">
            <text:p text:style-name="P5" loext:marker-style-name="T3">e)<text:span text:style-name="T3"/></text:p>
          </table:table-cell>
          <table:table-cell table:style-name="Tabella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" loext:marker-style-name="T1"><text:span text:style-name="T1"><text:sequence text:ref-name="refAutoNr2" text:name="AutoNr" text:formula="ooow:AutoNr+1">3</text:sequence></text:span></text:p>
          </table:table-cell>
          <table:table-cell table:style-name="Tabella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.1">
          <table:table-cell table:style-name="Tabella3.A1" office:value-type="string">
            <text:p text:style-name="P3" loext:marker-style-name="T3"/>
          </table:table-cell>
          <table:table-cell table:style-name="Tabella3.A1" office:value-type="string">
            <text:p text:style-name="P3" loext:marker-style-name="T3">a)<text:span text:style-name="T3"/></text:p>
          </table:table-cell>
          <table:table-cell table:style-name="Tabella3.A1" office:value-type="string">
            <text:p text:style-name="P4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b)<text:span text:style-name="T3"/></text:p>
          </table:table-cell>
          <table:table-cell table:style-name="Tabella3.A1" office:value-type="string">
            <text:p text:style-name="P2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c)<text:span text:style-name="T3"/></text:p>
          </table:table-cell>
          <table:table-cell table:style-name="Tabella3.A1" office:value-type="string">
            <text:p text:style-name="P2" loext:marker-style-name="T2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d)<text:span text:style-name="T3"/></text:p>
          </table:table-cell>
          <table:table-cell table:style-name="Tabella3.A1" office:value-type="string">
            <text:h text:style-name="P6" text:outline-level="1" loext:marker-style-name="T4"/>
          </table:table-cell>
        </table:table-row>
        <table:table-row table:style-name="Tabella3.1">
          <table:table-cell table:style-name="Tabella3.A1" office:value-type="string">
            <text:p text:style-name="P5" loext:marker-style-name="T3"/>
          </table:table-cell>
          <table:table-cell table:style-name="Tabella3.A1" office:value-type="string">
            <text:p text:style-name="P5" loext:marker-style-name="T3">e)<text:span text:style-name="T3"/></text:p>
          </table:table-cell>
          <table:table-cell table:style-name="Tabella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" loext:marker-style-name="T1"><text:span text:style-name="T1"><text:sequence text:ref-name="refAutoNr3" text:name="AutoNr" text:formula="ooow:AutoNr+1">4</text:sequence></text:span></text:p>
          </table:table-cell>
          <table:table-cell table:style-name="Tabella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.1">
          <table:table-cell table:style-name="Tabella4.A1" office:value-type="string">
            <text:p text:style-name="P3" loext:marker-style-name="T3"/>
          </table:table-cell>
          <table:table-cell table:style-name="Tabella4.A1" office:value-type="string">
            <text:p text:style-name="P3" loext:marker-style-name="T3">a)<text:span text:style-name="T3"/></text:p>
          </table:table-cell>
          <table:table-cell table:style-name="Tabella4.A1" office:value-type="string">
            <text:p text:style-name="P4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b)<text:span text:style-name="T3"/></text:p>
          </table:table-cell>
          <table:table-cell table:style-name="Tabella4.A1" office:value-type="string">
            <text:p text:style-name="P2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c)<text:span text:style-name="T3"/></text:p>
          </table:table-cell>
          <table:table-cell table:style-name="Tabella4.A1" office:value-type="string">
            <text:p text:style-name="P2" loext:marker-style-name="T2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d)<text:span text:style-name="T3"/></text:p>
          </table:table-cell>
          <table:table-cell table:style-name="Tabella4.A1" office:value-type="string">
            <text:h text:style-name="P6" text:outline-level="1" loext:marker-style-name="T4"/>
          </table:table-cell>
        </table:table-row>
        <table:table-row table:style-name="Tabella4.1">
          <table:table-cell table:style-name="Tabella4.A1" office:value-type="string">
            <text:p text:style-name="P5" loext:marker-style-name="T3"/>
          </table:table-cell>
          <table:table-cell table:style-name="Tabella4.A1" office:value-type="string">
            <text:p text:style-name="P5" loext:marker-style-name="T3">e)<text:span text:style-name="T3"/></text:p>
          </table:table-cell>
          <table:table-cell table:style-name="Tabella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1" loext:marker-style-name="T1"><text:span text:style-name="T1"><text:sequence text:ref-name="refAutoNr4" text:name="AutoNr" text:formula="ooow:AutoNr+1">5</text:sequence></text:span></text:p>
          </table:table-cell>
          <table:table-cell table:style-name="Tabella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.1">
          <table:table-cell table:style-name="Tabella5.A1" office:value-type="string">
            <text:p text:style-name="P3" loext:marker-style-name="T3"/>
          </table:table-cell>
          <table:table-cell table:style-name="Tabella5.A1" office:value-type="string">
            <text:p text:style-name="P3" loext:marker-style-name="T3">a)<text:span text:style-name="T3"/></text:p>
          </table:table-cell>
          <table:table-cell table:style-name="Tabella5.A1" office:value-type="string">
            <text:p text:style-name="P4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b)<text:span text:style-name="T3"/></text:p>
          </table:table-cell>
          <table:table-cell table:style-name="Tabella5.A1" office:value-type="string">
            <text:p text:style-name="P2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c)<text:span text:style-name="T3"/></text:p>
          </table:table-cell>
          <table:table-cell table:style-name="Tabella5.A1" office:value-type="string">
            <text:p text:style-name="P2" loext:marker-style-name="T2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d)<text:span text:style-name="T3"/></text:p>
          </table:table-cell>
          <table:table-cell table:style-name="Tabella5.A1" office:value-type="string">
            <text:h text:style-name="P6" text:outline-level="1" loext:marker-style-name="T4"/>
          </table:table-cell>
        </table:table-row>
        <table:table-row table:style-name="Tabella5.1">
          <table:table-cell table:style-name="Tabella5.A1" office:value-type="string">
            <text:p text:style-name="P5" loext:marker-style-name="T3"/>
          </table:table-cell>
          <table:table-cell table:style-name="Tabella5.A1" office:value-type="string">
            <text:p text:style-name="P5" loext:marker-style-name="T3">e)<text:span text:style-name="T3"/></text:p>
          </table:table-cell>
          <table:table-cell table:style-name="Tabella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1" loext:marker-style-name="T1"><text:span text:style-name="T1"><text:sequence text:ref-name="refAutoNr5" text:name="AutoNr" text:formula="ooow:AutoNr+1">6</text:sequence></text:span></text:p>
          </table:table-cell>
          <table:table-cell table:style-name="Tabella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.1">
          <table:table-cell table:style-name="Tabella6.A1" office:value-type="string">
            <text:p text:style-name="P3" loext:marker-style-name="T3"/>
          </table:table-cell>
          <table:table-cell table:style-name="Tabella6.A1" office:value-type="string">
            <text:p text:style-name="P3" loext:marker-style-name="T3">a)<text:span text:style-name="T3"/></text:p>
          </table:table-cell>
          <table:table-cell table:style-name="Tabella6.A1" office:value-type="string">
            <text:p text:style-name="P4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b)<text:span text:style-name="T3"/></text:p>
          </table:table-cell>
          <table:table-cell table:style-name="Tabella6.A1" office:value-type="string">
            <text:p text:style-name="P2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c)<text:span text:style-name="T3"/></text:p>
          </table:table-cell>
          <table:table-cell table:style-name="Tabella6.A1" office:value-type="string">
            <text:p text:style-name="P2" loext:marker-style-name="T2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d)<text:span text:style-name="T3"/></text:p>
          </table:table-cell>
          <table:table-cell table:style-name="Tabella6.A1" office:value-type="string">
            <text:h text:style-name="P6" text:outline-level="1" loext:marker-style-name="T4"/>
          </table:table-cell>
        </table:table-row>
        <table:table-row table:style-name="Tabella6.1">
          <table:table-cell table:style-name="Tabella6.A1" office:value-type="string">
            <text:p text:style-name="P5" loext:marker-style-name="T3"/>
          </table:table-cell>
          <table:table-cell table:style-name="Tabella6.A1" office:value-type="string">
            <text:p text:style-name="P5" loext:marker-style-name="T3">e)<text:span text:style-name="T3"/></text:p>
          </table:table-cell>
          <table:table-cell table:style-name="Tabella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" loext:marker-style-name="T1"><text:span text:style-name="T1"><text:sequence text:ref-name="refAutoNr6" text:name="AutoNr" text:formula="ooow:AutoNr+1">7</text:sequence></text:span></text:p>
          </table:table-cell>
          <table:table-cell table:style-name="Tabella7.A1" table:number-columns-spanned="2" office:value-type="string">
            <text:p text:style-name="P2" loext:marker-style-name="T2"/>
          </table:table-cell>
          <table:covered-table-cell/>
        </table:table-row>
        <text:soft-page-break/>
        <table:table-row table:style-name="Tabella7.1">
          <table:table-cell table:style-name="Tabella7.A1" office:value-type="string">
            <text:p text:style-name="P3" loext:marker-style-name="T3"/>
          </table:table-cell>
          <table:table-cell table:style-name="Tabella7.A1" office:value-type="string">
            <text:p text:style-name="P3" loext:marker-style-name="T3">a)<text:span text:style-name="T3"/></text:p>
          </table:table-cell>
          <table:table-cell table:style-name="Tabella7.A1" office:value-type="string">
            <text:p text:style-name="P4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b)<text:span text:style-name="T3"/></text:p>
          </table:table-cell>
          <table:table-cell table:style-name="Tabella7.A1" office:value-type="string">
            <text:p text:style-name="P2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c)<text:span text:style-name="T3"/></text:p>
          </table:table-cell>
          <table:table-cell table:style-name="Tabella7.A1" office:value-type="string">
            <text:p text:style-name="P2" loext:marker-style-name="T2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d)<text:span text:style-name="T3"/></text:p>
          </table:table-cell>
          <table:table-cell table:style-name="Tabella7.A1" office:value-type="string">
            <text:h text:style-name="P6" text:outline-level="1" loext:marker-style-name="T4"/>
          </table:table-cell>
        </table:table-row>
        <table:table-row table:style-name="Tabella7.1">
          <table:table-cell table:style-name="Tabella7.A1" office:value-type="string">
            <text:p text:style-name="P5" loext:marker-style-name="T3"/>
          </table:table-cell>
          <table:table-cell table:style-name="Tabella7.A1" office:value-type="string">
            <text:p text:style-name="P5" loext:marker-style-name="T3">e)<text:span text:style-name="T3"/></text:p>
          </table:table-cell>
          <table:table-cell table:style-name="Tabella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1" loext:marker-style-name="T1"><text:span text:style-name="T1"><text:sequence text:ref-name="refAutoNr7" text:name="AutoNr" text:formula="ooow:AutoNr+1">8</text:sequence></text:span></text:p>
          </table:table-cell>
          <table:table-cell table:style-name="Tabella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.1">
          <table:table-cell table:style-name="Tabella8.A1" office:value-type="string">
            <text:p text:style-name="P3" loext:marker-style-name="T3"/>
          </table:table-cell>
          <table:table-cell table:style-name="Tabella8.A1" office:value-type="string">
            <text:p text:style-name="P3" loext:marker-style-name="T3">a)<text:span text:style-name="T3"/></text:p>
          </table:table-cell>
          <table:table-cell table:style-name="Tabella8.A1" office:value-type="string">
            <text:p text:style-name="P4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b)<text:span text:style-name="T3"/></text:p>
          </table:table-cell>
          <table:table-cell table:style-name="Tabella8.A1" office:value-type="string">
            <text:p text:style-name="P2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c)<text:span text:style-name="T3"/></text:p>
          </table:table-cell>
          <table:table-cell table:style-name="Tabella8.A1" office:value-type="string">
            <text:p text:style-name="P2" loext:marker-style-name="T2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d)<text:span text:style-name="T3"/></text:p>
          </table:table-cell>
          <table:table-cell table:style-name="Tabella8.A1" office:value-type="string">
            <text:h text:style-name="P6" text:outline-level="1" loext:marker-style-name="T4"/>
          </table:table-cell>
        </table:table-row>
        <table:table-row table:style-name="Tabella8.1">
          <table:table-cell table:style-name="Tabella8.A1" office:value-type="string">
            <text:p text:style-name="P5" loext:marker-style-name="T3"/>
          </table:table-cell>
          <table:table-cell table:style-name="Tabella8.A1" office:value-type="string">
            <text:p text:style-name="P5" loext:marker-style-name="T3">e)<text:span text:style-name="T3"/></text:p>
          </table:table-cell>
          <table:table-cell table:style-name="Tabella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" loext:marker-style-name="T1"><text:span text:style-name="T1"><text:sequence text:ref-name="refAutoNr8" text:name="AutoNr" text:formula="ooow:AutoNr+1">9</text:sequence></text:span></text:p>
          </table:table-cell>
          <table:table-cell table:style-name="Tabella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.1">
          <table:table-cell table:style-name="Tabella9.A1" office:value-type="string">
            <text:p text:style-name="P3" loext:marker-style-name="T3"/>
          </table:table-cell>
          <table:table-cell table:style-name="Tabella9.A1" office:value-type="string">
            <text:p text:style-name="P3" loext:marker-style-name="T3">a)<text:span text:style-name="T3"/></text:p>
          </table:table-cell>
          <table:table-cell table:style-name="Tabella9.A1" office:value-type="string">
            <text:p text:style-name="P4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b)<text:span text:style-name="T3"/></text:p>
          </table:table-cell>
          <table:table-cell table:style-name="Tabella9.A1" office:value-type="string">
            <text:p text:style-name="P2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c)<text:span text:style-name="T3"/></text:p>
          </table:table-cell>
          <table:table-cell table:style-name="Tabella9.A1" office:value-type="string">
            <text:p text:style-name="P2" loext:marker-style-name="T2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d)<text:span text:style-name="T3"/></text:p>
          </table:table-cell>
          <table:table-cell table:style-name="Tabella9.A1" office:value-type="string">
            <text:h text:style-name="P6" text:outline-level="1" loext:marker-style-name="T4"/>
          </table:table-cell>
        </table:table-row>
        <table:table-row table:style-name="Tabella9.1">
          <table:table-cell table:style-name="Tabella9.A1" office:value-type="string">
            <text:p text:style-name="P5" loext:marker-style-name="T3"/>
          </table:table-cell>
          <table:table-cell table:style-name="Tabella9.A1" office:value-type="string">
            <text:p text:style-name="P5" loext:marker-style-name="T3">e)<text:span text:style-name="T3"/></text:p>
          </table:table-cell>
          <table:table-cell table:style-name="Tabella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" loext:marker-style-name="T1"><text:span text:style-name="T1"><text:sequence text:ref-name="refAutoNr9" text:name="AutoNr" text:formula="ooow:AutoNr+1">10</text:sequence></text:span></text:p>
          </table:table-cell>
          <table:table-cell table:style-name="Tabella1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0.1">
          <table:table-cell table:style-name="Tabella10.A1" office:value-type="string">
            <text:p text:style-name="P3" loext:marker-style-name="T3"/>
          </table:table-cell>
          <table:table-cell table:style-name="Tabella10.A1" office:value-type="string">
            <text:p text:style-name="P3" loext:marker-style-name="T3">a)<text:span text:style-name="T3"/></text:p>
          </table:table-cell>
          <table:table-cell table:style-name="Tabella10.A1" office:value-type="string">
            <text:p text:style-name="P4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b)<text:span text:style-name="T3"/></text:p>
          </table:table-cell>
          <table:table-cell table:style-name="Tabella10.A1" office:value-type="string">
            <text:p text:style-name="P2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c)<text:span text:style-name="T3"/></text:p>
          </table:table-cell>
          <table:table-cell table:style-name="Tabella10.A1" office:value-type="string">
            <text:p text:style-name="P2" loext:marker-style-name="T2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d)<text:span text:style-name="T3"/></text:p>
          </table:table-cell>
          <table:table-cell table:style-name="Tabella10.A1" office:value-type="string">
            <text:h text:style-name="P6" text:outline-level="1" loext:marker-style-name="T4"/>
          </table:table-cell>
        </table:table-row>
        <table:table-row table:style-name="Tabella10.1">
          <table:table-cell table:style-name="Tabella10.A1" office:value-type="string">
            <text:p text:style-name="P5" loext:marker-style-name="T3"/>
          </table:table-cell>
          <table:table-cell table:style-name="Tabella10.A1" office:value-type="string">
            <text:p text:style-name="P5" loext:marker-style-name="T3">e)<text:span text:style-name="T3"/></text:p>
          </table:table-cell>
          <table:table-cell table:style-name="Tabella1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1" loext:marker-style-name="T1"><text:span text:style-name="T1"><text:sequence text:ref-name="refAutoNr10" text:name="AutoNr" text:formula="ooow:AutoNr+1">11</text:sequence></text:span></text:p>
          </table:table-cell>
          <table:table-cell table:style-name="Tabella1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1.1">
          <table:table-cell table:style-name="Tabella11.A1" office:value-type="string">
            <text:p text:style-name="P3" loext:marker-style-name="T3"/>
          </table:table-cell>
          <table:table-cell table:style-name="Tabella11.A1" office:value-type="string">
            <text:p text:style-name="P3" loext:marker-style-name="T3">a)<text:span text:style-name="T3"/></text:p>
          </table:table-cell>
          <table:table-cell table:style-name="Tabella11.A1" office:value-type="string">
            <text:p text:style-name="P4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b)<text:span text:style-name="T3"/></text:p>
          </table:table-cell>
          <table:table-cell table:style-name="Tabella11.A1" office:value-type="string">
            <text:p text:style-name="P2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c)<text:span text:style-name="T3"/></text:p>
          </table:table-cell>
          <table:table-cell table:style-name="Tabella11.A1" office:value-type="string">
            <text:p text:style-name="P2" loext:marker-style-name="T2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d)<text:span text:style-name="T3"/></text:p>
          </table:table-cell>
          <table:table-cell table:style-name="Tabella11.A1" office:value-type="string">
            <text:h text:style-name="P6" text:outline-level="1" loext:marker-style-name="T4"/>
          </table:table-cell>
        </table:table-row>
        <table:table-row table:style-name="Tabella11.1">
          <table:table-cell table:style-name="Tabella11.A1" office:value-type="string">
            <text:p text:style-name="P5" loext:marker-style-name="T3"/>
          </table:table-cell>
          <table:table-cell table:style-name="Tabella11.A1" office:value-type="string">
            <text:p text:style-name="P5" loext:marker-style-name="T3">e)<text:span text:style-name="T3"/></text:p>
          </table:table-cell>
          <table:table-cell table:style-name="Tabella1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1" loext:marker-style-name="T1"><text:span text:style-name="T1"><text:sequence text:ref-name="refAutoNr11" text:name="AutoNr" text:formula="ooow:AutoNr+1">12</text:sequence></text:span></text:p>
          </table:table-cell>
          <table:table-cell table:style-name="Tabella1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2.1">
          <table:table-cell table:style-name="Tabella12.A1" office:value-type="string">
            <text:p text:style-name="P3" loext:marker-style-name="T3"/>
          </table:table-cell>
          <table:table-cell table:style-name="Tabella12.A1" office:value-type="string">
            <text:p text:style-name="P3" loext:marker-style-name="T3">a)<text:span text:style-name="T3"/></text:p>
          </table:table-cell>
          <table:table-cell table:style-name="Tabella12.A1" office:value-type="string">
            <text:p text:style-name="P4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b)<text:span text:style-name="T3"/></text:p>
          </table:table-cell>
          <table:table-cell table:style-name="Tabella12.A1" office:value-type="string">
            <text:p text:style-name="P2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c)<text:span text:style-name="T3"/></text:p>
          </table:table-cell>
          <table:table-cell table:style-name="Tabella12.A1" office:value-type="string">
            <text:p text:style-name="P2" loext:marker-style-name="T2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d)<text:span text:style-name="T3"/></text:p>
          </table:table-cell>
          <table:table-cell table:style-name="Tabella12.A1" office:value-type="string">
            <text:h text:style-name="P6" text:outline-level="1" loext:marker-style-name="T4"/>
          </table:table-cell>
        </table:table-row>
        <table:table-row table:style-name="Tabella12.1">
          <table:table-cell table:style-name="Tabella12.A1" office:value-type="string">
            <text:p text:style-name="P5" loext:marker-style-name="T3"/>
          </table:table-cell>
          <table:table-cell table:style-name="Tabella12.A1" office:value-type="string">
            <text:p text:style-name="P5" loext:marker-style-name="T3">e)<text:span text:style-name="T3"/></text:p>
          </table:table-cell>
          <table:table-cell table:style-name="Tabella1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1" loext:marker-style-name="T1"><text:span text:style-name="T1"><text:sequence text:ref-name="refAutoNr12" text:name="AutoNr" text:formula="ooow:AutoNr+1">13</text:sequence></text:span></text:p>
          </table:table-cell>
          <table:table-cell table:style-name="Tabella1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3.1">
          <table:table-cell table:style-name="Tabella13.A1" office:value-type="string">
            <text:p text:style-name="P3" loext:marker-style-name="T3"/>
          </table:table-cell>
          <table:table-cell table:style-name="Tabella13.A1" office:value-type="string">
            <text:p text:style-name="P3" loext:marker-style-name="T3">a)<text:span text:style-name="T3"/></text:p>
          </table:table-cell>
          <table:table-cell table:style-name="Tabella13.A1" office:value-type="string">
            <text:p text:style-name="P4" loext:marker-style-name="T2"/>
          </table:table-cell>
        </table:table-row>
        <text:soft-page-break/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b)<text:span text:style-name="T3"/></text:p>
          </table:table-cell>
          <table:table-cell table:style-name="Tabella13.A1" office:value-type="string">
            <text:p text:style-name="P2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c)<text:span text:style-name="T3"/></text:p>
          </table:table-cell>
          <table:table-cell table:style-name="Tabella13.A1" office:value-type="string">
            <text:p text:style-name="P2" loext:marker-style-name="T2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d)<text:span text:style-name="T3"/></text:p>
          </table:table-cell>
          <table:table-cell table:style-name="Tabella13.A1" office:value-type="string">
            <text:h text:style-name="P6" text:outline-level="1" loext:marker-style-name="T4"/>
          </table:table-cell>
        </table:table-row>
        <table:table-row table:style-name="Tabella13.1">
          <table:table-cell table:style-name="Tabella13.A1" office:value-type="string">
            <text:p text:style-name="P5" loext:marker-style-name="T3"/>
          </table:table-cell>
          <table:table-cell table:style-name="Tabella13.A1" office:value-type="string">
            <text:p text:style-name="P5" loext:marker-style-name="T3">e)<text:span text:style-name="T3"/></text:p>
          </table:table-cell>
          <table:table-cell table:style-name="Tabella1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1" loext:marker-style-name="T1"><text:span text:style-name="T1"><text:sequence text:ref-name="refAutoNr13" text:name="AutoNr" text:formula="ooow:AutoNr+1">14</text:sequence></text:span></text:p>
          </table:table-cell>
          <table:table-cell table:style-name="Tabella1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4.1">
          <table:table-cell table:style-name="Tabella14.A1" office:value-type="string">
            <text:p text:style-name="P3" loext:marker-style-name="T3"/>
          </table:table-cell>
          <table:table-cell table:style-name="Tabella14.A1" office:value-type="string">
            <text:p text:style-name="P3" loext:marker-style-name="T3">a)<text:span text:style-name="T3"/></text:p>
          </table:table-cell>
          <table:table-cell table:style-name="Tabella14.A1" office:value-type="string">
            <text:p text:style-name="P4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b)<text:span text:style-name="T3"/></text:p>
          </table:table-cell>
          <table:table-cell table:style-name="Tabella14.A1" office:value-type="string">
            <text:p text:style-name="P2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c)<text:span text:style-name="T3"/></text:p>
          </table:table-cell>
          <table:table-cell table:style-name="Tabella14.A1" office:value-type="string">
            <text:p text:style-name="P2" loext:marker-style-name="T2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d)<text:span text:style-name="T3"/></text:p>
          </table:table-cell>
          <table:table-cell table:style-name="Tabella14.A1" office:value-type="string">
            <text:h text:style-name="P6" text:outline-level="1" loext:marker-style-name="T4"/>
          </table:table-cell>
        </table:table-row>
        <table:table-row table:style-name="Tabella14.1">
          <table:table-cell table:style-name="Tabella14.A1" office:value-type="string">
            <text:p text:style-name="P5" loext:marker-style-name="T3"/>
          </table:table-cell>
          <table:table-cell table:style-name="Tabella14.A1" office:value-type="string">
            <text:p text:style-name="P5" loext:marker-style-name="T3">e)<text:span text:style-name="T3"/></text:p>
          </table:table-cell>
          <table:table-cell table:style-name="Tabella1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1" loext:marker-style-name="T1"><text:span text:style-name="T1"><text:sequence text:ref-name="refAutoNr14" text:name="AutoNr" text:formula="ooow:AutoNr+1">15</text:sequence></text:span></text:p>
          </table:table-cell>
          <table:table-cell table:style-name="Tabella1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5.1">
          <table:table-cell table:style-name="Tabella15.A1" office:value-type="string">
            <text:p text:style-name="P3" loext:marker-style-name="T3"/>
          </table:table-cell>
          <table:table-cell table:style-name="Tabella15.A1" office:value-type="string">
            <text:p text:style-name="P3" loext:marker-style-name="T3">a)<text:span text:style-name="T3"/></text:p>
          </table:table-cell>
          <table:table-cell table:style-name="Tabella15.A1" office:value-type="string">
            <text:p text:style-name="P4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b)<text:span text:style-name="T3"/></text:p>
          </table:table-cell>
          <table:table-cell table:style-name="Tabella15.A1" office:value-type="string">
            <text:p text:style-name="P2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c)<text:span text:style-name="T3"/></text:p>
          </table:table-cell>
          <table:table-cell table:style-name="Tabella15.A1" office:value-type="string">
            <text:p text:style-name="P2" loext:marker-style-name="T2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d)<text:span text:style-name="T3"/></text:p>
          </table:table-cell>
          <table:table-cell table:style-name="Tabella15.A1" office:value-type="string">
            <text:h text:style-name="P6" text:outline-level="1" loext:marker-style-name="T4"/>
          </table:table-cell>
        </table:table-row>
        <table:table-row table:style-name="Tabella15.1">
          <table:table-cell table:style-name="Tabella15.A1" office:value-type="string">
            <text:p text:style-name="P5" loext:marker-style-name="T3"/>
          </table:table-cell>
          <table:table-cell table:style-name="Tabella15.A1" office:value-type="string">
            <text:p text:style-name="P5" loext:marker-style-name="T3">e)<text:span text:style-name="T3"/></text:p>
          </table:table-cell>
          <table:table-cell table:style-name="Tabella1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p text:style-name="P1" loext:marker-style-name="T1"><text:span text:style-name="T1"><text:sequence text:ref-name="refAutoNr15" text:name="AutoNr" text:formula="ooow:AutoNr+1">16</text:sequence></text:span></text:p>
          </table:table-cell>
          <table:table-cell table:style-name="Tabella1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6.1">
          <table:table-cell table:style-name="Tabella16.A1" office:value-type="string">
            <text:p text:style-name="P3" loext:marker-style-name="T3"/>
          </table:table-cell>
          <table:table-cell table:style-name="Tabella16.A1" office:value-type="string">
            <text:p text:style-name="P3" loext:marker-style-name="T3">a)<text:span text:style-name="T3"/></text:p>
          </table:table-cell>
          <table:table-cell table:style-name="Tabella16.A1" office:value-type="string">
            <text:p text:style-name="P4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b)<text:span text:style-name="T3"/></text:p>
          </table:table-cell>
          <table:table-cell table:style-name="Tabella16.A1" office:value-type="string">
            <text:p text:style-name="P2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c)<text:span text:style-name="T3"/></text:p>
          </table:table-cell>
          <table:table-cell table:style-name="Tabella16.A1" office:value-type="string">
            <text:p text:style-name="P2" loext:marker-style-name="T2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d)<text:span text:style-name="T3"/></text:p>
          </table:table-cell>
          <table:table-cell table:style-name="Tabella16.A1" office:value-type="string">
            <text:h text:style-name="P6" text:outline-level="1" loext:marker-style-name="T4"/>
          </table:table-cell>
        </table:table-row>
        <table:table-row table:style-name="Tabella16.1">
          <table:table-cell table:style-name="Tabella16.A1" office:value-type="string">
            <text:p text:style-name="P5" loext:marker-style-name="T3"/>
          </table:table-cell>
          <table:table-cell table:style-name="Tabella16.A1" office:value-type="string">
            <text:p text:style-name="P5" loext:marker-style-name="T3">e)<text:span text:style-name="T3"/></text:p>
          </table:table-cell>
          <table:table-cell table:style-name="Tabella1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1" loext:marker-style-name="T1"><text:span text:style-name="T1"><text:sequence text:ref-name="refAutoNr16" text:name="AutoNr" text:formula="ooow:AutoNr+1">17</text:sequence></text:span></text:p>
          </table:table-cell>
          <table:table-cell table:style-name="Tabella1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7.1">
          <table:table-cell table:style-name="Tabella17.A1" office:value-type="string">
            <text:p text:style-name="P3" loext:marker-style-name="T3"/>
          </table:table-cell>
          <table:table-cell table:style-name="Tabella17.A1" office:value-type="string">
            <text:p text:style-name="P3" loext:marker-style-name="T3">a)<text:span text:style-name="T3"/></text:p>
          </table:table-cell>
          <table:table-cell table:style-name="Tabella17.A1" office:value-type="string">
            <text:p text:style-name="P4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b)<text:span text:style-name="T3"/></text:p>
          </table:table-cell>
          <table:table-cell table:style-name="Tabella17.A1" office:value-type="string">
            <text:p text:style-name="P2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c)<text:span text:style-name="T3"/></text:p>
          </table:table-cell>
          <table:table-cell table:style-name="Tabella17.A1" office:value-type="string">
            <text:p text:style-name="P2" loext:marker-style-name="T2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d)<text:span text:style-name="T3"/></text:p>
          </table:table-cell>
          <table:table-cell table:style-name="Tabella17.A1" office:value-type="string">
            <text:h text:style-name="P6" text:outline-level="1" loext:marker-style-name="T4"/>
          </table:table-cell>
        </table:table-row>
        <table:table-row table:style-name="Tabella17.1">
          <table:table-cell table:style-name="Tabella17.A1" office:value-type="string">
            <text:p text:style-name="P5" loext:marker-style-name="T3"/>
          </table:table-cell>
          <table:table-cell table:style-name="Tabella17.A1" office:value-type="string">
            <text:p text:style-name="P5" loext:marker-style-name="T3">e)<text:span text:style-name="T3"/></text:p>
          </table:table-cell>
          <table:table-cell table:style-name="Tabella1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1" loext:marker-style-name="T1"><text:span text:style-name="T1"><text:sequence text:ref-name="refAutoNr17" text:name="AutoNr" text:formula="ooow:AutoNr+1">18</text:sequence></text:span></text:p>
          </table:table-cell>
          <table:table-cell table:style-name="Tabella1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8.1">
          <table:table-cell table:style-name="Tabella18.A1" office:value-type="string">
            <text:p text:style-name="P3" loext:marker-style-name="T3"/>
          </table:table-cell>
          <table:table-cell table:style-name="Tabella18.A1" office:value-type="string">
            <text:p text:style-name="P3" loext:marker-style-name="T3">a)<text:span text:style-name="T3"/></text:p>
          </table:table-cell>
          <table:table-cell table:style-name="Tabella18.A1" office:value-type="string">
            <text:p text:style-name="P4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b)<text:span text:style-name="T3"/></text:p>
          </table:table-cell>
          <table:table-cell table:style-name="Tabella18.A1" office:value-type="string">
            <text:p text:style-name="P2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c)<text:span text:style-name="T3"/></text:p>
          </table:table-cell>
          <table:table-cell table:style-name="Tabella18.A1" office:value-type="string">
            <text:p text:style-name="P2" loext:marker-style-name="T2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d)<text:span text:style-name="T3"/></text:p>
          </table:table-cell>
          <table:table-cell table:style-name="Tabella18.A1" office:value-type="string">
            <text:h text:style-name="P6" text:outline-level="1" loext:marker-style-name="T4"/>
          </table:table-cell>
        </table:table-row>
        <table:table-row table:style-name="Tabella18.1">
          <table:table-cell table:style-name="Tabella18.A1" office:value-type="string">
            <text:p text:style-name="P5" loext:marker-style-name="T3"/>
          </table:table-cell>
          <table:table-cell table:style-name="Tabella18.A1" office:value-type="string">
            <text:p text:style-name="P5" loext:marker-style-name="T3">e)<text:span text:style-name="T3"/></text:p>
          </table:table-cell>
          <table:table-cell table:style-name="Tabella1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1" loext:marker-style-name="T1"><text:span text:style-name="T1"><text:sequence text:ref-name="refAutoNr18" text:name="AutoNr" text:formula="ooow:AutoNr+1">19</text:sequence></text:span></text:p>
          </table:table-cell>
          <table:table-cell table:style-name="Tabella1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19.1">
          <table:table-cell table:style-name="Tabella19.A1" office:value-type="string">
            <text:p text:style-name="P3" loext:marker-style-name="T3"/>
          </table:table-cell>
          <table:table-cell table:style-name="Tabella19.A1" office:value-type="string">
            <text:p text:style-name="P3" loext:marker-style-name="T3">a)<text:span text:style-name="T3"/></text:p>
          </table:table-cell>
          <table:table-cell table:style-name="Tabella19.A1" office:value-type="string">
            <text:p text:style-name="P4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b)<text:span text:style-name="T3"/></text:p>
          </table:table-cell>
          <table:table-cell table:style-name="Tabella19.A1" office:value-type="string">
            <text:p text:style-name="P2" loext:marker-style-name="T2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c)<text:span text:style-name="T3"/></text:p>
          </table:table-cell>
          <table:table-cell table:style-name="Tabella19.A1" office:value-type="string">
            <text:p text:style-name="P2" loext:marker-style-name="T2"/>
          </table:table-cell>
        </table:table-row>
        <text:soft-page-break/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d)<text:span text:style-name="T3"/></text:p>
          </table:table-cell>
          <table:table-cell table:style-name="Tabella19.A1" office:value-type="string">
            <text:h text:style-name="P6" text:outline-level="1" loext:marker-style-name="T4"/>
          </table:table-cell>
        </table:table-row>
        <table:table-row table:style-name="Tabella19.1">
          <table:table-cell table:style-name="Tabella19.A1" office:value-type="string">
            <text:p text:style-name="P5" loext:marker-style-name="T3"/>
          </table:table-cell>
          <table:table-cell table:style-name="Tabella19.A1" office:value-type="string">
            <text:p text:style-name="P5" loext:marker-style-name="T3">e)<text:span text:style-name="T3"/></text:p>
          </table:table-cell>
          <table:table-cell table:style-name="Tabella1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1" loext:marker-style-name="T1"><text:span text:style-name="T1"><text:sequence text:ref-name="refAutoNr19" text:name="AutoNr" text:formula="ooow:AutoNr+1">20</text:sequence></text:span></text:p>
          </table:table-cell>
          <table:table-cell table:style-name="Tabella2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0.1">
          <table:table-cell table:style-name="Tabella20.A1" office:value-type="string">
            <text:p text:style-name="P3" loext:marker-style-name="T3"/>
          </table:table-cell>
          <table:table-cell table:style-name="Tabella20.A1" office:value-type="string">
            <text:p text:style-name="P3" loext:marker-style-name="T3">a)<text:span text:style-name="T3"/></text:p>
          </table:table-cell>
          <table:table-cell table:style-name="Tabella20.A1" office:value-type="string">
            <text:p text:style-name="P4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b)<text:span text:style-name="T3"/></text:p>
          </table:table-cell>
          <table:table-cell table:style-name="Tabella20.A1" office:value-type="string">
            <text:p text:style-name="P2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c)<text:span text:style-name="T3"/></text:p>
          </table:table-cell>
          <table:table-cell table:style-name="Tabella20.A1" office:value-type="string">
            <text:p text:style-name="P2" loext:marker-style-name="T2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d)<text:span text:style-name="T3"/></text:p>
          </table:table-cell>
          <table:table-cell table:style-name="Tabella20.A1" office:value-type="string">
            <text:h text:style-name="P6" text:outline-level="1" loext:marker-style-name="T4"/>
          </table:table-cell>
        </table:table-row>
        <table:table-row table:style-name="Tabella20.1">
          <table:table-cell table:style-name="Tabella20.A1" office:value-type="string">
            <text:p text:style-name="P5" loext:marker-style-name="T3"/>
          </table:table-cell>
          <table:table-cell table:style-name="Tabella20.A1" office:value-type="string">
            <text:p text:style-name="P5" loext:marker-style-name="T3">e)<text:span text:style-name="T3"/></text:p>
          </table:table-cell>
          <table:table-cell table:style-name="Tabella2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1" loext:marker-style-name="T1"><text:span text:style-name="T1"><text:sequence text:ref-name="refAutoNr20" text:name="AutoNr" text:formula="ooow:AutoNr+1">21</text:sequence></text:span></text:p>
          </table:table-cell>
          <table:table-cell table:style-name="Tabella2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1.1">
          <table:table-cell table:style-name="Tabella21.A1" office:value-type="string">
            <text:p text:style-name="P3" loext:marker-style-name="T3"/>
          </table:table-cell>
          <table:table-cell table:style-name="Tabella21.A1" office:value-type="string">
            <text:p text:style-name="P3" loext:marker-style-name="T3">a)<text:span text:style-name="T3"/></text:p>
          </table:table-cell>
          <table:table-cell table:style-name="Tabella21.A1" office:value-type="string">
            <text:p text:style-name="P4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b)<text:span text:style-name="T3"/></text:p>
          </table:table-cell>
          <table:table-cell table:style-name="Tabella21.A1" office:value-type="string">
            <text:p text:style-name="P2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c)<text:span text:style-name="T3"/></text:p>
          </table:table-cell>
          <table:table-cell table:style-name="Tabella21.A1" office:value-type="string">
            <text:p text:style-name="P2" loext:marker-style-name="T2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d)<text:span text:style-name="T3"/></text:p>
          </table:table-cell>
          <table:table-cell table:style-name="Tabella21.A1" office:value-type="string">
            <text:h text:style-name="P6" text:outline-level="1" loext:marker-style-name="T4"/>
          </table:table-cell>
        </table:table-row>
        <table:table-row table:style-name="Tabella21.1">
          <table:table-cell table:style-name="Tabella21.A1" office:value-type="string">
            <text:p text:style-name="P5" loext:marker-style-name="T3"/>
          </table:table-cell>
          <table:table-cell table:style-name="Tabella21.A1" office:value-type="string">
            <text:p text:style-name="P5" loext:marker-style-name="T3">e)<text:span text:style-name="T3"/></text:p>
          </table:table-cell>
          <table:table-cell table:style-name="Tabella2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p text:style-name="P1" loext:marker-style-name="T1"><text:span text:style-name="T1"><text:sequence text:ref-name="refAutoNr21" text:name="AutoNr" text:formula="ooow:AutoNr+1">22</text:sequence></text:span></text:p>
          </table:table-cell>
          <table:table-cell table:style-name="Tabella2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2.1">
          <table:table-cell table:style-name="Tabella22.A1" office:value-type="string">
            <text:p text:style-name="P3" loext:marker-style-name="T3"/>
          </table:table-cell>
          <table:table-cell table:style-name="Tabella22.A1" office:value-type="string">
            <text:p text:style-name="P3" loext:marker-style-name="T3">a)<text:span text:style-name="T3"/></text:p>
          </table:table-cell>
          <table:table-cell table:style-name="Tabella22.A1" office:value-type="string">
            <text:p text:style-name="P4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b)<text:span text:style-name="T3"/></text:p>
          </table:table-cell>
          <table:table-cell table:style-name="Tabella22.A1" office:value-type="string">
            <text:p text:style-name="P2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c)<text:span text:style-name="T3"/></text:p>
          </table:table-cell>
          <table:table-cell table:style-name="Tabella22.A1" office:value-type="string">
            <text:p text:style-name="P2" loext:marker-style-name="T2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d)<text:span text:style-name="T3"/></text:p>
          </table:table-cell>
          <table:table-cell table:style-name="Tabella22.A1" office:value-type="string">
            <text:h text:style-name="P6" text:outline-level="1" loext:marker-style-name="T4"/>
          </table:table-cell>
        </table:table-row>
        <table:table-row table:style-name="Tabella22.1">
          <table:table-cell table:style-name="Tabella22.A1" office:value-type="string">
            <text:p text:style-name="P5" loext:marker-style-name="T3"/>
          </table:table-cell>
          <table:table-cell table:style-name="Tabella22.A1" office:value-type="string">
            <text:p text:style-name="P5" loext:marker-style-name="T3">e)<text:span text:style-name="T3"/></text:p>
          </table:table-cell>
          <table:table-cell table:style-name="Tabella2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1" loext:marker-style-name="T1"><text:span text:style-name="T1"><text:sequence text:ref-name="refAutoNr22" text:name="AutoNr" text:formula="ooow:AutoNr+1">23</text:sequence></text:span></text:p>
          </table:table-cell>
          <table:table-cell table:style-name="Tabella2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3.1">
          <table:table-cell table:style-name="Tabella23.A1" office:value-type="string">
            <text:p text:style-name="P3" loext:marker-style-name="T3"/>
          </table:table-cell>
          <table:table-cell table:style-name="Tabella23.A1" office:value-type="string">
            <text:p text:style-name="P3" loext:marker-style-name="T3">a)<text:span text:style-name="T3"/></text:p>
          </table:table-cell>
          <table:table-cell table:style-name="Tabella23.A1" office:value-type="string">
            <text:p text:style-name="P4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b)<text:span text:style-name="T3"/></text:p>
          </table:table-cell>
          <table:table-cell table:style-name="Tabella23.A1" office:value-type="string">
            <text:p text:style-name="P2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c)<text:span text:style-name="T3"/></text:p>
          </table:table-cell>
          <table:table-cell table:style-name="Tabella23.A1" office:value-type="string">
            <text:p text:style-name="P2" loext:marker-style-name="T2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d)<text:span text:style-name="T3"/></text:p>
          </table:table-cell>
          <table:table-cell table:style-name="Tabella23.A1" office:value-type="string">
            <text:h text:style-name="P6" text:outline-level="1" loext:marker-style-name="T4"/>
          </table:table-cell>
        </table:table-row>
        <table:table-row table:style-name="Tabella23.1">
          <table:table-cell table:style-name="Tabella23.A1" office:value-type="string">
            <text:p text:style-name="P5" loext:marker-style-name="T3"/>
          </table:table-cell>
          <table:table-cell table:style-name="Tabella23.A1" office:value-type="string">
            <text:p text:style-name="P5" loext:marker-style-name="T3">e)<text:span text:style-name="T3"/></text:p>
          </table:table-cell>
          <table:table-cell table:style-name="Tabella2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1" loext:marker-style-name="T1"><text:span text:style-name="T1"><text:sequence text:ref-name="refAutoNr23" text:name="AutoNr" text:formula="ooow:AutoNr+1">24</text:sequence></text:span></text:p>
          </table:table-cell>
          <table:table-cell table:style-name="Tabella2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4.1">
          <table:table-cell table:style-name="Tabella24.A1" office:value-type="string">
            <text:p text:style-name="P3" loext:marker-style-name="T3"/>
          </table:table-cell>
          <table:table-cell table:style-name="Tabella24.A1" office:value-type="string">
            <text:p text:style-name="P3" loext:marker-style-name="T3">a)<text:span text:style-name="T3"/></text:p>
          </table:table-cell>
          <table:table-cell table:style-name="Tabella24.A1" office:value-type="string">
            <text:p text:style-name="P4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b)<text:span text:style-name="T3"/></text:p>
          </table:table-cell>
          <table:table-cell table:style-name="Tabella24.A1" office:value-type="string">
            <text:p text:style-name="P2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c)<text:span text:style-name="T3"/></text:p>
          </table:table-cell>
          <table:table-cell table:style-name="Tabella24.A1" office:value-type="string">
            <text:p text:style-name="P2" loext:marker-style-name="T2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d)<text:span text:style-name="T3"/></text:p>
          </table:table-cell>
          <table:table-cell table:style-name="Tabella24.A1" office:value-type="string">
            <text:h text:style-name="P6" text:outline-level="1" loext:marker-style-name="T4"/>
          </table:table-cell>
        </table:table-row>
        <table:table-row table:style-name="Tabella24.1">
          <table:table-cell table:style-name="Tabella24.A1" office:value-type="string">
            <text:p text:style-name="P5" loext:marker-style-name="T3"/>
          </table:table-cell>
          <table:table-cell table:style-name="Tabella24.A1" office:value-type="string">
            <text:p text:style-name="P5" loext:marker-style-name="T3">e)<text:span text:style-name="T3"/></text:p>
          </table:table-cell>
          <table:table-cell table:style-name="Tabella2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1" loext:marker-style-name="T1"><text:span text:style-name="T1"><text:sequence text:ref-name="refAutoNr24" text:name="AutoNr" text:formula="ooow:AutoNr+1">25</text:sequence></text:span></text:p>
          </table:table-cell>
          <table:table-cell table:style-name="Tabella2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5.1">
          <table:table-cell table:style-name="Tabella25.A1" office:value-type="string">
            <text:p text:style-name="P3" loext:marker-style-name="T3"/>
          </table:table-cell>
          <table:table-cell table:style-name="Tabella25.A1" office:value-type="string">
            <text:p text:style-name="P3" loext:marker-style-name="T3">a)<text:span text:style-name="T3"/></text:p>
          </table:table-cell>
          <table:table-cell table:style-name="Tabella25.A1" office:value-type="string">
            <text:p text:style-name="P4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b)<text:span text:style-name="T3"/></text:p>
          </table:table-cell>
          <table:table-cell table:style-name="Tabella25.A1" office:value-type="string">
            <text:p text:style-name="P2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c)<text:span text:style-name="T3"/></text:p>
          </table:table-cell>
          <table:table-cell table:style-name="Tabella25.A1" office:value-type="string">
            <text:p text:style-name="P2" loext:marker-style-name="T2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d)<text:span text:style-name="T3"/></text:p>
          </table:table-cell>
          <table:table-cell table:style-name="Tabella25.A1" office:value-type="string">
            <text:h text:style-name="P6" text:outline-level="1" loext:marker-style-name="T4"/>
          </table:table-cell>
        </table:table-row>
        <table:table-row table:style-name="Tabella25.1">
          <table:table-cell table:style-name="Tabella25.A1" office:value-type="string">
            <text:p text:style-name="P5" loext:marker-style-name="T3"/>
          </table:table-cell>
          <table:table-cell table:style-name="Tabella25.A1" office:value-type="string">
            <text:p text:style-name="P5" loext:marker-style-name="T3">e)<text:span text:style-name="T3"/></text:p>
          </table:table-cell>
          <table:table-cell table:style-name="Tabella2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oft-page-break/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p text:style-name="P1" loext:marker-style-name="T1"><text:span text:style-name="T1"><text:sequence text:ref-name="refAutoNr25" text:name="AutoNr" text:formula="ooow:AutoNr+1">26</text:sequence></text:span></text:p>
          </table:table-cell>
          <table:table-cell table:style-name="Tabella2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6.1">
          <table:table-cell table:style-name="Tabella26.A1" office:value-type="string">
            <text:p text:style-name="P3" loext:marker-style-name="T3"/>
          </table:table-cell>
          <table:table-cell table:style-name="Tabella26.A1" office:value-type="string">
            <text:p text:style-name="P3" loext:marker-style-name="T3">a)<text:span text:style-name="T3"/></text:p>
          </table:table-cell>
          <table:table-cell table:style-name="Tabella26.A1" office:value-type="string">
            <text:p text:style-name="P4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b)<text:span text:style-name="T3"/></text:p>
          </table:table-cell>
          <table:table-cell table:style-name="Tabella26.A1" office:value-type="string">
            <text:p text:style-name="P2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c)<text:span text:style-name="T3"/></text:p>
          </table:table-cell>
          <table:table-cell table:style-name="Tabella26.A1" office:value-type="string">
            <text:p text:style-name="P2" loext:marker-style-name="T2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d)<text:span text:style-name="T3"/></text:p>
          </table:table-cell>
          <table:table-cell table:style-name="Tabella26.A1" office:value-type="string">
            <text:h text:style-name="P6" text:outline-level="1" loext:marker-style-name="T4"/>
          </table:table-cell>
        </table:table-row>
        <table:table-row table:style-name="Tabella26.1">
          <table:table-cell table:style-name="Tabella26.A1" office:value-type="string">
            <text:p text:style-name="P5" loext:marker-style-name="T3"/>
          </table:table-cell>
          <table:table-cell table:style-name="Tabella26.A1" office:value-type="string">
            <text:p text:style-name="P5" loext:marker-style-name="T3">e)<text:span text:style-name="T3"/></text:p>
          </table:table-cell>
          <table:table-cell table:style-name="Tabella2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1" loext:marker-style-name="T1"><text:span text:style-name="T1"><text:sequence text:ref-name="refAutoNr26" text:name="AutoNr" text:formula="ooow:AutoNr+1">27</text:sequence></text:span></text:p>
          </table:table-cell>
          <table:table-cell table:style-name="Tabella2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7.1">
          <table:table-cell table:style-name="Tabella27.A1" office:value-type="string">
            <text:p text:style-name="P3" loext:marker-style-name="T3"/>
          </table:table-cell>
          <table:table-cell table:style-name="Tabella27.A1" office:value-type="string">
            <text:p text:style-name="P3" loext:marker-style-name="T3">a)<text:span text:style-name="T3"/></text:p>
          </table:table-cell>
          <table:table-cell table:style-name="Tabella27.A1" office:value-type="string">
            <text:p text:style-name="P4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b)<text:span text:style-name="T3"/></text:p>
          </table:table-cell>
          <table:table-cell table:style-name="Tabella27.A1" office:value-type="string">
            <text:p text:style-name="P2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c)<text:span text:style-name="T3"/></text:p>
          </table:table-cell>
          <table:table-cell table:style-name="Tabella27.A1" office:value-type="string">
            <text:p text:style-name="P2" loext:marker-style-name="T2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d)<text:span text:style-name="T3"/></text:p>
          </table:table-cell>
          <table:table-cell table:style-name="Tabella27.A1" office:value-type="string">
            <text:h text:style-name="P6" text:outline-level="1" loext:marker-style-name="T4"/>
          </table:table-cell>
        </table:table-row>
        <table:table-row table:style-name="Tabella27.1">
          <table:table-cell table:style-name="Tabella27.A1" office:value-type="string">
            <text:p text:style-name="P5" loext:marker-style-name="T3"/>
          </table:table-cell>
          <table:table-cell table:style-name="Tabella27.A1" office:value-type="string">
            <text:p text:style-name="P5" loext:marker-style-name="T3">e)<text:span text:style-name="T3"/></text:p>
          </table:table-cell>
          <table:table-cell table:style-name="Tabella2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1" loext:marker-style-name="T1"><text:span text:style-name="T1"><text:sequence text:ref-name="refAutoNr27" text:name="AutoNr" text:formula="ooow:AutoNr+1">28</text:sequence></text:span></text:p>
          </table:table-cell>
          <table:table-cell table:style-name="Tabella2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8.1">
          <table:table-cell table:style-name="Tabella28.A1" office:value-type="string">
            <text:p text:style-name="P3" loext:marker-style-name="T3"/>
          </table:table-cell>
          <table:table-cell table:style-name="Tabella28.A1" office:value-type="string">
            <text:p text:style-name="P3" loext:marker-style-name="T3">a)<text:span text:style-name="T3"/></text:p>
          </table:table-cell>
          <table:table-cell table:style-name="Tabella28.A1" office:value-type="string">
            <text:p text:style-name="P4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b)<text:span text:style-name="T3"/></text:p>
          </table:table-cell>
          <table:table-cell table:style-name="Tabella28.A1" office:value-type="string">
            <text:p text:style-name="P2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c)<text:span text:style-name="T3"/></text:p>
          </table:table-cell>
          <table:table-cell table:style-name="Tabella28.A1" office:value-type="string">
            <text:p text:style-name="P2" loext:marker-style-name="T2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d)<text:span text:style-name="T3"/></text:p>
          </table:table-cell>
          <table:table-cell table:style-name="Tabella28.A1" office:value-type="string">
            <text:h text:style-name="P6" text:outline-level="1" loext:marker-style-name="T4"/>
          </table:table-cell>
        </table:table-row>
        <table:table-row table:style-name="Tabella28.1">
          <table:table-cell table:style-name="Tabella28.A1" office:value-type="string">
            <text:p text:style-name="P5" loext:marker-style-name="T3"/>
          </table:table-cell>
          <table:table-cell table:style-name="Tabella28.A1" office:value-type="string">
            <text:p text:style-name="P5" loext:marker-style-name="T3">e)<text:span text:style-name="T3"/></text:p>
          </table:table-cell>
          <table:table-cell table:style-name="Tabella2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p text:style-name="P1" loext:marker-style-name="T1"><text:span text:style-name="T1"><text:sequence text:ref-name="refAutoNr28" text:name="AutoNr" text:formula="ooow:AutoNr+1">29</text:sequence></text:span></text:p>
          </table:table-cell>
          <table:table-cell table:style-name="Tabella2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29.1">
          <table:table-cell table:style-name="Tabella29.A1" office:value-type="string">
            <text:p text:style-name="P3" loext:marker-style-name="T3"/>
          </table:table-cell>
          <table:table-cell table:style-name="Tabella29.A1" office:value-type="string">
            <text:p text:style-name="P3" loext:marker-style-name="T3">a)<text:span text:style-name="T3"/></text:p>
          </table:table-cell>
          <table:table-cell table:style-name="Tabella29.A1" office:value-type="string">
            <text:p text:style-name="P4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b)<text:span text:style-name="T3"/></text:p>
          </table:table-cell>
          <table:table-cell table:style-name="Tabella29.A1" office:value-type="string">
            <text:p text:style-name="P2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c)<text:span text:style-name="T3"/></text:p>
          </table:table-cell>
          <table:table-cell table:style-name="Tabella29.A1" office:value-type="string">
            <text:p text:style-name="P2" loext:marker-style-name="T2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d)<text:span text:style-name="T3"/></text:p>
          </table:table-cell>
          <table:table-cell table:style-name="Tabella29.A1" office:value-type="string">
            <text:h text:style-name="P6" text:outline-level="1" loext:marker-style-name="T4"/>
          </table:table-cell>
        </table:table-row>
        <table:table-row table:style-name="Tabella29.1">
          <table:table-cell table:style-name="Tabella29.A1" office:value-type="string">
            <text:p text:style-name="P5" loext:marker-style-name="T3"/>
          </table:table-cell>
          <table:table-cell table:style-name="Tabella29.A1" office:value-type="string">
            <text:p text:style-name="P5" loext:marker-style-name="T3">e)<text:span text:style-name="T3"/></text:p>
          </table:table-cell>
          <table:table-cell table:style-name="Tabella2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p text:style-name="P1" loext:marker-style-name="T1"><text:span text:style-name="T1"><text:sequence text:ref-name="refAutoNr29" text:name="AutoNr" text:formula="ooow:AutoNr+1">30</text:sequence></text:span></text:p>
          </table:table-cell>
          <table:table-cell table:style-name="Tabella3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0.1">
          <table:table-cell table:style-name="Tabella30.A1" office:value-type="string">
            <text:p text:style-name="P3" loext:marker-style-name="T3"/>
          </table:table-cell>
          <table:table-cell table:style-name="Tabella30.A1" office:value-type="string">
            <text:p text:style-name="P3" loext:marker-style-name="T3">a)<text:span text:style-name="T3"/></text:p>
          </table:table-cell>
          <table:table-cell table:style-name="Tabella30.A1" office:value-type="string">
            <text:p text:style-name="P4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b)<text:span text:style-name="T3"/></text:p>
          </table:table-cell>
          <table:table-cell table:style-name="Tabella30.A1" office:value-type="string">
            <text:p text:style-name="P2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c)<text:span text:style-name="T3"/></text:p>
          </table:table-cell>
          <table:table-cell table:style-name="Tabella30.A1" office:value-type="string">
            <text:p text:style-name="P2" loext:marker-style-name="T2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d)<text:span text:style-name="T3"/></text:p>
          </table:table-cell>
          <table:table-cell table:style-name="Tabella30.A1" office:value-type="string">
            <text:h text:style-name="P6" text:outline-level="1" loext:marker-style-name="T4"/>
          </table:table-cell>
        </table:table-row>
        <table:table-row table:style-name="Tabella30.1">
          <table:table-cell table:style-name="Tabella30.A1" office:value-type="string">
            <text:p text:style-name="P5" loext:marker-style-name="T3"/>
          </table:table-cell>
          <table:table-cell table:style-name="Tabella30.A1" office:value-type="string">
            <text:p text:style-name="P5" loext:marker-style-name="T3">e)<text:span text:style-name="T3"/></text:p>
          </table:table-cell>
          <table:table-cell table:style-name="Tabella3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p text:style-name="P1" loext:marker-style-name="T1"><text:span text:style-name="T1"><text:sequence text:ref-name="refAutoNr30" text:name="AutoNr" text:formula="ooow:AutoNr+1">31</text:sequence></text:span></text:p>
          </table:table-cell>
          <table:table-cell table:style-name="Tabella3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1.1">
          <table:table-cell table:style-name="Tabella31.A1" office:value-type="string">
            <text:p text:style-name="P3" loext:marker-style-name="T3"/>
          </table:table-cell>
          <table:table-cell table:style-name="Tabella31.A1" office:value-type="string">
            <text:p text:style-name="P3" loext:marker-style-name="T3">a)<text:span text:style-name="T3"/></text:p>
          </table:table-cell>
          <table:table-cell table:style-name="Tabella31.A1" office:value-type="string">
            <text:p text:style-name="P4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b)<text:span text:style-name="T3"/></text:p>
          </table:table-cell>
          <table:table-cell table:style-name="Tabella31.A1" office:value-type="string">
            <text:p text:style-name="P2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c)<text:span text:style-name="T3"/></text:p>
          </table:table-cell>
          <table:table-cell table:style-name="Tabella31.A1" office:value-type="string">
            <text:p text:style-name="P2" loext:marker-style-name="T2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d)<text:span text:style-name="T3"/></text:p>
          </table:table-cell>
          <table:table-cell table:style-name="Tabella31.A1" office:value-type="string">
            <text:h text:style-name="P6" text:outline-level="1" loext:marker-style-name="T4"/>
          </table:table-cell>
        </table:table-row>
        <table:table-row table:style-name="Tabella31.1">
          <table:table-cell table:style-name="Tabella31.A1" office:value-type="string">
            <text:p text:style-name="P5" loext:marker-style-name="T3"/>
          </table:table-cell>
          <table:table-cell table:style-name="Tabella31.A1" office:value-type="string">
            <text:p text:style-name="P5" loext:marker-style-name="T3">e)<text:span text:style-name="T3"/></text:p>
          </table:table-cell>
          <table:table-cell table:style-name="Tabella3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2" table:style-name="Tabella32">
        <table:table-column table:style-name="Tabella32.A"/>
        <table:table-column table:style-name="Tabella32.B"/>
        <table:table-column table:style-name="Tabella32.C"/>
        <text:soft-page-break/>
        <table:table-row table:style-name="Tabella32.1">
          <table:table-cell table:style-name="Tabella32.A1" office:value-type="string">
            <text:p text:style-name="P1" loext:marker-style-name="T1"><text:span text:style-name="T1"><text:sequence text:ref-name="refAutoNr31" text:name="AutoNr" text:formula="ooow:AutoNr+1">32</text:sequence></text:span></text:p>
          </table:table-cell>
          <table:table-cell table:style-name="Tabella3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2.1">
          <table:table-cell table:style-name="Tabella32.A1" office:value-type="string">
            <text:p text:style-name="P3" loext:marker-style-name="T3"/>
          </table:table-cell>
          <table:table-cell table:style-name="Tabella32.A1" office:value-type="string">
            <text:p text:style-name="P3" loext:marker-style-name="T3">a)<text:span text:style-name="T3"/></text:p>
          </table:table-cell>
          <table:table-cell table:style-name="Tabella32.A1" office:value-type="string">
            <text:p text:style-name="P4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b)<text:span text:style-name="T3"/></text:p>
          </table:table-cell>
          <table:table-cell table:style-name="Tabella32.A1" office:value-type="string">
            <text:p text:style-name="P2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c)<text:span text:style-name="T3"/></text:p>
          </table:table-cell>
          <table:table-cell table:style-name="Tabella32.A1" office:value-type="string">
            <text:p text:style-name="P2" loext:marker-style-name="T2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d)<text:span text:style-name="T3"/></text:p>
          </table:table-cell>
          <table:table-cell table:style-name="Tabella32.A1" office:value-type="string">
            <text:h text:style-name="P6" text:outline-level="1" loext:marker-style-name="T4"/>
          </table:table-cell>
        </table:table-row>
        <table:table-row table:style-name="Tabella32.1">
          <table:table-cell table:style-name="Tabella32.A1" office:value-type="string">
            <text:p text:style-name="P5" loext:marker-style-name="T3"/>
          </table:table-cell>
          <table:table-cell table:style-name="Tabella32.A1" office:value-type="string">
            <text:p text:style-name="P5" loext:marker-style-name="T3">e)<text:span text:style-name="T3"/></text:p>
          </table:table-cell>
          <table:table-cell table:style-name="Tabella3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 table:style-name="Tabella33.1">
          <table:table-cell table:style-name="Tabella33.A1" office:value-type="string">
            <text:p text:style-name="P1" loext:marker-style-name="T1"><text:span text:style-name="T1"><text:sequence text:ref-name="refAutoNr32" text:name="AutoNr" text:formula="ooow:AutoNr+1">33</text:sequence></text:span></text:p>
          </table:table-cell>
          <table:table-cell table:style-name="Tabella3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3.1">
          <table:table-cell table:style-name="Tabella33.A1" office:value-type="string">
            <text:p text:style-name="P3" loext:marker-style-name="T3"/>
          </table:table-cell>
          <table:table-cell table:style-name="Tabella33.A1" office:value-type="string">
            <text:p text:style-name="P3" loext:marker-style-name="T3">a)<text:span text:style-name="T3"/></text:p>
          </table:table-cell>
          <table:table-cell table:style-name="Tabella33.A1" office:value-type="string">
            <text:p text:style-name="P4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b)<text:span text:style-name="T3"/></text:p>
          </table:table-cell>
          <table:table-cell table:style-name="Tabella33.A1" office:value-type="string">
            <text:p text:style-name="P2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c)<text:span text:style-name="T3"/></text:p>
          </table:table-cell>
          <table:table-cell table:style-name="Tabella33.A1" office:value-type="string">
            <text:p text:style-name="P2" loext:marker-style-name="T2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d)<text:span text:style-name="T3"/></text:p>
          </table:table-cell>
          <table:table-cell table:style-name="Tabella33.A1" office:value-type="string">
            <text:h text:style-name="P6" text:outline-level="1" loext:marker-style-name="T4"/>
          </table:table-cell>
        </table:table-row>
        <table:table-row table:style-name="Tabella33.1">
          <table:table-cell table:style-name="Tabella33.A1" office:value-type="string">
            <text:p text:style-name="P5" loext:marker-style-name="T3"/>
          </table:table-cell>
          <table:table-cell table:style-name="Tabella33.A1" office:value-type="string">
            <text:p text:style-name="P5" loext:marker-style-name="T3">e)<text:span text:style-name="T3"/></text:p>
          </table:table-cell>
          <table:table-cell table:style-name="Tabella3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p text:style-name="P1" loext:marker-style-name="T1"><text:span text:style-name="T1"><text:sequence text:ref-name="refAutoNr33" text:name="AutoNr" text:formula="ooow:AutoNr+1">34</text:sequence></text:span></text:p>
          </table:table-cell>
          <table:table-cell table:style-name="Tabella3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4.1">
          <table:table-cell table:style-name="Tabella34.A1" office:value-type="string">
            <text:p text:style-name="P3" loext:marker-style-name="T3"/>
          </table:table-cell>
          <table:table-cell table:style-name="Tabella34.A1" office:value-type="string">
            <text:p text:style-name="P3" loext:marker-style-name="T3">a)<text:span text:style-name="T3"/></text:p>
          </table:table-cell>
          <table:table-cell table:style-name="Tabella34.A1" office:value-type="string">
            <text:p text:style-name="P4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b)<text:span text:style-name="T3"/></text:p>
          </table:table-cell>
          <table:table-cell table:style-name="Tabella34.A1" office:value-type="string">
            <text:p text:style-name="P2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c)<text:span text:style-name="T3"/></text:p>
          </table:table-cell>
          <table:table-cell table:style-name="Tabella34.A1" office:value-type="string">
            <text:p text:style-name="P2" loext:marker-style-name="T2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d)<text:span text:style-name="T3"/></text:p>
          </table:table-cell>
          <table:table-cell table:style-name="Tabella34.A1" office:value-type="string">
            <text:h text:style-name="P6" text:outline-level="1" loext:marker-style-name="T4"/>
          </table:table-cell>
        </table:table-row>
        <table:table-row table:style-name="Tabella34.1">
          <table:table-cell table:style-name="Tabella34.A1" office:value-type="string">
            <text:p text:style-name="P5" loext:marker-style-name="T3"/>
          </table:table-cell>
          <table:table-cell table:style-name="Tabella34.A1" office:value-type="string">
            <text:p text:style-name="P5" loext:marker-style-name="T3">e)<text:span text:style-name="T3"/></text:p>
          </table:table-cell>
          <table:table-cell table:style-name="Tabella3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 table:style-name="Tabella35.1">
          <table:table-cell table:style-name="Tabella35.A1" office:value-type="string">
            <text:p text:style-name="P1" loext:marker-style-name="T1"><text:span text:style-name="T1"><text:sequence text:ref-name="refAutoNr34" text:name="AutoNr" text:formula="ooow:AutoNr+1">35</text:sequence></text:span></text:p>
          </table:table-cell>
          <table:table-cell table:style-name="Tabella3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5.1">
          <table:table-cell table:style-name="Tabella35.A1" office:value-type="string">
            <text:p text:style-name="P3" loext:marker-style-name="T3"/>
          </table:table-cell>
          <table:table-cell table:style-name="Tabella35.A1" office:value-type="string">
            <text:p text:style-name="P3" loext:marker-style-name="T3">a)<text:span text:style-name="T3"/></text:p>
          </table:table-cell>
          <table:table-cell table:style-name="Tabella35.A1" office:value-type="string">
            <text:p text:style-name="P4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b)<text:span text:style-name="T3"/></text:p>
          </table:table-cell>
          <table:table-cell table:style-name="Tabella35.A1" office:value-type="string">
            <text:p text:style-name="P2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c)<text:span text:style-name="T3"/></text:p>
          </table:table-cell>
          <table:table-cell table:style-name="Tabella35.A1" office:value-type="string">
            <text:p text:style-name="P2" loext:marker-style-name="T2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d)<text:span text:style-name="T3"/></text:p>
          </table:table-cell>
          <table:table-cell table:style-name="Tabella35.A1" office:value-type="string">
            <text:h text:style-name="P6" text:outline-level="1" loext:marker-style-name="T4"/>
          </table:table-cell>
        </table:table-row>
        <table:table-row table:style-name="Tabella35.1">
          <table:table-cell table:style-name="Tabella35.A1" office:value-type="string">
            <text:p text:style-name="P5" loext:marker-style-name="T3"/>
          </table:table-cell>
          <table:table-cell table:style-name="Tabella35.A1" office:value-type="string">
            <text:p text:style-name="P5" loext:marker-style-name="T3">e)<text:span text:style-name="T3"/></text:p>
          </table:table-cell>
          <table:table-cell table:style-name="Tabella3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 table:style-name="Tabella36.1">
          <table:table-cell table:style-name="Tabella36.A1" office:value-type="string">
            <text:p text:style-name="P1" loext:marker-style-name="T1"><text:span text:style-name="T1"><text:sequence text:ref-name="refAutoNr35" text:name="AutoNr" text:formula="ooow:AutoNr+1">36</text:sequence></text:span></text:p>
          </table:table-cell>
          <table:table-cell table:style-name="Tabella3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6.1">
          <table:table-cell table:style-name="Tabella36.A1" office:value-type="string">
            <text:p text:style-name="P3" loext:marker-style-name="T3"/>
          </table:table-cell>
          <table:table-cell table:style-name="Tabella36.A1" office:value-type="string">
            <text:p text:style-name="P3" loext:marker-style-name="T3">a)<text:span text:style-name="T3"/></text:p>
          </table:table-cell>
          <table:table-cell table:style-name="Tabella36.A1" office:value-type="string">
            <text:p text:style-name="P4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b)<text:span text:style-name="T3"/></text:p>
          </table:table-cell>
          <table:table-cell table:style-name="Tabella36.A1" office:value-type="string">
            <text:p text:style-name="P2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c)<text:span text:style-name="T3"/></text:p>
          </table:table-cell>
          <table:table-cell table:style-name="Tabella36.A1" office:value-type="string">
            <text:p text:style-name="P2" loext:marker-style-name="T2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d)<text:span text:style-name="T3"/></text:p>
          </table:table-cell>
          <table:table-cell table:style-name="Tabella36.A1" office:value-type="string">
            <text:h text:style-name="P6" text:outline-level="1" loext:marker-style-name="T4"/>
          </table:table-cell>
        </table:table-row>
        <table:table-row table:style-name="Tabella36.1">
          <table:table-cell table:style-name="Tabella36.A1" office:value-type="string">
            <text:p text:style-name="P5" loext:marker-style-name="T3"/>
          </table:table-cell>
          <table:table-cell table:style-name="Tabella36.A1" office:value-type="string">
            <text:p text:style-name="P5" loext:marker-style-name="T3">e)<text:span text:style-name="T3"/></text:p>
          </table:table-cell>
          <table:table-cell table:style-name="Tabella3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 table:style-name="Tabella37.1">
          <table:table-cell table:style-name="Tabella37.A1" office:value-type="string">
            <text:p text:style-name="P1" loext:marker-style-name="T1"><text:span text:style-name="T1"><text:sequence text:ref-name="refAutoNr36" text:name="AutoNr" text:formula="ooow:AutoNr+1">37</text:sequence></text:span></text:p>
          </table:table-cell>
          <table:table-cell table:style-name="Tabella3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7.1">
          <table:table-cell table:style-name="Tabella37.A1" office:value-type="string">
            <text:p text:style-name="P3" loext:marker-style-name="T3"/>
          </table:table-cell>
          <table:table-cell table:style-name="Tabella37.A1" office:value-type="string">
            <text:p text:style-name="P3" loext:marker-style-name="T3">a)<text:span text:style-name="T3"/></text:p>
          </table:table-cell>
          <table:table-cell table:style-name="Tabella37.A1" office:value-type="string">
            <text:p text:style-name="P4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b)<text:span text:style-name="T3"/></text:p>
          </table:table-cell>
          <table:table-cell table:style-name="Tabella37.A1" office:value-type="string">
            <text:p text:style-name="P2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c)<text:span text:style-name="T3"/></text:p>
          </table:table-cell>
          <table:table-cell table:style-name="Tabella37.A1" office:value-type="string">
            <text:p text:style-name="P2" loext:marker-style-name="T2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d)<text:span text:style-name="T3"/></text:p>
          </table:table-cell>
          <table:table-cell table:style-name="Tabella37.A1" office:value-type="string">
            <text:h text:style-name="P6" text:outline-level="1" loext:marker-style-name="T4"/>
          </table:table-cell>
        </table:table-row>
        <table:table-row table:style-name="Tabella37.1">
          <table:table-cell table:style-name="Tabella37.A1" office:value-type="string">
            <text:p text:style-name="P5" loext:marker-style-name="T3"/>
          </table:table-cell>
          <table:table-cell table:style-name="Tabella37.A1" office:value-type="string">
            <text:p text:style-name="P5" loext:marker-style-name="T3">e)<text:span text:style-name="T3"/></text:p>
          </table:table-cell>
          <table:table-cell table:style-name="Tabella3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 table:style-name="Tabella38.1">
          <table:table-cell table:style-name="Tabella38.A1" office:value-type="string">
            <text:p text:style-name="P1" loext:marker-style-name="T1"><text:span text:style-name="T1"><text:sequence text:ref-name="refAutoNr37" text:name="AutoNr" text:formula="ooow:AutoNr+1">38</text:sequence></text:span></text:p>
          </table:table-cell>
          <table:table-cell table:style-name="Tabella38.A1" table:number-columns-spanned="2" office:value-type="string">
            <text:p text:style-name="P2" loext:marker-style-name="T2"/>
          </table:table-cell>
          <table:covered-table-cell/>
        </table:table-row>
        <text:soft-page-break/>
        <table:table-row table:style-name="Tabella38.1">
          <table:table-cell table:style-name="Tabella38.A1" office:value-type="string">
            <text:p text:style-name="P3" loext:marker-style-name="T3"/>
          </table:table-cell>
          <table:table-cell table:style-name="Tabella38.A1" office:value-type="string">
            <text:p text:style-name="P3" loext:marker-style-name="T3">a)<text:span text:style-name="T3"/></text:p>
          </table:table-cell>
          <table:table-cell table:style-name="Tabella38.A1" office:value-type="string">
            <text:p text:style-name="P4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b)<text:span text:style-name="T3"/></text:p>
          </table:table-cell>
          <table:table-cell table:style-name="Tabella38.A1" office:value-type="string">
            <text:p text:style-name="P2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c)<text:span text:style-name="T3"/></text:p>
          </table:table-cell>
          <table:table-cell table:style-name="Tabella38.A1" office:value-type="string">
            <text:p text:style-name="P2" loext:marker-style-name="T2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d)<text:span text:style-name="T3"/></text:p>
          </table:table-cell>
          <table:table-cell table:style-name="Tabella38.A1" office:value-type="string">
            <text:h text:style-name="P6" text:outline-level="1" loext:marker-style-name="T4"/>
          </table:table-cell>
        </table:table-row>
        <table:table-row table:style-name="Tabella38.1">
          <table:table-cell table:style-name="Tabella38.A1" office:value-type="string">
            <text:p text:style-name="P5" loext:marker-style-name="T3"/>
          </table:table-cell>
          <table:table-cell table:style-name="Tabella38.A1" office:value-type="string">
            <text:p text:style-name="P5" loext:marker-style-name="T3">e)<text:span text:style-name="T3"/></text:p>
          </table:table-cell>
          <table:table-cell table:style-name="Tabella3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 table:style-name="Tabella39.1">
          <table:table-cell table:style-name="Tabella39.A1" office:value-type="string">
            <text:p text:style-name="P1" loext:marker-style-name="T1"><text:span text:style-name="T1"><text:sequence text:ref-name="refAutoNr38" text:name="AutoNr" text:formula="ooow:AutoNr+1">39</text:sequence></text:span></text:p>
          </table:table-cell>
          <table:table-cell table:style-name="Tabella3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39.1">
          <table:table-cell table:style-name="Tabella39.A1" office:value-type="string">
            <text:p text:style-name="P3" loext:marker-style-name="T3"/>
          </table:table-cell>
          <table:table-cell table:style-name="Tabella39.A1" office:value-type="string">
            <text:p text:style-name="P3" loext:marker-style-name="T3">a)<text:span text:style-name="T3"/></text:p>
          </table:table-cell>
          <table:table-cell table:style-name="Tabella39.A1" office:value-type="string">
            <text:p text:style-name="P4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b)<text:span text:style-name="T3"/></text:p>
          </table:table-cell>
          <table:table-cell table:style-name="Tabella39.A1" office:value-type="string">
            <text:p text:style-name="P2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c)<text:span text:style-name="T3"/></text:p>
          </table:table-cell>
          <table:table-cell table:style-name="Tabella39.A1" office:value-type="string">
            <text:p text:style-name="P2" loext:marker-style-name="T2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d)<text:span text:style-name="T3"/></text:p>
          </table:table-cell>
          <table:table-cell table:style-name="Tabella39.A1" office:value-type="string">
            <text:h text:style-name="P6" text:outline-level="1" loext:marker-style-name="T4"/>
          </table:table-cell>
        </table:table-row>
        <table:table-row table:style-name="Tabella39.1">
          <table:table-cell table:style-name="Tabella39.A1" office:value-type="string">
            <text:p text:style-name="P5" loext:marker-style-name="T3"/>
          </table:table-cell>
          <table:table-cell table:style-name="Tabella39.A1" office:value-type="string">
            <text:p text:style-name="P5" loext:marker-style-name="T3">e)<text:span text:style-name="T3"/></text:p>
          </table:table-cell>
          <table:table-cell table:style-name="Tabella3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 table:style-name="Tabella40.1">
          <table:table-cell table:style-name="Tabella40.A1" office:value-type="string">
            <text:p text:style-name="P1" loext:marker-style-name="T1"><text:span text:style-name="T1"><text:sequence text:ref-name="refAutoNr39" text:name="AutoNr" text:formula="ooow:AutoNr+1">40</text:sequence></text:span></text:p>
          </table:table-cell>
          <table:table-cell table:style-name="Tabella4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0.1">
          <table:table-cell table:style-name="Tabella40.A1" office:value-type="string">
            <text:p text:style-name="P3" loext:marker-style-name="T3"/>
          </table:table-cell>
          <table:table-cell table:style-name="Tabella40.A1" office:value-type="string">
            <text:p text:style-name="P3" loext:marker-style-name="T3">a)<text:span text:style-name="T3"/></text:p>
          </table:table-cell>
          <table:table-cell table:style-name="Tabella40.A1" office:value-type="string">
            <text:p text:style-name="P4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b)<text:span text:style-name="T3"/></text:p>
          </table:table-cell>
          <table:table-cell table:style-name="Tabella40.A1" office:value-type="string">
            <text:p text:style-name="P2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c)<text:span text:style-name="T3"/></text:p>
          </table:table-cell>
          <table:table-cell table:style-name="Tabella40.A1" office:value-type="string">
            <text:p text:style-name="P2" loext:marker-style-name="T2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d)<text:span text:style-name="T3"/></text:p>
          </table:table-cell>
          <table:table-cell table:style-name="Tabella40.A1" office:value-type="string">
            <text:h text:style-name="P6" text:outline-level="1" loext:marker-style-name="T4"/>
          </table:table-cell>
        </table:table-row>
        <table:table-row table:style-name="Tabella40.1">
          <table:table-cell table:style-name="Tabella40.A1" office:value-type="string">
            <text:p text:style-name="P5" loext:marker-style-name="T3"/>
          </table:table-cell>
          <table:table-cell table:style-name="Tabella40.A1" office:value-type="string">
            <text:p text:style-name="P5" loext:marker-style-name="T3">e)<text:span text:style-name="T3"/></text:p>
          </table:table-cell>
          <table:table-cell table:style-name="Tabella4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 table:style-name="Tabella41.1">
          <table:table-cell table:style-name="Tabella41.A1" office:value-type="string">
            <text:p text:style-name="P1" loext:marker-style-name="T1"><text:span text:style-name="T1"><text:sequence text:ref-name="refAutoNr40" text:name="AutoNr" text:formula="ooow:AutoNr+1">41</text:sequence></text:span></text:p>
          </table:table-cell>
          <table:table-cell table:style-name="Tabella4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1.1">
          <table:table-cell table:style-name="Tabella41.A1" office:value-type="string">
            <text:p text:style-name="P3" loext:marker-style-name="T3"/>
          </table:table-cell>
          <table:table-cell table:style-name="Tabella41.A1" office:value-type="string">
            <text:p text:style-name="P3" loext:marker-style-name="T3">a)<text:span text:style-name="T3"/></text:p>
          </table:table-cell>
          <table:table-cell table:style-name="Tabella41.A1" office:value-type="string">
            <text:p text:style-name="P4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b)<text:span text:style-name="T3"/></text:p>
          </table:table-cell>
          <table:table-cell table:style-name="Tabella41.A1" office:value-type="string">
            <text:p text:style-name="P2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c)<text:span text:style-name="T3"/></text:p>
          </table:table-cell>
          <table:table-cell table:style-name="Tabella41.A1" office:value-type="string">
            <text:p text:style-name="P2" loext:marker-style-name="T2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d)<text:span text:style-name="T3"/></text:p>
          </table:table-cell>
          <table:table-cell table:style-name="Tabella41.A1" office:value-type="string">
            <text:h text:style-name="P6" text:outline-level="1" loext:marker-style-name="T4"/>
          </table:table-cell>
        </table:table-row>
        <table:table-row table:style-name="Tabella41.1">
          <table:table-cell table:style-name="Tabella41.A1" office:value-type="string">
            <text:p text:style-name="P5" loext:marker-style-name="T3"/>
          </table:table-cell>
          <table:table-cell table:style-name="Tabella41.A1" office:value-type="string">
            <text:p text:style-name="P5" loext:marker-style-name="T3">e)<text:span text:style-name="T3"/></text:p>
          </table:table-cell>
          <table:table-cell table:style-name="Tabella4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 table:style-name="Tabella42.1">
          <table:table-cell table:style-name="Tabella42.A1" office:value-type="string">
            <text:p text:style-name="P1" loext:marker-style-name="T1"><text:span text:style-name="T1"><text:sequence text:ref-name="refAutoNr41" text:name="AutoNr" text:formula="ooow:AutoNr+1">42</text:sequence></text:span></text:p>
          </table:table-cell>
          <table:table-cell table:style-name="Tabella4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2.1">
          <table:table-cell table:style-name="Tabella42.A1" office:value-type="string">
            <text:p text:style-name="P3" loext:marker-style-name="T3"/>
          </table:table-cell>
          <table:table-cell table:style-name="Tabella42.A1" office:value-type="string">
            <text:p text:style-name="P3" loext:marker-style-name="T3">a)<text:span text:style-name="T3"/></text:p>
          </table:table-cell>
          <table:table-cell table:style-name="Tabella42.A1" office:value-type="string">
            <text:p text:style-name="P4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b)<text:span text:style-name="T3"/></text:p>
          </table:table-cell>
          <table:table-cell table:style-name="Tabella42.A1" office:value-type="string">
            <text:p text:style-name="P2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c)<text:span text:style-name="T3"/></text:p>
          </table:table-cell>
          <table:table-cell table:style-name="Tabella42.A1" office:value-type="string">
            <text:p text:style-name="P2" loext:marker-style-name="T2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d)<text:span text:style-name="T3"/></text:p>
          </table:table-cell>
          <table:table-cell table:style-name="Tabella42.A1" office:value-type="string">
            <text:h text:style-name="P6" text:outline-level="1" loext:marker-style-name="T4"/>
          </table:table-cell>
        </table:table-row>
        <table:table-row table:style-name="Tabella42.1">
          <table:table-cell table:style-name="Tabella42.A1" office:value-type="string">
            <text:p text:style-name="P5" loext:marker-style-name="T3"/>
          </table:table-cell>
          <table:table-cell table:style-name="Tabella42.A1" office:value-type="string">
            <text:p text:style-name="P5" loext:marker-style-name="T3">e)<text:span text:style-name="T3"/></text:p>
          </table:table-cell>
          <table:table-cell table:style-name="Tabella4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 table:style-name="Tabella43.1">
          <table:table-cell table:style-name="Tabella43.A1" office:value-type="string">
            <text:p text:style-name="P1" loext:marker-style-name="T1"><text:span text:style-name="T1"><text:sequence text:ref-name="refAutoNr42" text:name="AutoNr" text:formula="ooow:AutoNr+1">43</text:sequence></text:span></text:p>
          </table:table-cell>
          <table:table-cell table:style-name="Tabella4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3.1">
          <table:table-cell table:style-name="Tabella43.A1" office:value-type="string">
            <text:p text:style-name="P3" loext:marker-style-name="T3"/>
          </table:table-cell>
          <table:table-cell table:style-name="Tabella43.A1" office:value-type="string">
            <text:p text:style-name="P3" loext:marker-style-name="T3">a)<text:span text:style-name="T3"/></text:p>
          </table:table-cell>
          <table:table-cell table:style-name="Tabella43.A1" office:value-type="string">
            <text:p text:style-name="P4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b)<text:span text:style-name="T3"/></text:p>
          </table:table-cell>
          <table:table-cell table:style-name="Tabella43.A1" office:value-type="string">
            <text:p text:style-name="P2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c)<text:span text:style-name="T3"/></text:p>
          </table:table-cell>
          <table:table-cell table:style-name="Tabella43.A1" office:value-type="string">
            <text:p text:style-name="P2" loext:marker-style-name="T2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d)<text:span text:style-name="T3"/></text:p>
          </table:table-cell>
          <table:table-cell table:style-name="Tabella43.A1" office:value-type="string">
            <text:h text:style-name="P6" text:outline-level="1" loext:marker-style-name="T4"/>
          </table:table-cell>
        </table:table-row>
        <table:table-row table:style-name="Tabella43.1">
          <table:table-cell table:style-name="Tabella43.A1" office:value-type="string">
            <text:p text:style-name="P5" loext:marker-style-name="T3"/>
          </table:table-cell>
          <table:table-cell table:style-name="Tabella43.A1" office:value-type="string">
            <text:p text:style-name="P5" loext:marker-style-name="T3">e)<text:span text:style-name="T3"/></text:p>
          </table:table-cell>
          <table:table-cell table:style-name="Tabella4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 table:style-name="Tabella44.1">
          <table:table-cell table:style-name="Tabella44.A1" office:value-type="string">
            <text:p text:style-name="P1" loext:marker-style-name="T1"><text:span text:style-name="T1"><text:sequence text:ref-name="refAutoNr43" text:name="AutoNr" text:formula="ooow:AutoNr+1">44</text:sequence></text:span></text:p>
          </table:table-cell>
          <table:table-cell table:style-name="Tabella4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4.1">
          <table:table-cell table:style-name="Tabella44.A1" office:value-type="string">
            <text:p text:style-name="P3" loext:marker-style-name="T3"/>
          </table:table-cell>
          <table:table-cell table:style-name="Tabella44.A1" office:value-type="string">
            <text:p text:style-name="P3" loext:marker-style-name="T3">a)<text:span text:style-name="T3"/></text:p>
          </table:table-cell>
          <table:table-cell table:style-name="Tabella44.A1" office:value-type="string">
            <text:p text:style-name="P4" loext:marker-style-name="T2"/>
          </table:table-cell>
        </table:table-row>
        <text:soft-page-break/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b)<text:span text:style-name="T3"/></text:p>
          </table:table-cell>
          <table:table-cell table:style-name="Tabella44.A1" office:value-type="string">
            <text:p text:style-name="P2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c)<text:span text:style-name="T3"/></text:p>
          </table:table-cell>
          <table:table-cell table:style-name="Tabella44.A1" office:value-type="string">
            <text:p text:style-name="P2" loext:marker-style-name="T2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d)<text:span text:style-name="T3"/></text:p>
          </table:table-cell>
          <table:table-cell table:style-name="Tabella44.A1" office:value-type="string">
            <text:h text:style-name="P6" text:outline-level="1" loext:marker-style-name="T4"/>
          </table:table-cell>
        </table:table-row>
        <table:table-row table:style-name="Tabella44.1">
          <table:table-cell table:style-name="Tabella44.A1" office:value-type="string">
            <text:p text:style-name="P5" loext:marker-style-name="T3"/>
          </table:table-cell>
          <table:table-cell table:style-name="Tabella44.A1" office:value-type="string">
            <text:p text:style-name="P5" loext:marker-style-name="T3">e)<text:span text:style-name="T3"/></text:p>
          </table:table-cell>
          <table:table-cell table:style-name="Tabella4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 table:style-name="Tabella45.1">
          <table:table-cell table:style-name="Tabella45.A1" office:value-type="string">
            <text:p text:style-name="P1" loext:marker-style-name="T1"><text:span text:style-name="T1"><text:sequence text:ref-name="refAutoNr44" text:name="AutoNr" text:formula="ooow:AutoNr+1">45</text:sequence></text:span></text:p>
          </table:table-cell>
          <table:table-cell table:style-name="Tabella4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5.1">
          <table:table-cell table:style-name="Tabella45.A1" office:value-type="string">
            <text:p text:style-name="P3" loext:marker-style-name="T3"/>
          </table:table-cell>
          <table:table-cell table:style-name="Tabella45.A1" office:value-type="string">
            <text:p text:style-name="P3" loext:marker-style-name="T3">a)<text:span text:style-name="T3"/></text:p>
          </table:table-cell>
          <table:table-cell table:style-name="Tabella45.A1" office:value-type="string">
            <text:p text:style-name="P4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b)<text:span text:style-name="T3"/></text:p>
          </table:table-cell>
          <table:table-cell table:style-name="Tabella45.A1" office:value-type="string">
            <text:p text:style-name="P2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c)<text:span text:style-name="T3"/></text:p>
          </table:table-cell>
          <table:table-cell table:style-name="Tabella45.A1" office:value-type="string">
            <text:p text:style-name="P2" loext:marker-style-name="T2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d)<text:span text:style-name="T3"/></text:p>
          </table:table-cell>
          <table:table-cell table:style-name="Tabella45.A1" office:value-type="string">
            <text:h text:style-name="P6" text:outline-level="1" loext:marker-style-name="T4"/>
          </table:table-cell>
        </table:table-row>
        <table:table-row table:style-name="Tabella45.1">
          <table:table-cell table:style-name="Tabella45.A1" office:value-type="string">
            <text:p text:style-name="P5" loext:marker-style-name="T3"/>
          </table:table-cell>
          <table:table-cell table:style-name="Tabella45.A1" office:value-type="string">
            <text:p text:style-name="P5" loext:marker-style-name="T3">e)<text:span text:style-name="T3"/></text:p>
          </table:table-cell>
          <table:table-cell table:style-name="Tabella4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 table:style-name="Tabella46.1">
          <table:table-cell table:style-name="Tabella46.A1" office:value-type="string">
            <text:p text:style-name="P1" loext:marker-style-name="T1"><text:span text:style-name="T1"><text:sequence text:ref-name="refAutoNr45" text:name="AutoNr" text:formula="ooow:AutoNr+1">46</text:sequence></text:span></text:p>
          </table:table-cell>
          <table:table-cell table:style-name="Tabella4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6.1">
          <table:table-cell table:style-name="Tabella46.A1" office:value-type="string">
            <text:p text:style-name="P3" loext:marker-style-name="T3"/>
          </table:table-cell>
          <table:table-cell table:style-name="Tabella46.A1" office:value-type="string">
            <text:p text:style-name="P3" loext:marker-style-name="T3">a)<text:span text:style-name="T3"/></text:p>
          </table:table-cell>
          <table:table-cell table:style-name="Tabella46.A1" office:value-type="string">
            <text:p text:style-name="P4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b)<text:span text:style-name="T3"/></text:p>
          </table:table-cell>
          <table:table-cell table:style-name="Tabella46.A1" office:value-type="string">
            <text:p text:style-name="P2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c)<text:span text:style-name="T3"/></text:p>
          </table:table-cell>
          <table:table-cell table:style-name="Tabella46.A1" office:value-type="string">
            <text:p text:style-name="P2" loext:marker-style-name="T2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d)<text:span text:style-name="T3"/></text:p>
          </table:table-cell>
          <table:table-cell table:style-name="Tabella46.A1" office:value-type="string">
            <text:h text:style-name="P6" text:outline-level="1" loext:marker-style-name="T4"/>
          </table:table-cell>
        </table:table-row>
        <table:table-row table:style-name="Tabella46.1">
          <table:table-cell table:style-name="Tabella46.A1" office:value-type="string">
            <text:p text:style-name="P5" loext:marker-style-name="T3"/>
          </table:table-cell>
          <table:table-cell table:style-name="Tabella46.A1" office:value-type="string">
            <text:p text:style-name="P5" loext:marker-style-name="T3">e)<text:span text:style-name="T3"/></text:p>
          </table:table-cell>
          <table:table-cell table:style-name="Tabella4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 table:style-name="Tabella47.1">
          <table:table-cell table:style-name="Tabella47.A1" office:value-type="string">
            <text:p text:style-name="P1" loext:marker-style-name="T1"><text:span text:style-name="T1"><text:sequence text:ref-name="refAutoNr46" text:name="AutoNr" text:formula="ooow:AutoNr+1">47</text:sequence></text:span></text:p>
          </table:table-cell>
          <table:table-cell table:style-name="Tabella4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7.1">
          <table:table-cell table:style-name="Tabella47.A1" office:value-type="string">
            <text:p text:style-name="P3" loext:marker-style-name="T3"/>
          </table:table-cell>
          <table:table-cell table:style-name="Tabella47.A1" office:value-type="string">
            <text:p text:style-name="P3" loext:marker-style-name="T3">a)<text:span text:style-name="T3"/></text:p>
          </table:table-cell>
          <table:table-cell table:style-name="Tabella47.A1" office:value-type="string">
            <text:p text:style-name="P4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b)<text:span text:style-name="T3"/></text:p>
          </table:table-cell>
          <table:table-cell table:style-name="Tabella47.A1" office:value-type="string">
            <text:p text:style-name="P2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c)<text:span text:style-name="T3"/></text:p>
          </table:table-cell>
          <table:table-cell table:style-name="Tabella47.A1" office:value-type="string">
            <text:p text:style-name="P2" loext:marker-style-name="T2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d)<text:span text:style-name="T3"/></text:p>
          </table:table-cell>
          <table:table-cell table:style-name="Tabella47.A1" office:value-type="string">
            <text:h text:style-name="P6" text:outline-level="1" loext:marker-style-name="T4"/>
          </table:table-cell>
        </table:table-row>
        <table:table-row table:style-name="Tabella47.1">
          <table:table-cell table:style-name="Tabella47.A1" office:value-type="string">
            <text:p text:style-name="P5" loext:marker-style-name="T3"/>
          </table:table-cell>
          <table:table-cell table:style-name="Tabella47.A1" office:value-type="string">
            <text:p text:style-name="P5" loext:marker-style-name="T3">e)<text:span text:style-name="T3"/></text:p>
          </table:table-cell>
          <table:table-cell table:style-name="Tabella4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 table:style-name="Tabella48.1">
          <table:table-cell table:style-name="Tabella48.A1" office:value-type="string">
            <text:p text:style-name="P1" loext:marker-style-name="T1"><text:span text:style-name="T1"><text:sequence text:ref-name="refAutoNr47" text:name="AutoNr" text:formula="ooow:AutoNr+1">48</text:sequence></text:span></text:p>
          </table:table-cell>
          <table:table-cell table:style-name="Tabella4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8.1">
          <table:table-cell table:style-name="Tabella48.A1" office:value-type="string">
            <text:p text:style-name="P3" loext:marker-style-name="T3"/>
          </table:table-cell>
          <table:table-cell table:style-name="Tabella48.A1" office:value-type="string">
            <text:p text:style-name="P3" loext:marker-style-name="T3">a)<text:span text:style-name="T3"/></text:p>
          </table:table-cell>
          <table:table-cell table:style-name="Tabella48.A1" office:value-type="string">
            <text:p text:style-name="P4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b)<text:span text:style-name="T3"/></text:p>
          </table:table-cell>
          <table:table-cell table:style-name="Tabella48.A1" office:value-type="string">
            <text:p text:style-name="P2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c)<text:span text:style-name="T3"/></text:p>
          </table:table-cell>
          <table:table-cell table:style-name="Tabella48.A1" office:value-type="string">
            <text:p text:style-name="P2" loext:marker-style-name="T2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d)<text:span text:style-name="T3"/></text:p>
          </table:table-cell>
          <table:table-cell table:style-name="Tabella48.A1" office:value-type="string">
            <text:h text:style-name="P6" text:outline-level="1" loext:marker-style-name="T4"/>
          </table:table-cell>
        </table:table-row>
        <table:table-row table:style-name="Tabella48.1">
          <table:table-cell table:style-name="Tabella48.A1" office:value-type="string">
            <text:p text:style-name="P5" loext:marker-style-name="T3"/>
          </table:table-cell>
          <table:table-cell table:style-name="Tabella48.A1" office:value-type="string">
            <text:p text:style-name="P5" loext:marker-style-name="T3">e)<text:span text:style-name="T3"/></text:p>
          </table:table-cell>
          <table:table-cell table:style-name="Tabella4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 table:style-name="Tabella49.1">
          <table:table-cell table:style-name="Tabella49.A1" office:value-type="string">
            <text:p text:style-name="P1" loext:marker-style-name="T1"><text:span text:style-name="T1"><text:sequence text:ref-name="refAutoNr48" text:name="AutoNr" text:formula="ooow:AutoNr+1">49</text:sequence></text:span></text:p>
          </table:table-cell>
          <table:table-cell table:style-name="Tabella4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49.1">
          <table:table-cell table:style-name="Tabella49.A1" office:value-type="string">
            <text:p text:style-name="P3" loext:marker-style-name="T3"/>
          </table:table-cell>
          <table:table-cell table:style-name="Tabella49.A1" office:value-type="string">
            <text:p text:style-name="P3" loext:marker-style-name="T3">a)<text:span text:style-name="T3"/></text:p>
          </table:table-cell>
          <table:table-cell table:style-name="Tabella49.A1" office:value-type="string">
            <text:p text:style-name="P4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b)<text:span text:style-name="T3"/></text:p>
          </table:table-cell>
          <table:table-cell table:style-name="Tabella49.A1" office:value-type="string">
            <text:p text:style-name="P2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c)<text:span text:style-name="T3"/></text:p>
          </table:table-cell>
          <table:table-cell table:style-name="Tabella49.A1" office:value-type="string">
            <text:p text:style-name="P2" loext:marker-style-name="T2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d)<text:span text:style-name="T3"/></text:p>
          </table:table-cell>
          <table:table-cell table:style-name="Tabella49.A1" office:value-type="string">
            <text:h text:style-name="P6" text:outline-level="1" loext:marker-style-name="T4"/>
          </table:table-cell>
        </table:table-row>
        <table:table-row table:style-name="Tabella49.1">
          <table:table-cell table:style-name="Tabella49.A1" office:value-type="string">
            <text:p text:style-name="P5" loext:marker-style-name="T3"/>
          </table:table-cell>
          <table:table-cell table:style-name="Tabella49.A1" office:value-type="string">
            <text:p text:style-name="P5" loext:marker-style-name="T3">e)<text:span text:style-name="T3"/></text:p>
          </table:table-cell>
          <table:table-cell table:style-name="Tabella4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row table:style-name="Tabella50.1">
          <table:table-cell table:style-name="Tabella50.A1" office:value-type="string">
            <text:p text:style-name="P1" loext:marker-style-name="T1"><text:span text:style-name="T1"><text:sequence text:ref-name="refAutoNr49" text:name="AutoNr" text:formula="ooow:AutoNr+1">50</text:sequence></text:span></text:p>
          </table:table-cell>
          <table:table-cell table:style-name="Tabella5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0.1">
          <table:table-cell table:style-name="Tabella50.A1" office:value-type="string">
            <text:p text:style-name="P3" loext:marker-style-name="T3"/>
          </table:table-cell>
          <table:table-cell table:style-name="Tabella50.A1" office:value-type="string">
            <text:p text:style-name="P3" loext:marker-style-name="T3">a)<text:span text:style-name="T3"/></text:p>
          </table:table-cell>
          <table:table-cell table:style-name="Tabella50.A1" office:value-type="string">
            <text:p text:style-name="P4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b)<text:span text:style-name="T3"/></text:p>
          </table:table-cell>
          <table:table-cell table:style-name="Tabella50.A1" office:value-type="string">
            <text:p text:style-name="P2" loext:marker-style-name="T2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c)<text:span text:style-name="T3"/></text:p>
          </table:table-cell>
          <table:table-cell table:style-name="Tabella50.A1" office:value-type="string">
            <text:p text:style-name="P2" loext:marker-style-name="T2"/>
          </table:table-cell>
        </table:table-row>
        <text:soft-page-break/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d)<text:span text:style-name="T3"/></text:p>
          </table:table-cell>
          <table:table-cell table:style-name="Tabella50.A1" office:value-type="string">
            <text:h text:style-name="P6" text:outline-level="1" loext:marker-style-name="T4"/>
          </table:table-cell>
        </table:table-row>
        <table:table-row table:style-name="Tabella50.1">
          <table:table-cell table:style-name="Tabella50.A1" office:value-type="string">
            <text:p text:style-name="P5" loext:marker-style-name="T3"/>
          </table:table-cell>
          <table:table-cell table:style-name="Tabella50.A1" office:value-type="string">
            <text:p text:style-name="P5" loext:marker-style-name="T3">e)<text:span text:style-name="T3"/></text:p>
          </table:table-cell>
          <table:table-cell table:style-name="Tabella5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 table:style-name="Tabella51.1">
          <table:table-cell table:style-name="Tabella51.A1" office:value-type="string">
            <text:p text:style-name="P1" loext:marker-style-name="T1"><text:span text:style-name="T1"><text:sequence text:ref-name="refAutoNr50" text:name="AutoNr" text:formula="ooow:AutoNr+1">51</text:sequence></text:span></text:p>
          </table:table-cell>
          <table:table-cell table:style-name="Tabella5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1.1">
          <table:table-cell table:style-name="Tabella51.A1" office:value-type="string">
            <text:p text:style-name="P3" loext:marker-style-name="T3"/>
          </table:table-cell>
          <table:table-cell table:style-name="Tabella51.A1" office:value-type="string">
            <text:p text:style-name="P3" loext:marker-style-name="T3">a)<text:span text:style-name="T3"/></text:p>
          </table:table-cell>
          <table:table-cell table:style-name="Tabella51.A1" office:value-type="string">
            <text:p text:style-name="P4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b)<text:span text:style-name="T3"/></text:p>
          </table:table-cell>
          <table:table-cell table:style-name="Tabella51.A1" office:value-type="string">
            <text:p text:style-name="P2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c)<text:span text:style-name="T3"/></text:p>
          </table:table-cell>
          <table:table-cell table:style-name="Tabella51.A1" office:value-type="string">
            <text:p text:style-name="P2" loext:marker-style-name="T2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d)<text:span text:style-name="T3"/></text:p>
          </table:table-cell>
          <table:table-cell table:style-name="Tabella51.A1" office:value-type="string">
            <text:h text:style-name="P6" text:outline-level="1" loext:marker-style-name="T4"/>
          </table:table-cell>
        </table:table-row>
        <table:table-row table:style-name="Tabella51.1">
          <table:table-cell table:style-name="Tabella51.A1" office:value-type="string">
            <text:p text:style-name="P5" loext:marker-style-name="T3"/>
          </table:table-cell>
          <table:table-cell table:style-name="Tabella51.A1" office:value-type="string">
            <text:p text:style-name="P5" loext:marker-style-name="T3">e)<text:span text:style-name="T3"/></text:p>
          </table:table-cell>
          <table:table-cell table:style-name="Tabella5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 table:style-name="Tabella52.1">
          <table:table-cell table:style-name="Tabella52.A1" office:value-type="string">
            <text:p text:style-name="P1" loext:marker-style-name="T1"><text:span text:style-name="T1"><text:sequence text:ref-name="refAutoNr51" text:name="AutoNr" text:formula="ooow:AutoNr+1">52</text:sequence></text:span></text:p>
          </table:table-cell>
          <table:table-cell table:style-name="Tabella5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2.1">
          <table:table-cell table:style-name="Tabella52.A1" office:value-type="string">
            <text:p text:style-name="P3" loext:marker-style-name="T3"/>
          </table:table-cell>
          <table:table-cell table:style-name="Tabella52.A1" office:value-type="string">
            <text:p text:style-name="P3" loext:marker-style-name="T3">a)<text:span text:style-name="T3"/></text:p>
          </table:table-cell>
          <table:table-cell table:style-name="Tabella52.A1" office:value-type="string">
            <text:p text:style-name="P4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b)<text:span text:style-name="T3"/></text:p>
          </table:table-cell>
          <table:table-cell table:style-name="Tabella52.A1" office:value-type="string">
            <text:p text:style-name="P2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c)<text:span text:style-name="T3"/></text:p>
          </table:table-cell>
          <table:table-cell table:style-name="Tabella52.A1" office:value-type="string">
            <text:p text:style-name="P2" loext:marker-style-name="T2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d)<text:span text:style-name="T3"/></text:p>
          </table:table-cell>
          <table:table-cell table:style-name="Tabella52.A1" office:value-type="string">
            <text:h text:style-name="P6" text:outline-level="1" loext:marker-style-name="T4"/>
          </table:table-cell>
        </table:table-row>
        <table:table-row table:style-name="Tabella52.1">
          <table:table-cell table:style-name="Tabella52.A1" office:value-type="string">
            <text:p text:style-name="P5" loext:marker-style-name="T3"/>
          </table:table-cell>
          <table:table-cell table:style-name="Tabella52.A1" office:value-type="string">
            <text:p text:style-name="P5" loext:marker-style-name="T3">e)<text:span text:style-name="T3"/></text:p>
          </table:table-cell>
          <table:table-cell table:style-name="Tabella5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 table:style-name="Tabella53.1">
          <table:table-cell table:style-name="Tabella53.A1" office:value-type="string">
            <text:p text:style-name="P1" loext:marker-style-name="T1"><text:span text:style-name="T1"><text:sequence text:ref-name="refAutoNr52" text:name="AutoNr" text:formula="ooow:AutoNr+1">53</text:sequence></text:span></text:p>
          </table:table-cell>
          <table:table-cell table:style-name="Tabella5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3.1">
          <table:table-cell table:style-name="Tabella53.A1" office:value-type="string">
            <text:p text:style-name="P3" loext:marker-style-name="T3"/>
          </table:table-cell>
          <table:table-cell table:style-name="Tabella53.A1" office:value-type="string">
            <text:p text:style-name="P3" loext:marker-style-name="T3">a)<text:span text:style-name="T3"/></text:p>
          </table:table-cell>
          <table:table-cell table:style-name="Tabella53.A1" office:value-type="string">
            <text:p text:style-name="P4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b)<text:span text:style-name="T3"/></text:p>
          </table:table-cell>
          <table:table-cell table:style-name="Tabella53.A1" office:value-type="string">
            <text:p text:style-name="P2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c)<text:span text:style-name="T3"/></text:p>
          </table:table-cell>
          <table:table-cell table:style-name="Tabella53.A1" office:value-type="string">
            <text:p text:style-name="P2" loext:marker-style-name="T2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d)<text:span text:style-name="T3"/></text:p>
          </table:table-cell>
          <table:table-cell table:style-name="Tabella53.A1" office:value-type="string">
            <text:h text:style-name="P6" text:outline-level="1" loext:marker-style-name="T4"/>
          </table:table-cell>
        </table:table-row>
        <table:table-row table:style-name="Tabella53.1">
          <table:table-cell table:style-name="Tabella53.A1" office:value-type="string">
            <text:p text:style-name="P5" loext:marker-style-name="T3"/>
          </table:table-cell>
          <table:table-cell table:style-name="Tabella53.A1" office:value-type="string">
            <text:p text:style-name="P5" loext:marker-style-name="T3">e)<text:span text:style-name="T3"/></text:p>
          </table:table-cell>
          <table:table-cell table:style-name="Tabella5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row table:style-name="Tabella54.1">
          <table:table-cell table:style-name="Tabella54.A1" office:value-type="string">
            <text:p text:style-name="P1" loext:marker-style-name="T1"><text:span text:style-name="T1"><text:sequence text:ref-name="refAutoNr53" text:name="AutoNr" text:formula="ooow:AutoNr+1">54</text:sequence></text:span></text:p>
          </table:table-cell>
          <table:table-cell table:style-name="Tabella5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4.1">
          <table:table-cell table:style-name="Tabella54.A1" office:value-type="string">
            <text:p text:style-name="P3" loext:marker-style-name="T3"/>
          </table:table-cell>
          <table:table-cell table:style-name="Tabella54.A1" office:value-type="string">
            <text:p text:style-name="P3" loext:marker-style-name="T3">a)<text:span text:style-name="T3"/></text:p>
          </table:table-cell>
          <table:table-cell table:style-name="Tabella54.A1" office:value-type="string">
            <text:p text:style-name="P4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b)<text:span text:style-name="T3"/></text:p>
          </table:table-cell>
          <table:table-cell table:style-name="Tabella54.A1" office:value-type="string">
            <text:p text:style-name="P2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c)<text:span text:style-name="T3"/></text:p>
          </table:table-cell>
          <table:table-cell table:style-name="Tabella54.A1" office:value-type="string">
            <text:p text:style-name="P2" loext:marker-style-name="T2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d)<text:span text:style-name="T3"/></text:p>
          </table:table-cell>
          <table:table-cell table:style-name="Tabella54.A1" office:value-type="string">
            <text:h text:style-name="P6" text:outline-level="1" loext:marker-style-name="T4"/>
          </table:table-cell>
        </table:table-row>
        <table:table-row table:style-name="Tabella54.1">
          <table:table-cell table:style-name="Tabella54.A1" office:value-type="string">
            <text:p text:style-name="P5" loext:marker-style-name="T3"/>
          </table:table-cell>
          <table:table-cell table:style-name="Tabella54.A1" office:value-type="string">
            <text:p text:style-name="P5" loext:marker-style-name="T3">e)<text:span text:style-name="T3"/></text:p>
          </table:table-cell>
          <table:table-cell table:style-name="Tabella5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row table:style-name="Tabella55.1">
          <table:table-cell table:style-name="Tabella55.A1" office:value-type="string">
            <text:p text:style-name="P1" loext:marker-style-name="T1"><text:span text:style-name="T1"><text:sequence text:ref-name="refAutoNr54" text:name="AutoNr" text:formula="ooow:AutoNr+1">55</text:sequence></text:span></text:p>
          </table:table-cell>
          <table:table-cell table:style-name="Tabella5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5.1">
          <table:table-cell table:style-name="Tabella55.A1" office:value-type="string">
            <text:p text:style-name="P3" loext:marker-style-name="T3"/>
          </table:table-cell>
          <table:table-cell table:style-name="Tabella55.A1" office:value-type="string">
            <text:p text:style-name="P3" loext:marker-style-name="T3">a)<text:span text:style-name="T3"/></text:p>
          </table:table-cell>
          <table:table-cell table:style-name="Tabella55.A1" office:value-type="string">
            <text:p text:style-name="P4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b)<text:span text:style-name="T3"/></text:p>
          </table:table-cell>
          <table:table-cell table:style-name="Tabella55.A1" office:value-type="string">
            <text:p text:style-name="P2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c)<text:span text:style-name="T3"/></text:p>
          </table:table-cell>
          <table:table-cell table:style-name="Tabella55.A1" office:value-type="string">
            <text:p text:style-name="P2" loext:marker-style-name="T2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d)<text:span text:style-name="T3"/></text:p>
          </table:table-cell>
          <table:table-cell table:style-name="Tabella55.A1" office:value-type="string">
            <text:h text:style-name="P6" text:outline-level="1" loext:marker-style-name="T4"/>
          </table:table-cell>
        </table:table-row>
        <table:table-row table:style-name="Tabella55.1">
          <table:table-cell table:style-name="Tabella55.A1" office:value-type="string">
            <text:p text:style-name="P5" loext:marker-style-name="T3"/>
          </table:table-cell>
          <table:table-cell table:style-name="Tabella55.A1" office:value-type="string">
            <text:p text:style-name="P5" loext:marker-style-name="T3">e)<text:span text:style-name="T3"/></text:p>
          </table:table-cell>
          <table:table-cell table:style-name="Tabella5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row table:style-name="Tabella56.1">
          <table:table-cell table:style-name="Tabella56.A1" office:value-type="string">
            <text:p text:style-name="P1" loext:marker-style-name="T1"><text:span text:style-name="T1"><text:sequence text:ref-name="refAutoNr55" text:name="AutoNr" text:formula="ooow:AutoNr+1">56</text:sequence></text:span></text:p>
          </table:table-cell>
          <table:table-cell table:style-name="Tabella5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6.1">
          <table:table-cell table:style-name="Tabella56.A1" office:value-type="string">
            <text:p text:style-name="P3" loext:marker-style-name="T3"/>
          </table:table-cell>
          <table:table-cell table:style-name="Tabella56.A1" office:value-type="string">
            <text:p text:style-name="P3" loext:marker-style-name="T3">a)<text:span text:style-name="T3"/></text:p>
          </table:table-cell>
          <table:table-cell table:style-name="Tabella56.A1" office:value-type="string">
            <text:p text:style-name="P4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b)<text:span text:style-name="T3"/></text:p>
          </table:table-cell>
          <table:table-cell table:style-name="Tabella56.A1" office:value-type="string">
            <text:p text:style-name="P2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c)<text:span text:style-name="T3"/></text:p>
          </table:table-cell>
          <table:table-cell table:style-name="Tabella56.A1" office:value-type="string">
            <text:p text:style-name="P2" loext:marker-style-name="T2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d)<text:span text:style-name="T3"/></text:p>
          </table:table-cell>
          <table:table-cell table:style-name="Tabella56.A1" office:value-type="string">
            <text:h text:style-name="P6" text:outline-level="1" loext:marker-style-name="T4"/>
          </table:table-cell>
        </table:table-row>
        <table:table-row table:style-name="Tabella56.1">
          <table:table-cell table:style-name="Tabella56.A1" office:value-type="string">
            <text:p text:style-name="P5" loext:marker-style-name="T3"/>
          </table:table-cell>
          <table:table-cell table:style-name="Tabella56.A1" office:value-type="string">
            <text:p text:style-name="P5" loext:marker-style-name="T3">e)<text:span text:style-name="T3"/></text:p>
          </table:table-cell>
          <table:table-cell table:style-name="Tabella5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oft-page-break/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7" table:style-name="Tabella57">
        <table:table-column table:style-name="Tabella57.A"/>
        <table:table-column table:style-name="Tabella57.B"/>
        <table:table-column table:style-name="Tabella57.C"/>
        <table:table-row table:style-name="Tabella57.1">
          <table:table-cell table:style-name="Tabella57.A1" office:value-type="string">
            <text:p text:style-name="P1" loext:marker-style-name="T1"><text:span text:style-name="T1"><text:sequence text:ref-name="refAutoNr56" text:name="AutoNr" text:formula="ooow:AutoNr+1">57</text:sequence></text:span></text:p>
          </table:table-cell>
          <table:table-cell table:style-name="Tabella5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7.1">
          <table:table-cell table:style-name="Tabella57.A1" office:value-type="string">
            <text:p text:style-name="P3" loext:marker-style-name="T3"/>
          </table:table-cell>
          <table:table-cell table:style-name="Tabella57.A1" office:value-type="string">
            <text:p text:style-name="P3" loext:marker-style-name="T3">a)<text:span text:style-name="T3"/></text:p>
          </table:table-cell>
          <table:table-cell table:style-name="Tabella57.A1" office:value-type="string">
            <text:p text:style-name="P4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b)<text:span text:style-name="T3"/></text:p>
          </table:table-cell>
          <table:table-cell table:style-name="Tabella57.A1" office:value-type="string">
            <text:p text:style-name="P2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c)<text:span text:style-name="T3"/></text:p>
          </table:table-cell>
          <table:table-cell table:style-name="Tabella57.A1" office:value-type="string">
            <text:p text:style-name="P2" loext:marker-style-name="T2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d)<text:span text:style-name="T3"/></text:p>
          </table:table-cell>
          <table:table-cell table:style-name="Tabella57.A1" office:value-type="string">
            <text:h text:style-name="P6" text:outline-level="1" loext:marker-style-name="T4"/>
          </table:table-cell>
        </table:table-row>
        <table:table-row table:style-name="Tabella57.1">
          <table:table-cell table:style-name="Tabella57.A1" office:value-type="string">
            <text:p text:style-name="P5" loext:marker-style-name="T3"/>
          </table:table-cell>
          <table:table-cell table:style-name="Tabella57.A1" office:value-type="string">
            <text:p text:style-name="P5" loext:marker-style-name="T3">e)<text:span text:style-name="T3"/></text:p>
          </table:table-cell>
          <table:table-cell table:style-name="Tabella5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8" table:style-name="Tabella58">
        <table:table-column table:style-name="Tabella58.A"/>
        <table:table-column table:style-name="Tabella58.B"/>
        <table:table-column table:style-name="Tabella58.C"/>
        <table:table-row table:style-name="Tabella58.1">
          <table:table-cell table:style-name="Tabella58.A1" office:value-type="string">
            <text:p text:style-name="P1" loext:marker-style-name="T1"><text:span text:style-name="T1"><text:sequence text:ref-name="refAutoNr57" text:name="AutoNr" text:formula="ooow:AutoNr+1">58</text:sequence></text:span></text:p>
          </table:table-cell>
          <table:table-cell table:style-name="Tabella5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8.1">
          <table:table-cell table:style-name="Tabella58.A1" office:value-type="string">
            <text:p text:style-name="P3" loext:marker-style-name="T3"/>
          </table:table-cell>
          <table:table-cell table:style-name="Tabella58.A1" office:value-type="string">
            <text:p text:style-name="P3" loext:marker-style-name="T3">a)<text:span text:style-name="T3"/></text:p>
          </table:table-cell>
          <table:table-cell table:style-name="Tabella58.A1" office:value-type="string">
            <text:p text:style-name="P4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b)<text:span text:style-name="T3"/></text:p>
          </table:table-cell>
          <table:table-cell table:style-name="Tabella58.A1" office:value-type="string">
            <text:p text:style-name="P2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c)<text:span text:style-name="T3"/></text:p>
          </table:table-cell>
          <table:table-cell table:style-name="Tabella58.A1" office:value-type="string">
            <text:p text:style-name="P2" loext:marker-style-name="T2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d)<text:span text:style-name="T3"/></text:p>
          </table:table-cell>
          <table:table-cell table:style-name="Tabella58.A1" office:value-type="string">
            <text:h text:style-name="P6" text:outline-level="1" loext:marker-style-name="T4"/>
          </table:table-cell>
        </table:table-row>
        <table:table-row table:style-name="Tabella58.1">
          <table:table-cell table:style-name="Tabella58.A1" office:value-type="string">
            <text:p text:style-name="P5" loext:marker-style-name="T3"/>
          </table:table-cell>
          <table:table-cell table:style-name="Tabella58.A1" office:value-type="string">
            <text:p text:style-name="P5" loext:marker-style-name="T3">e)<text:span text:style-name="T3"/></text:p>
          </table:table-cell>
          <table:table-cell table:style-name="Tabella5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row table:style-name="Tabella59.1">
          <table:table-cell table:style-name="Tabella59.A1" office:value-type="string">
            <text:p text:style-name="P1" loext:marker-style-name="T1"><text:span text:style-name="T1"><text:sequence text:ref-name="refAutoNr58" text:name="AutoNr" text:formula="ooow:AutoNr+1">59</text:sequence></text:span></text:p>
          </table:table-cell>
          <table:table-cell table:style-name="Tabella5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59.1">
          <table:table-cell table:style-name="Tabella59.A1" office:value-type="string">
            <text:p text:style-name="P3" loext:marker-style-name="T3"/>
          </table:table-cell>
          <table:table-cell table:style-name="Tabella59.A1" office:value-type="string">
            <text:p text:style-name="P3" loext:marker-style-name="T3">a)<text:span text:style-name="T3"/></text:p>
          </table:table-cell>
          <table:table-cell table:style-name="Tabella59.A1" office:value-type="string">
            <text:p text:style-name="P4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b)<text:span text:style-name="T3"/></text:p>
          </table:table-cell>
          <table:table-cell table:style-name="Tabella59.A1" office:value-type="string">
            <text:p text:style-name="P2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c)<text:span text:style-name="T3"/></text:p>
          </table:table-cell>
          <table:table-cell table:style-name="Tabella59.A1" office:value-type="string">
            <text:p text:style-name="P2" loext:marker-style-name="T2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d)<text:span text:style-name="T3"/></text:p>
          </table:table-cell>
          <table:table-cell table:style-name="Tabella59.A1" office:value-type="string">
            <text:h text:style-name="P6" text:outline-level="1" loext:marker-style-name="T4"/>
          </table:table-cell>
        </table:table-row>
        <table:table-row table:style-name="Tabella59.1">
          <table:table-cell table:style-name="Tabella59.A1" office:value-type="string">
            <text:p text:style-name="P5" loext:marker-style-name="T3"/>
          </table:table-cell>
          <table:table-cell table:style-name="Tabella59.A1" office:value-type="string">
            <text:p text:style-name="P5" loext:marker-style-name="T3">e)<text:span text:style-name="T3"/></text:p>
          </table:table-cell>
          <table:table-cell table:style-name="Tabella5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0" table:style-name="Tabella60">
        <table:table-column table:style-name="Tabella60.A"/>
        <table:table-column table:style-name="Tabella60.B"/>
        <table:table-column table:style-name="Tabella60.C"/>
        <table:table-row table:style-name="Tabella60.1">
          <table:table-cell table:style-name="Tabella60.A1" office:value-type="string">
            <text:p text:style-name="P1" loext:marker-style-name="T1"><text:span text:style-name="T1"><text:sequence text:ref-name="refAutoNr59" text:name="AutoNr" text:formula="ooow:AutoNr+1">60</text:sequence></text:span></text:p>
          </table:table-cell>
          <table:table-cell table:style-name="Tabella6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0.1">
          <table:table-cell table:style-name="Tabella60.A1" office:value-type="string">
            <text:p text:style-name="P3" loext:marker-style-name="T3"/>
          </table:table-cell>
          <table:table-cell table:style-name="Tabella60.A1" office:value-type="string">
            <text:p text:style-name="P3" loext:marker-style-name="T3">a)<text:span text:style-name="T3"/></text:p>
          </table:table-cell>
          <table:table-cell table:style-name="Tabella60.A1" office:value-type="string">
            <text:p text:style-name="P4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b)<text:span text:style-name="T3"/></text:p>
          </table:table-cell>
          <table:table-cell table:style-name="Tabella60.A1" office:value-type="string">
            <text:p text:style-name="P2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c)<text:span text:style-name="T3"/></text:p>
          </table:table-cell>
          <table:table-cell table:style-name="Tabella60.A1" office:value-type="string">
            <text:p text:style-name="P2" loext:marker-style-name="T2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d)<text:span text:style-name="T3"/></text:p>
          </table:table-cell>
          <table:table-cell table:style-name="Tabella60.A1" office:value-type="string">
            <text:h text:style-name="P6" text:outline-level="1" loext:marker-style-name="T4"/>
          </table:table-cell>
        </table:table-row>
        <table:table-row table:style-name="Tabella60.1">
          <table:table-cell table:style-name="Tabella60.A1" office:value-type="string">
            <text:p text:style-name="P5" loext:marker-style-name="T3"/>
          </table:table-cell>
          <table:table-cell table:style-name="Tabella60.A1" office:value-type="string">
            <text:p text:style-name="P5" loext:marker-style-name="T3">e)<text:span text:style-name="T3"/></text:p>
          </table:table-cell>
          <table:table-cell table:style-name="Tabella6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1" table:style-name="Tabella61">
        <table:table-column table:style-name="Tabella61.A"/>
        <table:table-column table:style-name="Tabella61.B"/>
        <table:table-column table:style-name="Tabella61.C"/>
        <table:table-row table:style-name="Tabella61.1">
          <table:table-cell table:style-name="Tabella61.A1" office:value-type="string">
            <text:p text:style-name="P1" loext:marker-style-name="T1"><text:span text:style-name="T1"><text:sequence text:ref-name="refAutoNr60" text:name="AutoNr" text:formula="ooow:AutoNr+1">61</text:sequence></text:span></text:p>
          </table:table-cell>
          <table:table-cell table:style-name="Tabella6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1.1">
          <table:table-cell table:style-name="Tabella61.A1" office:value-type="string">
            <text:p text:style-name="P3" loext:marker-style-name="T3"/>
          </table:table-cell>
          <table:table-cell table:style-name="Tabella61.A1" office:value-type="string">
            <text:p text:style-name="P3" loext:marker-style-name="T3">a)<text:span text:style-name="T3"/></text:p>
          </table:table-cell>
          <table:table-cell table:style-name="Tabella61.A1" office:value-type="string">
            <text:p text:style-name="P4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b)<text:span text:style-name="T3"/></text:p>
          </table:table-cell>
          <table:table-cell table:style-name="Tabella61.A1" office:value-type="string">
            <text:p text:style-name="P2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c)<text:span text:style-name="T3"/></text:p>
          </table:table-cell>
          <table:table-cell table:style-name="Tabella61.A1" office:value-type="string">
            <text:p text:style-name="P2" loext:marker-style-name="T2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d)<text:span text:style-name="T3"/></text:p>
          </table:table-cell>
          <table:table-cell table:style-name="Tabella61.A1" office:value-type="string">
            <text:h text:style-name="P6" text:outline-level="1" loext:marker-style-name="T4"/>
          </table:table-cell>
        </table:table-row>
        <table:table-row table:style-name="Tabella61.1">
          <table:table-cell table:style-name="Tabella61.A1" office:value-type="string">
            <text:p text:style-name="P5" loext:marker-style-name="T3"/>
          </table:table-cell>
          <table:table-cell table:style-name="Tabella61.A1" office:value-type="string">
            <text:p text:style-name="P5" loext:marker-style-name="T3">e)<text:span text:style-name="T3"/></text:p>
          </table:table-cell>
          <table:table-cell table:style-name="Tabella6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2" table:style-name="Tabella62">
        <table:table-column table:style-name="Tabella62.A"/>
        <table:table-column table:style-name="Tabella62.B"/>
        <table:table-column table:style-name="Tabella62.C"/>
        <table:table-row table:style-name="Tabella62.1">
          <table:table-cell table:style-name="Tabella62.A1" office:value-type="string">
            <text:p text:style-name="P1" loext:marker-style-name="T1"><text:span text:style-name="T1"><text:sequence text:ref-name="refAutoNr61" text:name="AutoNr" text:formula="ooow:AutoNr+1">62</text:sequence></text:span></text:p>
          </table:table-cell>
          <table:table-cell table:style-name="Tabella6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2.1">
          <table:table-cell table:style-name="Tabella62.A1" office:value-type="string">
            <text:p text:style-name="P3" loext:marker-style-name="T3"/>
          </table:table-cell>
          <table:table-cell table:style-name="Tabella62.A1" office:value-type="string">
            <text:p text:style-name="P3" loext:marker-style-name="T3">a)<text:span text:style-name="T3"/></text:p>
          </table:table-cell>
          <table:table-cell table:style-name="Tabella62.A1" office:value-type="string">
            <text:p text:style-name="P4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b)<text:span text:style-name="T3"/></text:p>
          </table:table-cell>
          <table:table-cell table:style-name="Tabella62.A1" office:value-type="string">
            <text:p text:style-name="P2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c)<text:span text:style-name="T3"/></text:p>
          </table:table-cell>
          <table:table-cell table:style-name="Tabella62.A1" office:value-type="string">
            <text:p text:style-name="P2" loext:marker-style-name="T2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d)<text:span text:style-name="T3"/></text:p>
          </table:table-cell>
          <table:table-cell table:style-name="Tabella62.A1" office:value-type="string">
            <text:h text:style-name="P6" text:outline-level="1" loext:marker-style-name="T4"/>
          </table:table-cell>
        </table:table-row>
        <table:table-row table:style-name="Tabella62.1">
          <table:table-cell table:style-name="Tabella62.A1" office:value-type="string">
            <text:p text:style-name="P5" loext:marker-style-name="T3"/>
          </table:table-cell>
          <table:table-cell table:style-name="Tabella62.A1" office:value-type="string">
            <text:p text:style-name="P5" loext:marker-style-name="T3">e)<text:span text:style-name="T3"/></text:p>
          </table:table-cell>
          <table:table-cell table:style-name="Tabella6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3" table:style-name="Tabella63">
        <table:table-column table:style-name="Tabella63.A"/>
        <table:table-column table:style-name="Tabella63.B"/>
        <table:table-column table:style-name="Tabella63.C"/>
        <text:soft-page-break/>
        <table:table-row table:style-name="Tabella63.1">
          <table:table-cell table:style-name="Tabella63.A1" office:value-type="string">
            <text:p text:style-name="P1" loext:marker-style-name="T1"><text:span text:style-name="T1"><text:sequence text:ref-name="refAutoNr62" text:name="AutoNr" text:formula="ooow:AutoNr+1">63</text:sequence></text:span></text:p>
          </table:table-cell>
          <table:table-cell table:style-name="Tabella6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3.1">
          <table:table-cell table:style-name="Tabella63.A1" office:value-type="string">
            <text:p text:style-name="P3" loext:marker-style-name="T3"/>
          </table:table-cell>
          <table:table-cell table:style-name="Tabella63.A1" office:value-type="string">
            <text:p text:style-name="P3" loext:marker-style-name="T3">a)<text:span text:style-name="T3"/></text:p>
          </table:table-cell>
          <table:table-cell table:style-name="Tabella63.A1" office:value-type="string">
            <text:p text:style-name="P4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b)<text:span text:style-name="T3"/></text:p>
          </table:table-cell>
          <table:table-cell table:style-name="Tabella63.A1" office:value-type="string">
            <text:p text:style-name="P2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c)<text:span text:style-name="T3"/></text:p>
          </table:table-cell>
          <table:table-cell table:style-name="Tabella63.A1" office:value-type="string">
            <text:p text:style-name="P2" loext:marker-style-name="T2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d)<text:span text:style-name="T3"/></text:p>
          </table:table-cell>
          <table:table-cell table:style-name="Tabella63.A1" office:value-type="string">
            <text:h text:style-name="P6" text:outline-level="1" loext:marker-style-name="T4"/>
          </table:table-cell>
        </table:table-row>
        <table:table-row table:style-name="Tabella63.1">
          <table:table-cell table:style-name="Tabella63.A1" office:value-type="string">
            <text:p text:style-name="P5" loext:marker-style-name="T3"/>
          </table:table-cell>
          <table:table-cell table:style-name="Tabella63.A1" office:value-type="string">
            <text:p text:style-name="P5" loext:marker-style-name="T3">e)<text:span text:style-name="T3"/></text:p>
          </table:table-cell>
          <table:table-cell table:style-name="Tabella6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4" table:style-name="Tabella64">
        <table:table-column table:style-name="Tabella64.A"/>
        <table:table-column table:style-name="Tabella64.B"/>
        <table:table-column table:style-name="Tabella64.C"/>
        <table:table-row table:style-name="Tabella64.1">
          <table:table-cell table:style-name="Tabella64.A1" office:value-type="string">
            <text:p text:style-name="P1" loext:marker-style-name="T1"><text:span text:style-name="T1"><text:sequence text:ref-name="refAutoNr63" text:name="AutoNr" text:formula="ooow:AutoNr+1">64</text:sequence></text:span></text:p>
          </table:table-cell>
          <table:table-cell table:style-name="Tabella6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4.1">
          <table:table-cell table:style-name="Tabella64.A1" office:value-type="string">
            <text:p text:style-name="P3" loext:marker-style-name="T3"/>
          </table:table-cell>
          <table:table-cell table:style-name="Tabella64.A1" office:value-type="string">
            <text:p text:style-name="P3" loext:marker-style-name="T3">a)<text:span text:style-name="T3"/></text:p>
          </table:table-cell>
          <table:table-cell table:style-name="Tabella64.A1" office:value-type="string">
            <text:p text:style-name="P4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b)<text:span text:style-name="T3"/></text:p>
          </table:table-cell>
          <table:table-cell table:style-name="Tabella64.A1" office:value-type="string">
            <text:p text:style-name="P2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c)<text:span text:style-name="T3"/></text:p>
          </table:table-cell>
          <table:table-cell table:style-name="Tabella64.A1" office:value-type="string">
            <text:p text:style-name="P2" loext:marker-style-name="T2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d)<text:span text:style-name="T3"/></text:p>
          </table:table-cell>
          <table:table-cell table:style-name="Tabella64.A1" office:value-type="string">
            <text:h text:style-name="P6" text:outline-level="1" loext:marker-style-name="T4"/>
          </table:table-cell>
        </table:table-row>
        <table:table-row table:style-name="Tabella64.1">
          <table:table-cell table:style-name="Tabella64.A1" office:value-type="string">
            <text:p text:style-name="P5" loext:marker-style-name="T3"/>
          </table:table-cell>
          <table:table-cell table:style-name="Tabella64.A1" office:value-type="string">
            <text:p text:style-name="P5" loext:marker-style-name="T3">e)<text:span text:style-name="T3"/></text:p>
          </table:table-cell>
          <table:table-cell table:style-name="Tabella6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5" table:style-name="Tabella65">
        <table:table-column table:style-name="Tabella65.A"/>
        <table:table-column table:style-name="Tabella65.B"/>
        <table:table-column table:style-name="Tabella65.C"/>
        <table:table-row table:style-name="Tabella65.1">
          <table:table-cell table:style-name="Tabella65.A1" office:value-type="string">
            <text:p text:style-name="P1" loext:marker-style-name="T1"><text:span text:style-name="T1"><text:sequence text:ref-name="refAutoNr64" text:name="AutoNr" text:formula="ooow:AutoNr+1">65</text:sequence></text:span></text:p>
          </table:table-cell>
          <table:table-cell table:style-name="Tabella6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5.1">
          <table:table-cell table:style-name="Tabella65.A1" office:value-type="string">
            <text:p text:style-name="P3" loext:marker-style-name="T3"/>
          </table:table-cell>
          <table:table-cell table:style-name="Tabella65.A1" office:value-type="string">
            <text:p text:style-name="P3" loext:marker-style-name="T3">a)<text:span text:style-name="T3"/></text:p>
          </table:table-cell>
          <table:table-cell table:style-name="Tabella65.A1" office:value-type="string">
            <text:p text:style-name="P4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b)<text:span text:style-name="T3"/></text:p>
          </table:table-cell>
          <table:table-cell table:style-name="Tabella65.A1" office:value-type="string">
            <text:p text:style-name="P2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c)<text:span text:style-name="T3"/></text:p>
          </table:table-cell>
          <table:table-cell table:style-name="Tabella65.A1" office:value-type="string">
            <text:p text:style-name="P2" loext:marker-style-name="T2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d)<text:span text:style-name="T3"/></text:p>
          </table:table-cell>
          <table:table-cell table:style-name="Tabella65.A1" office:value-type="string">
            <text:h text:style-name="P6" text:outline-level="1" loext:marker-style-name="T4"/>
          </table:table-cell>
        </table:table-row>
        <table:table-row table:style-name="Tabella65.1">
          <table:table-cell table:style-name="Tabella65.A1" office:value-type="string">
            <text:p text:style-name="P5" loext:marker-style-name="T3"/>
          </table:table-cell>
          <table:table-cell table:style-name="Tabella65.A1" office:value-type="string">
            <text:p text:style-name="P5" loext:marker-style-name="T3">e)<text:span text:style-name="T3"/></text:p>
          </table:table-cell>
          <table:table-cell table:style-name="Tabella6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6" table:style-name="Tabella66">
        <table:table-column table:style-name="Tabella66.A"/>
        <table:table-column table:style-name="Tabella66.B"/>
        <table:table-column table:style-name="Tabella66.C"/>
        <table:table-row table:style-name="Tabella66.1">
          <table:table-cell table:style-name="Tabella66.A1" office:value-type="string">
            <text:p text:style-name="P1" loext:marker-style-name="T1"><text:span text:style-name="T1"><text:sequence text:ref-name="refAutoNr65" text:name="AutoNr" text:formula="ooow:AutoNr+1">66</text:sequence></text:span></text:p>
          </table:table-cell>
          <table:table-cell table:style-name="Tabella6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6.1">
          <table:table-cell table:style-name="Tabella66.A1" office:value-type="string">
            <text:p text:style-name="P3" loext:marker-style-name="T3"/>
          </table:table-cell>
          <table:table-cell table:style-name="Tabella66.A1" office:value-type="string">
            <text:p text:style-name="P3" loext:marker-style-name="T3">a)<text:span text:style-name="T3"/></text:p>
          </table:table-cell>
          <table:table-cell table:style-name="Tabella66.A1" office:value-type="string">
            <text:p text:style-name="P4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b)<text:span text:style-name="T3"/></text:p>
          </table:table-cell>
          <table:table-cell table:style-name="Tabella66.A1" office:value-type="string">
            <text:p text:style-name="P2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c)<text:span text:style-name="T3"/></text:p>
          </table:table-cell>
          <table:table-cell table:style-name="Tabella66.A1" office:value-type="string">
            <text:p text:style-name="P2" loext:marker-style-name="T2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d)<text:span text:style-name="T3"/></text:p>
          </table:table-cell>
          <table:table-cell table:style-name="Tabella66.A1" office:value-type="string">
            <text:h text:style-name="P6" text:outline-level="1" loext:marker-style-name="T4"/>
          </table:table-cell>
        </table:table-row>
        <table:table-row table:style-name="Tabella66.1">
          <table:table-cell table:style-name="Tabella66.A1" office:value-type="string">
            <text:p text:style-name="P5" loext:marker-style-name="T3"/>
          </table:table-cell>
          <table:table-cell table:style-name="Tabella66.A1" office:value-type="string">
            <text:p text:style-name="P5" loext:marker-style-name="T3">e)<text:span text:style-name="T3"/></text:p>
          </table:table-cell>
          <table:table-cell table:style-name="Tabella6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7" table:style-name="Tabella67">
        <table:table-column table:style-name="Tabella67.A"/>
        <table:table-column table:style-name="Tabella67.B"/>
        <table:table-column table:style-name="Tabella67.C"/>
        <table:table-row table:style-name="Tabella67.1">
          <table:table-cell table:style-name="Tabella67.A1" office:value-type="string">
            <text:p text:style-name="P1" loext:marker-style-name="T1"><text:span text:style-name="T1"><text:sequence text:ref-name="refAutoNr66" text:name="AutoNr" text:formula="ooow:AutoNr+1">67</text:sequence></text:span></text:p>
          </table:table-cell>
          <table:table-cell table:style-name="Tabella6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7.1">
          <table:table-cell table:style-name="Tabella67.A1" office:value-type="string">
            <text:p text:style-name="P3" loext:marker-style-name="T3"/>
          </table:table-cell>
          <table:table-cell table:style-name="Tabella67.A1" office:value-type="string">
            <text:p text:style-name="P3" loext:marker-style-name="T3">a)<text:span text:style-name="T3"/></text:p>
          </table:table-cell>
          <table:table-cell table:style-name="Tabella67.A1" office:value-type="string">
            <text:p text:style-name="P4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b)<text:span text:style-name="T3"/></text:p>
          </table:table-cell>
          <table:table-cell table:style-name="Tabella67.A1" office:value-type="string">
            <text:p text:style-name="P2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c)<text:span text:style-name="T3"/></text:p>
          </table:table-cell>
          <table:table-cell table:style-name="Tabella67.A1" office:value-type="string">
            <text:p text:style-name="P2" loext:marker-style-name="T2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d)<text:span text:style-name="T3"/></text:p>
          </table:table-cell>
          <table:table-cell table:style-name="Tabella67.A1" office:value-type="string">
            <text:h text:style-name="P6" text:outline-level="1" loext:marker-style-name="T4"/>
          </table:table-cell>
        </table:table-row>
        <table:table-row table:style-name="Tabella67.1">
          <table:table-cell table:style-name="Tabella67.A1" office:value-type="string">
            <text:p text:style-name="P5" loext:marker-style-name="T3"/>
          </table:table-cell>
          <table:table-cell table:style-name="Tabella67.A1" office:value-type="string">
            <text:p text:style-name="P5" loext:marker-style-name="T3">e)<text:span text:style-name="T3"/></text:p>
          </table:table-cell>
          <table:table-cell table:style-name="Tabella6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8" table:style-name="Tabella68">
        <table:table-column table:style-name="Tabella68.A"/>
        <table:table-column table:style-name="Tabella68.B"/>
        <table:table-column table:style-name="Tabella68.C"/>
        <table:table-row table:style-name="Tabella68.1">
          <table:table-cell table:style-name="Tabella68.A1" office:value-type="string">
            <text:p text:style-name="P1" loext:marker-style-name="T1"><text:span text:style-name="T1"><text:sequence text:ref-name="refAutoNr67" text:name="AutoNr" text:formula="ooow:AutoNr+1">68</text:sequence></text:span></text:p>
          </table:table-cell>
          <table:table-cell table:style-name="Tabella6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68.1">
          <table:table-cell table:style-name="Tabella68.A1" office:value-type="string">
            <text:p text:style-name="P3" loext:marker-style-name="T3"/>
          </table:table-cell>
          <table:table-cell table:style-name="Tabella68.A1" office:value-type="string">
            <text:p text:style-name="P3" loext:marker-style-name="T3">a)<text:span text:style-name="T3"/></text:p>
          </table:table-cell>
          <table:table-cell table:style-name="Tabella68.A1" office:value-type="string">
            <text:p text:style-name="P4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b)<text:span text:style-name="T3"/></text:p>
          </table:table-cell>
          <table:table-cell table:style-name="Tabella68.A1" office:value-type="string">
            <text:p text:style-name="P2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c)<text:span text:style-name="T3"/></text:p>
          </table:table-cell>
          <table:table-cell table:style-name="Tabella68.A1" office:value-type="string">
            <text:p text:style-name="P2" loext:marker-style-name="T2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d)<text:span text:style-name="T3"/></text:p>
          </table:table-cell>
          <table:table-cell table:style-name="Tabella68.A1" office:value-type="string">
            <text:h text:style-name="P6" text:outline-level="1" loext:marker-style-name="T4"/>
          </table:table-cell>
        </table:table-row>
        <table:table-row table:style-name="Tabella68.1">
          <table:table-cell table:style-name="Tabella68.A1" office:value-type="string">
            <text:p text:style-name="P5" loext:marker-style-name="T3"/>
          </table:table-cell>
          <table:table-cell table:style-name="Tabella68.A1" office:value-type="string">
            <text:p text:style-name="P5" loext:marker-style-name="T3">e)<text:span text:style-name="T3"/></text:p>
          </table:table-cell>
          <table:table-cell table:style-name="Tabella6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69" table:style-name="Tabella69">
        <table:table-column table:style-name="Tabella69.A"/>
        <table:table-column table:style-name="Tabella69.B"/>
        <table:table-column table:style-name="Tabella69.C"/>
        <table:table-row table:style-name="Tabella69.1">
          <table:table-cell table:style-name="Tabella69.A1" office:value-type="string">
            <text:p text:style-name="P1" loext:marker-style-name="T1"><text:span text:style-name="T1"><text:sequence text:ref-name="refAutoNr68" text:name="AutoNr" text:formula="ooow:AutoNr+1">69</text:sequence></text:span></text:p>
          </table:table-cell>
          <table:table-cell table:style-name="Tabella69.A1" table:number-columns-spanned="2" office:value-type="string">
            <text:p text:style-name="P2" loext:marker-style-name="T2"/>
          </table:table-cell>
          <table:covered-table-cell/>
        </table:table-row>
        <text:soft-page-break/>
        <table:table-row table:style-name="Tabella69.1">
          <table:table-cell table:style-name="Tabella69.A1" office:value-type="string">
            <text:p text:style-name="P3" loext:marker-style-name="T3"/>
          </table:table-cell>
          <table:table-cell table:style-name="Tabella69.A1" office:value-type="string">
            <text:p text:style-name="P3" loext:marker-style-name="T3">a)<text:span text:style-name="T3"/></text:p>
          </table:table-cell>
          <table:table-cell table:style-name="Tabella69.A1" office:value-type="string">
            <text:p text:style-name="P4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b)<text:span text:style-name="T3"/></text:p>
          </table:table-cell>
          <table:table-cell table:style-name="Tabella69.A1" office:value-type="string">
            <text:p text:style-name="P2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c)<text:span text:style-name="T3"/></text:p>
          </table:table-cell>
          <table:table-cell table:style-name="Tabella69.A1" office:value-type="string">
            <text:p text:style-name="P2" loext:marker-style-name="T2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d)<text:span text:style-name="T3"/></text:p>
          </table:table-cell>
          <table:table-cell table:style-name="Tabella69.A1" office:value-type="string">
            <text:h text:style-name="P6" text:outline-level="1" loext:marker-style-name="T4"/>
          </table:table-cell>
        </table:table-row>
        <table:table-row table:style-name="Tabella69.1">
          <table:table-cell table:style-name="Tabella69.A1" office:value-type="string">
            <text:p text:style-name="P5" loext:marker-style-name="T3"/>
          </table:table-cell>
          <table:table-cell table:style-name="Tabella69.A1" office:value-type="string">
            <text:p text:style-name="P5" loext:marker-style-name="T3">e)<text:span text:style-name="T3"/></text:p>
          </table:table-cell>
          <table:table-cell table:style-name="Tabella6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0" table:style-name="Tabella70">
        <table:table-column table:style-name="Tabella70.A"/>
        <table:table-column table:style-name="Tabella70.B"/>
        <table:table-column table:style-name="Tabella70.C"/>
        <table:table-row table:style-name="Tabella70.1">
          <table:table-cell table:style-name="Tabella70.A1" office:value-type="string">
            <text:p text:style-name="P1" loext:marker-style-name="T1"><text:span text:style-name="T1"><text:sequence text:ref-name="refAutoNr69" text:name="AutoNr" text:formula="ooow:AutoNr+1">70</text:sequence></text:span></text:p>
          </table:table-cell>
          <table:table-cell table:style-name="Tabella7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0.1">
          <table:table-cell table:style-name="Tabella70.A1" office:value-type="string">
            <text:p text:style-name="P3" loext:marker-style-name="T3"/>
          </table:table-cell>
          <table:table-cell table:style-name="Tabella70.A1" office:value-type="string">
            <text:p text:style-name="P3" loext:marker-style-name="T3">a)<text:span text:style-name="T3"/></text:p>
          </table:table-cell>
          <table:table-cell table:style-name="Tabella70.A1" office:value-type="string">
            <text:p text:style-name="P4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b)<text:span text:style-name="T3"/></text:p>
          </table:table-cell>
          <table:table-cell table:style-name="Tabella70.A1" office:value-type="string">
            <text:p text:style-name="P2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c)<text:span text:style-name="T3"/></text:p>
          </table:table-cell>
          <table:table-cell table:style-name="Tabella70.A1" office:value-type="string">
            <text:p text:style-name="P2" loext:marker-style-name="T2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d)<text:span text:style-name="T3"/></text:p>
          </table:table-cell>
          <table:table-cell table:style-name="Tabella70.A1" office:value-type="string">
            <text:h text:style-name="P6" text:outline-level="1" loext:marker-style-name="T4"/>
          </table:table-cell>
        </table:table-row>
        <table:table-row table:style-name="Tabella70.1">
          <table:table-cell table:style-name="Tabella70.A1" office:value-type="string">
            <text:p text:style-name="P5" loext:marker-style-name="T3"/>
          </table:table-cell>
          <table:table-cell table:style-name="Tabella70.A1" office:value-type="string">
            <text:p text:style-name="P5" loext:marker-style-name="T3">e)<text:span text:style-name="T3"/></text:p>
          </table:table-cell>
          <table:table-cell table:style-name="Tabella7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1" table:style-name="Tabella71">
        <table:table-column table:style-name="Tabella71.A"/>
        <table:table-column table:style-name="Tabella71.B"/>
        <table:table-column table:style-name="Tabella71.C"/>
        <table:table-row table:style-name="Tabella71.1">
          <table:table-cell table:style-name="Tabella71.A1" office:value-type="string">
            <text:p text:style-name="P1" loext:marker-style-name="T1"><text:span text:style-name="T1"><text:sequence text:ref-name="refAutoNr70" text:name="AutoNr" text:formula="ooow:AutoNr+1">71</text:sequence></text:span></text:p>
          </table:table-cell>
          <table:table-cell table:style-name="Tabella7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1.1">
          <table:table-cell table:style-name="Tabella71.A1" office:value-type="string">
            <text:p text:style-name="P3" loext:marker-style-name="T3"/>
          </table:table-cell>
          <table:table-cell table:style-name="Tabella71.A1" office:value-type="string">
            <text:p text:style-name="P3" loext:marker-style-name="T3">a)<text:span text:style-name="T3"/></text:p>
          </table:table-cell>
          <table:table-cell table:style-name="Tabella71.A1" office:value-type="string">
            <text:p text:style-name="P4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b)<text:span text:style-name="T3"/></text:p>
          </table:table-cell>
          <table:table-cell table:style-name="Tabella71.A1" office:value-type="string">
            <text:p text:style-name="P2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c)<text:span text:style-name="T3"/></text:p>
          </table:table-cell>
          <table:table-cell table:style-name="Tabella71.A1" office:value-type="string">
            <text:p text:style-name="P2" loext:marker-style-name="T2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d)<text:span text:style-name="T3"/></text:p>
          </table:table-cell>
          <table:table-cell table:style-name="Tabella71.A1" office:value-type="string">
            <text:h text:style-name="P6" text:outline-level="1" loext:marker-style-name="T4"/>
          </table:table-cell>
        </table:table-row>
        <table:table-row table:style-name="Tabella71.1">
          <table:table-cell table:style-name="Tabella71.A1" office:value-type="string">
            <text:p text:style-name="P5" loext:marker-style-name="T3"/>
          </table:table-cell>
          <table:table-cell table:style-name="Tabella71.A1" office:value-type="string">
            <text:p text:style-name="P5" loext:marker-style-name="T3">e)<text:span text:style-name="T3"/></text:p>
          </table:table-cell>
          <table:table-cell table:style-name="Tabella7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2" table:style-name="Tabella72">
        <table:table-column table:style-name="Tabella72.A"/>
        <table:table-column table:style-name="Tabella72.B"/>
        <table:table-column table:style-name="Tabella72.C"/>
        <table:table-row table:style-name="Tabella72.1">
          <table:table-cell table:style-name="Tabella72.A1" office:value-type="string">
            <text:p text:style-name="P1" loext:marker-style-name="T1"><text:span text:style-name="T1"><text:sequence text:ref-name="refAutoNr71" text:name="AutoNr" text:formula="ooow:AutoNr+1">72</text:sequence></text:span></text:p>
          </table:table-cell>
          <table:table-cell table:style-name="Tabella7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2.1">
          <table:table-cell table:style-name="Tabella72.A1" office:value-type="string">
            <text:p text:style-name="P3" loext:marker-style-name="T3"/>
          </table:table-cell>
          <table:table-cell table:style-name="Tabella72.A1" office:value-type="string">
            <text:p text:style-name="P3" loext:marker-style-name="T3">a)<text:span text:style-name="T3"/></text:p>
          </table:table-cell>
          <table:table-cell table:style-name="Tabella72.A1" office:value-type="string">
            <text:p text:style-name="P4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b)<text:span text:style-name="T3"/></text:p>
          </table:table-cell>
          <table:table-cell table:style-name="Tabella72.A1" office:value-type="string">
            <text:p text:style-name="P2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c)<text:span text:style-name="T3"/></text:p>
          </table:table-cell>
          <table:table-cell table:style-name="Tabella72.A1" office:value-type="string">
            <text:p text:style-name="P2" loext:marker-style-name="T2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d)<text:span text:style-name="T3"/></text:p>
          </table:table-cell>
          <table:table-cell table:style-name="Tabella72.A1" office:value-type="string">
            <text:h text:style-name="P6" text:outline-level="1" loext:marker-style-name="T4"/>
          </table:table-cell>
        </table:table-row>
        <table:table-row table:style-name="Tabella72.1">
          <table:table-cell table:style-name="Tabella72.A1" office:value-type="string">
            <text:p text:style-name="P5" loext:marker-style-name="T3"/>
          </table:table-cell>
          <table:table-cell table:style-name="Tabella72.A1" office:value-type="string">
            <text:p text:style-name="P5" loext:marker-style-name="T3">e)<text:span text:style-name="T3"/></text:p>
          </table:table-cell>
          <table:table-cell table:style-name="Tabella7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3" table:style-name="Tabella73">
        <table:table-column table:style-name="Tabella73.A"/>
        <table:table-column table:style-name="Tabella73.B"/>
        <table:table-column table:style-name="Tabella73.C"/>
        <table:table-row table:style-name="Tabella73.1">
          <table:table-cell table:style-name="Tabella73.A1" office:value-type="string">
            <text:p text:style-name="P1" loext:marker-style-name="T1"><text:span text:style-name="T1"><text:sequence text:ref-name="refAutoNr72" text:name="AutoNr" text:formula="ooow:AutoNr+1">73</text:sequence></text:span></text:p>
          </table:table-cell>
          <table:table-cell table:style-name="Tabella7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3.1">
          <table:table-cell table:style-name="Tabella73.A1" office:value-type="string">
            <text:p text:style-name="P3" loext:marker-style-name="T3"/>
          </table:table-cell>
          <table:table-cell table:style-name="Tabella73.A1" office:value-type="string">
            <text:p text:style-name="P3" loext:marker-style-name="T3">a)<text:span text:style-name="T3"/></text:p>
          </table:table-cell>
          <table:table-cell table:style-name="Tabella73.A1" office:value-type="string">
            <text:p text:style-name="P4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b)<text:span text:style-name="T3"/></text:p>
          </table:table-cell>
          <table:table-cell table:style-name="Tabella73.A1" office:value-type="string">
            <text:p text:style-name="P2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c)<text:span text:style-name="T3"/></text:p>
          </table:table-cell>
          <table:table-cell table:style-name="Tabella73.A1" office:value-type="string">
            <text:p text:style-name="P2" loext:marker-style-name="T2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d)<text:span text:style-name="T3"/></text:p>
          </table:table-cell>
          <table:table-cell table:style-name="Tabella73.A1" office:value-type="string">
            <text:h text:style-name="P6" text:outline-level="1" loext:marker-style-name="T4"/>
          </table:table-cell>
        </table:table-row>
        <table:table-row table:style-name="Tabella73.1">
          <table:table-cell table:style-name="Tabella73.A1" office:value-type="string">
            <text:p text:style-name="P5" loext:marker-style-name="T3"/>
          </table:table-cell>
          <table:table-cell table:style-name="Tabella73.A1" office:value-type="string">
            <text:p text:style-name="P5" loext:marker-style-name="T3">e)<text:span text:style-name="T3"/></text:p>
          </table:table-cell>
          <table:table-cell table:style-name="Tabella7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4" table:style-name="Tabella74">
        <table:table-column table:style-name="Tabella74.A"/>
        <table:table-column table:style-name="Tabella74.B"/>
        <table:table-column table:style-name="Tabella74.C"/>
        <table:table-row table:style-name="Tabella74.1">
          <table:table-cell table:style-name="Tabella74.A1" office:value-type="string">
            <text:p text:style-name="P1" loext:marker-style-name="T1"><text:span text:style-name="T1"><text:sequence text:ref-name="refAutoNr73" text:name="AutoNr" text:formula="ooow:AutoNr+1">74</text:sequence></text:span></text:p>
          </table:table-cell>
          <table:table-cell table:style-name="Tabella7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4.1">
          <table:table-cell table:style-name="Tabella74.A1" office:value-type="string">
            <text:p text:style-name="P3" loext:marker-style-name="T3"/>
          </table:table-cell>
          <table:table-cell table:style-name="Tabella74.A1" office:value-type="string">
            <text:p text:style-name="P3" loext:marker-style-name="T3">a)<text:span text:style-name="T3"/></text:p>
          </table:table-cell>
          <table:table-cell table:style-name="Tabella74.A1" office:value-type="string">
            <text:p text:style-name="P4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b)<text:span text:style-name="T3"/></text:p>
          </table:table-cell>
          <table:table-cell table:style-name="Tabella74.A1" office:value-type="string">
            <text:p text:style-name="P2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c)<text:span text:style-name="T3"/></text:p>
          </table:table-cell>
          <table:table-cell table:style-name="Tabella74.A1" office:value-type="string">
            <text:p text:style-name="P2" loext:marker-style-name="T2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d)<text:span text:style-name="T3"/></text:p>
          </table:table-cell>
          <table:table-cell table:style-name="Tabella74.A1" office:value-type="string">
            <text:h text:style-name="P6" text:outline-level="1" loext:marker-style-name="T4"/>
          </table:table-cell>
        </table:table-row>
        <table:table-row table:style-name="Tabella74.1">
          <table:table-cell table:style-name="Tabella74.A1" office:value-type="string">
            <text:p text:style-name="P5" loext:marker-style-name="T3"/>
          </table:table-cell>
          <table:table-cell table:style-name="Tabella74.A1" office:value-type="string">
            <text:p text:style-name="P5" loext:marker-style-name="T3">e)<text:span text:style-name="T3"/></text:p>
          </table:table-cell>
          <table:table-cell table:style-name="Tabella7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5" table:style-name="Tabella75">
        <table:table-column table:style-name="Tabella75.A"/>
        <table:table-column table:style-name="Tabella75.B"/>
        <table:table-column table:style-name="Tabella75.C"/>
        <table:table-row table:style-name="Tabella75.1">
          <table:table-cell table:style-name="Tabella75.A1" office:value-type="string">
            <text:p text:style-name="P1" loext:marker-style-name="T1"><text:span text:style-name="T1"><text:sequence text:ref-name="refAutoNr74" text:name="AutoNr" text:formula="ooow:AutoNr+1">75</text:sequence></text:span></text:p>
          </table:table-cell>
          <table:table-cell table:style-name="Tabella7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5.1">
          <table:table-cell table:style-name="Tabella75.A1" office:value-type="string">
            <text:p text:style-name="P3" loext:marker-style-name="T3"/>
          </table:table-cell>
          <table:table-cell table:style-name="Tabella75.A1" office:value-type="string">
            <text:p text:style-name="P3" loext:marker-style-name="T3">a)<text:span text:style-name="T3"/></text:p>
          </table:table-cell>
          <table:table-cell table:style-name="Tabella75.A1" office:value-type="string">
            <text:p text:style-name="P4" loext:marker-style-name="T2"/>
          </table:table-cell>
        </table:table-row>
        <text:soft-page-break/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b)<text:span text:style-name="T3"/></text:p>
          </table:table-cell>
          <table:table-cell table:style-name="Tabella75.A1" office:value-type="string">
            <text:p text:style-name="P2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c)<text:span text:style-name="T3"/></text:p>
          </table:table-cell>
          <table:table-cell table:style-name="Tabella75.A1" office:value-type="string">
            <text:p text:style-name="P2" loext:marker-style-name="T2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d)<text:span text:style-name="T3"/></text:p>
          </table:table-cell>
          <table:table-cell table:style-name="Tabella75.A1" office:value-type="string">
            <text:h text:style-name="P6" text:outline-level="1" loext:marker-style-name="T4"/>
          </table:table-cell>
        </table:table-row>
        <table:table-row table:style-name="Tabella75.1">
          <table:table-cell table:style-name="Tabella75.A1" office:value-type="string">
            <text:p text:style-name="P5" loext:marker-style-name="T3"/>
          </table:table-cell>
          <table:table-cell table:style-name="Tabella75.A1" office:value-type="string">
            <text:p text:style-name="P5" loext:marker-style-name="T3">e)<text:span text:style-name="T3"/></text:p>
          </table:table-cell>
          <table:table-cell table:style-name="Tabella7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6" table:style-name="Tabella76">
        <table:table-column table:style-name="Tabella76.A"/>
        <table:table-column table:style-name="Tabella76.B"/>
        <table:table-column table:style-name="Tabella76.C"/>
        <table:table-row table:style-name="Tabella76.1">
          <table:table-cell table:style-name="Tabella76.A1" office:value-type="string">
            <text:p text:style-name="P1" loext:marker-style-name="T1"><text:span text:style-name="T1"><text:sequence text:ref-name="refAutoNr75" text:name="AutoNr" text:formula="ooow:AutoNr+1">76</text:sequence></text:span></text:p>
          </table:table-cell>
          <table:table-cell table:style-name="Tabella7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6.1">
          <table:table-cell table:style-name="Tabella76.A1" office:value-type="string">
            <text:p text:style-name="P3" loext:marker-style-name="T3"/>
          </table:table-cell>
          <table:table-cell table:style-name="Tabella76.A1" office:value-type="string">
            <text:p text:style-name="P3" loext:marker-style-name="T3">a)<text:span text:style-name="T3"/></text:p>
          </table:table-cell>
          <table:table-cell table:style-name="Tabella76.A1" office:value-type="string">
            <text:p text:style-name="P4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b)<text:span text:style-name="T3"/></text:p>
          </table:table-cell>
          <table:table-cell table:style-name="Tabella76.A1" office:value-type="string">
            <text:p text:style-name="P2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c)<text:span text:style-name="T3"/></text:p>
          </table:table-cell>
          <table:table-cell table:style-name="Tabella76.A1" office:value-type="string">
            <text:p text:style-name="P2" loext:marker-style-name="T2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d)<text:span text:style-name="T3"/></text:p>
          </table:table-cell>
          <table:table-cell table:style-name="Tabella76.A1" office:value-type="string">
            <text:h text:style-name="P6" text:outline-level="1" loext:marker-style-name="T4"/>
          </table:table-cell>
        </table:table-row>
        <table:table-row table:style-name="Tabella76.1">
          <table:table-cell table:style-name="Tabella76.A1" office:value-type="string">
            <text:p text:style-name="P5" loext:marker-style-name="T3"/>
          </table:table-cell>
          <table:table-cell table:style-name="Tabella76.A1" office:value-type="string">
            <text:p text:style-name="P5" loext:marker-style-name="T3">e)<text:span text:style-name="T3"/></text:p>
          </table:table-cell>
          <table:table-cell table:style-name="Tabella7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7" table:style-name="Tabella77">
        <table:table-column table:style-name="Tabella77.A"/>
        <table:table-column table:style-name="Tabella77.B"/>
        <table:table-column table:style-name="Tabella77.C"/>
        <table:table-row table:style-name="Tabella77.1">
          <table:table-cell table:style-name="Tabella77.A1" office:value-type="string">
            <text:p text:style-name="P1" loext:marker-style-name="T1"><text:span text:style-name="T1"><text:sequence text:ref-name="refAutoNr76" text:name="AutoNr" text:formula="ooow:AutoNr+1">77</text:sequence></text:span></text:p>
          </table:table-cell>
          <table:table-cell table:style-name="Tabella7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7.1">
          <table:table-cell table:style-name="Tabella77.A1" office:value-type="string">
            <text:p text:style-name="P3" loext:marker-style-name="T3"/>
          </table:table-cell>
          <table:table-cell table:style-name="Tabella77.A1" office:value-type="string">
            <text:p text:style-name="P3" loext:marker-style-name="T3">a)<text:span text:style-name="T3"/></text:p>
          </table:table-cell>
          <table:table-cell table:style-name="Tabella77.A1" office:value-type="string">
            <text:p text:style-name="P4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b)<text:span text:style-name="T3"/></text:p>
          </table:table-cell>
          <table:table-cell table:style-name="Tabella77.A1" office:value-type="string">
            <text:p text:style-name="P2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c)<text:span text:style-name="T3"/></text:p>
          </table:table-cell>
          <table:table-cell table:style-name="Tabella77.A1" office:value-type="string">
            <text:p text:style-name="P2" loext:marker-style-name="T2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d)<text:span text:style-name="T3"/></text:p>
          </table:table-cell>
          <table:table-cell table:style-name="Tabella77.A1" office:value-type="string">
            <text:h text:style-name="P6" text:outline-level="1" loext:marker-style-name="T4"/>
          </table:table-cell>
        </table:table-row>
        <table:table-row table:style-name="Tabella77.1">
          <table:table-cell table:style-name="Tabella77.A1" office:value-type="string">
            <text:p text:style-name="P5" loext:marker-style-name="T3"/>
          </table:table-cell>
          <table:table-cell table:style-name="Tabella77.A1" office:value-type="string">
            <text:p text:style-name="P5" loext:marker-style-name="T3">e)<text:span text:style-name="T3"/></text:p>
          </table:table-cell>
          <table:table-cell table:style-name="Tabella7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8" table:style-name="Tabella78">
        <table:table-column table:style-name="Tabella78.A"/>
        <table:table-column table:style-name="Tabella78.B"/>
        <table:table-column table:style-name="Tabella78.C"/>
        <table:table-row table:style-name="Tabella78.1">
          <table:table-cell table:style-name="Tabella78.A1" office:value-type="string">
            <text:p text:style-name="P1" loext:marker-style-name="T1"><text:span text:style-name="T1"><text:sequence text:ref-name="refAutoNr77" text:name="AutoNr" text:formula="ooow:AutoNr+1">78</text:sequence></text:span></text:p>
          </table:table-cell>
          <table:table-cell table:style-name="Tabella7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8.1">
          <table:table-cell table:style-name="Tabella78.A1" office:value-type="string">
            <text:p text:style-name="P3" loext:marker-style-name="T3"/>
          </table:table-cell>
          <table:table-cell table:style-name="Tabella78.A1" office:value-type="string">
            <text:p text:style-name="P3" loext:marker-style-name="T3">a)<text:span text:style-name="T3"/></text:p>
          </table:table-cell>
          <table:table-cell table:style-name="Tabella78.A1" office:value-type="string">
            <text:p text:style-name="P4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b)<text:span text:style-name="T3"/></text:p>
          </table:table-cell>
          <table:table-cell table:style-name="Tabella78.A1" office:value-type="string">
            <text:p text:style-name="P2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c)<text:span text:style-name="T3"/></text:p>
          </table:table-cell>
          <table:table-cell table:style-name="Tabella78.A1" office:value-type="string">
            <text:p text:style-name="P2" loext:marker-style-name="T2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d)<text:span text:style-name="T3"/></text:p>
          </table:table-cell>
          <table:table-cell table:style-name="Tabella78.A1" office:value-type="string">
            <text:h text:style-name="P6" text:outline-level="1" loext:marker-style-name="T4"/>
          </table:table-cell>
        </table:table-row>
        <table:table-row table:style-name="Tabella78.1">
          <table:table-cell table:style-name="Tabella78.A1" office:value-type="string">
            <text:p text:style-name="P5" loext:marker-style-name="T3"/>
          </table:table-cell>
          <table:table-cell table:style-name="Tabella78.A1" office:value-type="string">
            <text:p text:style-name="P5" loext:marker-style-name="T3">e)<text:span text:style-name="T3"/></text:p>
          </table:table-cell>
          <table:table-cell table:style-name="Tabella7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79" table:style-name="Tabella79">
        <table:table-column table:style-name="Tabella79.A"/>
        <table:table-column table:style-name="Tabella79.B"/>
        <table:table-column table:style-name="Tabella79.C"/>
        <table:table-row table:style-name="Tabella79.1">
          <table:table-cell table:style-name="Tabella79.A1" office:value-type="string">
            <text:p text:style-name="P1" loext:marker-style-name="T1"><text:span text:style-name="T1"><text:sequence text:ref-name="refAutoNr78" text:name="AutoNr" text:formula="ooow:AutoNr+1">79</text:sequence></text:span></text:p>
          </table:table-cell>
          <table:table-cell table:style-name="Tabella7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79.1">
          <table:table-cell table:style-name="Tabella79.A1" office:value-type="string">
            <text:p text:style-name="P3" loext:marker-style-name="T3"/>
          </table:table-cell>
          <table:table-cell table:style-name="Tabella79.A1" office:value-type="string">
            <text:p text:style-name="P3" loext:marker-style-name="T3">a)<text:span text:style-name="T3"/></text:p>
          </table:table-cell>
          <table:table-cell table:style-name="Tabella79.A1" office:value-type="string">
            <text:p text:style-name="P4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b)<text:span text:style-name="T3"/></text:p>
          </table:table-cell>
          <table:table-cell table:style-name="Tabella79.A1" office:value-type="string">
            <text:p text:style-name="P2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c)<text:span text:style-name="T3"/></text:p>
          </table:table-cell>
          <table:table-cell table:style-name="Tabella79.A1" office:value-type="string">
            <text:p text:style-name="P2" loext:marker-style-name="T2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d)<text:span text:style-name="T3"/></text:p>
          </table:table-cell>
          <table:table-cell table:style-name="Tabella79.A1" office:value-type="string">
            <text:h text:style-name="P6" text:outline-level="1" loext:marker-style-name="T4"/>
          </table:table-cell>
        </table:table-row>
        <table:table-row table:style-name="Tabella79.1">
          <table:table-cell table:style-name="Tabella79.A1" office:value-type="string">
            <text:p text:style-name="P5" loext:marker-style-name="T3"/>
          </table:table-cell>
          <table:table-cell table:style-name="Tabella79.A1" office:value-type="string">
            <text:p text:style-name="P5" loext:marker-style-name="T3">e)<text:span text:style-name="T3"/></text:p>
          </table:table-cell>
          <table:table-cell table:style-name="Tabella7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0" table:style-name="Tabella80">
        <table:table-column table:style-name="Tabella80.A"/>
        <table:table-column table:style-name="Tabella80.B"/>
        <table:table-column table:style-name="Tabella80.C"/>
        <table:table-row table:style-name="Tabella80.1">
          <table:table-cell table:style-name="Tabella80.A1" office:value-type="string">
            <text:p text:style-name="P1" loext:marker-style-name="T1"><text:span text:style-name="T1"><text:sequence text:ref-name="refAutoNr79" text:name="AutoNr" text:formula="ooow:AutoNr+1">80</text:sequence></text:span></text:p>
          </table:table-cell>
          <table:table-cell table:style-name="Tabella8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0.1">
          <table:table-cell table:style-name="Tabella80.A1" office:value-type="string">
            <text:p text:style-name="P3" loext:marker-style-name="T3"/>
          </table:table-cell>
          <table:table-cell table:style-name="Tabella80.A1" office:value-type="string">
            <text:p text:style-name="P3" loext:marker-style-name="T3">a)<text:span text:style-name="T3"/></text:p>
          </table:table-cell>
          <table:table-cell table:style-name="Tabella80.A1" office:value-type="string">
            <text:p text:style-name="P4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b)<text:span text:style-name="T3"/></text:p>
          </table:table-cell>
          <table:table-cell table:style-name="Tabella80.A1" office:value-type="string">
            <text:p text:style-name="P2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c)<text:span text:style-name="T3"/></text:p>
          </table:table-cell>
          <table:table-cell table:style-name="Tabella80.A1" office:value-type="string">
            <text:p text:style-name="P2" loext:marker-style-name="T2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d)<text:span text:style-name="T3"/></text:p>
          </table:table-cell>
          <table:table-cell table:style-name="Tabella80.A1" office:value-type="string">
            <text:h text:style-name="P6" text:outline-level="1" loext:marker-style-name="T4"/>
          </table:table-cell>
        </table:table-row>
        <table:table-row table:style-name="Tabella80.1">
          <table:table-cell table:style-name="Tabella80.A1" office:value-type="string">
            <text:p text:style-name="P5" loext:marker-style-name="T3"/>
          </table:table-cell>
          <table:table-cell table:style-name="Tabella80.A1" office:value-type="string">
            <text:p text:style-name="P5" loext:marker-style-name="T3">e)<text:span text:style-name="T3"/></text:p>
          </table:table-cell>
          <table:table-cell table:style-name="Tabella8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1" table:style-name="Tabella81">
        <table:table-column table:style-name="Tabella81.A"/>
        <table:table-column table:style-name="Tabella81.B"/>
        <table:table-column table:style-name="Tabella81.C"/>
        <table:table-row table:style-name="Tabella81.1">
          <table:table-cell table:style-name="Tabella81.A1" office:value-type="string">
            <text:p text:style-name="P1" loext:marker-style-name="T1"><text:span text:style-name="T1"><text:sequence text:ref-name="refAutoNr80" text:name="AutoNr" text:formula="ooow:AutoNr+1">81</text:sequence></text:span></text:p>
          </table:table-cell>
          <table:table-cell table:style-name="Tabella8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1.1">
          <table:table-cell table:style-name="Tabella81.A1" office:value-type="string">
            <text:p text:style-name="P3" loext:marker-style-name="T3"/>
          </table:table-cell>
          <table:table-cell table:style-name="Tabella81.A1" office:value-type="string">
            <text:p text:style-name="P3" loext:marker-style-name="T3">a)<text:span text:style-name="T3"/></text:p>
          </table:table-cell>
          <table:table-cell table:style-name="Tabella81.A1" office:value-type="string">
            <text:p text:style-name="P4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b)<text:span text:style-name="T3"/></text:p>
          </table:table-cell>
          <table:table-cell table:style-name="Tabella81.A1" office:value-type="string">
            <text:p text:style-name="P2" loext:marker-style-name="T2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c)<text:span text:style-name="T3"/></text:p>
          </table:table-cell>
          <table:table-cell table:style-name="Tabella81.A1" office:value-type="string">
            <text:p text:style-name="P2" loext:marker-style-name="T2"/>
          </table:table-cell>
        </table:table-row>
        <text:soft-page-break/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d)<text:span text:style-name="T3"/></text:p>
          </table:table-cell>
          <table:table-cell table:style-name="Tabella81.A1" office:value-type="string">
            <text:h text:style-name="P6" text:outline-level="1" loext:marker-style-name="T4"/>
          </table:table-cell>
        </table:table-row>
        <table:table-row table:style-name="Tabella81.1">
          <table:table-cell table:style-name="Tabella81.A1" office:value-type="string">
            <text:p text:style-name="P5" loext:marker-style-name="T3"/>
          </table:table-cell>
          <table:table-cell table:style-name="Tabella81.A1" office:value-type="string">
            <text:p text:style-name="P5" loext:marker-style-name="T3">e)<text:span text:style-name="T3"/></text:p>
          </table:table-cell>
          <table:table-cell table:style-name="Tabella8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2" table:style-name="Tabella82">
        <table:table-column table:style-name="Tabella82.A"/>
        <table:table-column table:style-name="Tabella82.B"/>
        <table:table-column table:style-name="Tabella82.C"/>
        <table:table-row table:style-name="Tabella82.1">
          <table:table-cell table:style-name="Tabella82.A1" office:value-type="string">
            <text:p text:style-name="P1" loext:marker-style-name="T1"><text:span text:style-name="T1"><text:sequence text:ref-name="refAutoNr81" text:name="AutoNr" text:formula="ooow:AutoNr+1">82</text:sequence></text:span></text:p>
          </table:table-cell>
          <table:table-cell table:style-name="Tabella8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2.1">
          <table:table-cell table:style-name="Tabella82.A1" office:value-type="string">
            <text:p text:style-name="P3" loext:marker-style-name="T3"/>
          </table:table-cell>
          <table:table-cell table:style-name="Tabella82.A1" office:value-type="string">
            <text:p text:style-name="P3" loext:marker-style-name="T3">a)<text:span text:style-name="T3"/></text:p>
          </table:table-cell>
          <table:table-cell table:style-name="Tabella82.A1" office:value-type="string">
            <text:p text:style-name="P4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b)<text:span text:style-name="T3"/></text:p>
          </table:table-cell>
          <table:table-cell table:style-name="Tabella82.A1" office:value-type="string">
            <text:p text:style-name="P2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c)<text:span text:style-name="T3"/></text:p>
          </table:table-cell>
          <table:table-cell table:style-name="Tabella82.A1" office:value-type="string">
            <text:p text:style-name="P2" loext:marker-style-name="T2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d)<text:span text:style-name="T3"/></text:p>
          </table:table-cell>
          <table:table-cell table:style-name="Tabella82.A1" office:value-type="string">
            <text:h text:style-name="P6" text:outline-level="1" loext:marker-style-name="T4"/>
          </table:table-cell>
        </table:table-row>
        <table:table-row table:style-name="Tabella82.1">
          <table:table-cell table:style-name="Tabella82.A1" office:value-type="string">
            <text:p text:style-name="P5" loext:marker-style-name="T3"/>
          </table:table-cell>
          <table:table-cell table:style-name="Tabella82.A1" office:value-type="string">
            <text:p text:style-name="P5" loext:marker-style-name="T3">e)<text:span text:style-name="T3"/></text:p>
          </table:table-cell>
          <table:table-cell table:style-name="Tabella8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3" table:style-name="Tabella83">
        <table:table-column table:style-name="Tabella83.A"/>
        <table:table-column table:style-name="Tabella83.B"/>
        <table:table-column table:style-name="Tabella83.C"/>
        <table:table-row table:style-name="Tabella83.1">
          <table:table-cell table:style-name="Tabella83.A1" office:value-type="string">
            <text:p text:style-name="P1" loext:marker-style-name="T1"><text:span text:style-name="T1"><text:sequence text:ref-name="refAutoNr82" text:name="AutoNr" text:formula="ooow:AutoNr+1">83</text:sequence></text:span></text:p>
          </table:table-cell>
          <table:table-cell table:style-name="Tabella8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3.1">
          <table:table-cell table:style-name="Tabella83.A1" office:value-type="string">
            <text:p text:style-name="P3" loext:marker-style-name="T3"/>
          </table:table-cell>
          <table:table-cell table:style-name="Tabella83.A1" office:value-type="string">
            <text:p text:style-name="P3" loext:marker-style-name="T3">a)<text:span text:style-name="T3"/></text:p>
          </table:table-cell>
          <table:table-cell table:style-name="Tabella83.A1" office:value-type="string">
            <text:p text:style-name="P4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b)<text:span text:style-name="T3"/></text:p>
          </table:table-cell>
          <table:table-cell table:style-name="Tabella83.A1" office:value-type="string">
            <text:p text:style-name="P2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c)<text:span text:style-name="T3"/></text:p>
          </table:table-cell>
          <table:table-cell table:style-name="Tabella83.A1" office:value-type="string">
            <text:p text:style-name="P2" loext:marker-style-name="T2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d)<text:span text:style-name="T3"/></text:p>
          </table:table-cell>
          <table:table-cell table:style-name="Tabella83.A1" office:value-type="string">
            <text:h text:style-name="P6" text:outline-level="1" loext:marker-style-name="T4"/>
          </table:table-cell>
        </table:table-row>
        <table:table-row table:style-name="Tabella83.1">
          <table:table-cell table:style-name="Tabella83.A1" office:value-type="string">
            <text:p text:style-name="P5" loext:marker-style-name="T3"/>
          </table:table-cell>
          <table:table-cell table:style-name="Tabella83.A1" office:value-type="string">
            <text:p text:style-name="P5" loext:marker-style-name="T3">e)<text:span text:style-name="T3"/></text:p>
          </table:table-cell>
          <table:table-cell table:style-name="Tabella8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4" table:style-name="Tabella84">
        <table:table-column table:style-name="Tabella84.A"/>
        <table:table-column table:style-name="Tabella84.B"/>
        <table:table-column table:style-name="Tabella84.C"/>
        <table:table-row table:style-name="Tabella84.1">
          <table:table-cell table:style-name="Tabella84.A1" office:value-type="string">
            <text:p text:style-name="P1" loext:marker-style-name="T1"><text:span text:style-name="T1"><text:sequence text:ref-name="refAutoNr83" text:name="AutoNr" text:formula="ooow:AutoNr+1">84</text:sequence></text:span></text:p>
          </table:table-cell>
          <table:table-cell table:style-name="Tabella8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4.1">
          <table:table-cell table:style-name="Tabella84.A1" office:value-type="string">
            <text:p text:style-name="P3" loext:marker-style-name="T3"/>
          </table:table-cell>
          <table:table-cell table:style-name="Tabella84.A1" office:value-type="string">
            <text:p text:style-name="P3" loext:marker-style-name="T3">a)<text:span text:style-name="T3"/></text:p>
          </table:table-cell>
          <table:table-cell table:style-name="Tabella84.A1" office:value-type="string">
            <text:p text:style-name="P4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b)<text:span text:style-name="T3"/></text:p>
          </table:table-cell>
          <table:table-cell table:style-name="Tabella84.A1" office:value-type="string">
            <text:p text:style-name="P2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c)<text:span text:style-name="T3"/></text:p>
          </table:table-cell>
          <table:table-cell table:style-name="Tabella84.A1" office:value-type="string">
            <text:p text:style-name="P2" loext:marker-style-name="T2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d)<text:span text:style-name="T3"/></text:p>
          </table:table-cell>
          <table:table-cell table:style-name="Tabella84.A1" office:value-type="string">
            <text:h text:style-name="P6" text:outline-level="1" loext:marker-style-name="T4"/>
          </table:table-cell>
        </table:table-row>
        <table:table-row table:style-name="Tabella84.1">
          <table:table-cell table:style-name="Tabella84.A1" office:value-type="string">
            <text:p text:style-name="P5" loext:marker-style-name="T3"/>
          </table:table-cell>
          <table:table-cell table:style-name="Tabella84.A1" office:value-type="string">
            <text:p text:style-name="P5" loext:marker-style-name="T3">e)<text:span text:style-name="T3"/></text:p>
          </table:table-cell>
          <table:table-cell table:style-name="Tabella8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5" table:style-name="Tabella85">
        <table:table-column table:style-name="Tabella85.A"/>
        <table:table-column table:style-name="Tabella85.B"/>
        <table:table-column table:style-name="Tabella85.C"/>
        <table:table-row table:style-name="Tabella85.1">
          <table:table-cell table:style-name="Tabella85.A1" office:value-type="string">
            <text:p text:style-name="P1" loext:marker-style-name="T1"><text:span text:style-name="T1"><text:sequence text:ref-name="refAutoNr84" text:name="AutoNr" text:formula="ooow:AutoNr+1">85</text:sequence></text:span></text:p>
          </table:table-cell>
          <table:table-cell table:style-name="Tabella8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5.1">
          <table:table-cell table:style-name="Tabella85.A1" office:value-type="string">
            <text:p text:style-name="P3" loext:marker-style-name="T3"/>
          </table:table-cell>
          <table:table-cell table:style-name="Tabella85.A1" office:value-type="string">
            <text:p text:style-name="P3" loext:marker-style-name="T3">a)<text:span text:style-name="T3"/></text:p>
          </table:table-cell>
          <table:table-cell table:style-name="Tabella85.A1" office:value-type="string">
            <text:p text:style-name="P4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b)<text:span text:style-name="T3"/></text:p>
          </table:table-cell>
          <table:table-cell table:style-name="Tabella85.A1" office:value-type="string">
            <text:p text:style-name="P2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c)<text:span text:style-name="T3"/></text:p>
          </table:table-cell>
          <table:table-cell table:style-name="Tabella85.A1" office:value-type="string">
            <text:p text:style-name="P2" loext:marker-style-name="T2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d)<text:span text:style-name="T3"/></text:p>
          </table:table-cell>
          <table:table-cell table:style-name="Tabella85.A1" office:value-type="string">
            <text:h text:style-name="P6" text:outline-level="1" loext:marker-style-name="T4"/>
          </table:table-cell>
        </table:table-row>
        <table:table-row table:style-name="Tabella85.1">
          <table:table-cell table:style-name="Tabella85.A1" office:value-type="string">
            <text:p text:style-name="P5" loext:marker-style-name="T3"/>
          </table:table-cell>
          <table:table-cell table:style-name="Tabella85.A1" office:value-type="string">
            <text:p text:style-name="P5" loext:marker-style-name="T3">e)<text:span text:style-name="T3"/></text:p>
          </table:table-cell>
          <table:table-cell table:style-name="Tabella8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6" table:style-name="Tabella86">
        <table:table-column table:style-name="Tabella86.A"/>
        <table:table-column table:style-name="Tabella86.B"/>
        <table:table-column table:style-name="Tabella86.C"/>
        <table:table-row table:style-name="Tabella86.1">
          <table:table-cell table:style-name="Tabella86.A1" office:value-type="string">
            <text:p text:style-name="P1" loext:marker-style-name="T1"><text:span text:style-name="T1"><text:sequence text:ref-name="refAutoNr85" text:name="AutoNr" text:formula="ooow:AutoNr+1">86</text:sequence></text:span></text:p>
          </table:table-cell>
          <table:table-cell table:style-name="Tabella8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6.1">
          <table:table-cell table:style-name="Tabella86.A1" office:value-type="string">
            <text:p text:style-name="P3" loext:marker-style-name="T3"/>
          </table:table-cell>
          <table:table-cell table:style-name="Tabella86.A1" office:value-type="string">
            <text:p text:style-name="P3" loext:marker-style-name="T3">a)<text:span text:style-name="T3"/></text:p>
          </table:table-cell>
          <table:table-cell table:style-name="Tabella86.A1" office:value-type="string">
            <text:p text:style-name="P4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b)<text:span text:style-name="T3"/></text:p>
          </table:table-cell>
          <table:table-cell table:style-name="Tabella86.A1" office:value-type="string">
            <text:p text:style-name="P2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c)<text:span text:style-name="T3"/></text:p>
          </table:table-cell>
          <table:table-cell table:style-name="Tabella86.A1" office:value-type="string">
            <text:p text:style-name="P2" loext:marker-style-name="T2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d)<text:span text:style-name="T3"/></text:p>
          </table:table-cell>
          <table:table-cell table:style-name="Tabella86.A1" office:value-type="string">
            <text:h text:style-name="P6" text:outline-level="1" loext:marker-style-name="T4"/>
          </table:table-cell>
        </table:table-row>
        <table:table-row table:style-name="Tabella86.1">
          <table:table-cell table:style-name="Tabella86.A1" office:value-type="string">
            <text:p text:style-name="P5" loext:marker-style-name="T3"/>
          </table:table-cell>
          <table:table-cell table:style-name="Tabella86.A1" office:value-type="string">
            <text:p text:style-name="P5" loext:marker-style-name="T3">e)<text:span text:style-name="T3"/></text:p>
          </table:table-cell>
          <table:table-cell table:style-name="Tabella8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7" table:style-name="Tabella87">
        <table:table-column table:style-name="Tabella87.A"/>
        <table:table-column table:style-name="Tabella87.B"/>
        <table:table-column table:style-name="Tabella87.C"/>
        <table:table-row table:style-name="Tabella87.1">
          <table:table-cell table:style-name="Tabella87.A1" office:value-type="string">
            <text:p text:style-name="P1" loext:marker-style-name="T1"><text:span text:style-name="T1"><text:sequence text:ref-name="refAutoNr86" text:name="AutoNr" text:formula="ooow:AutoNr+1">87</text:sequence></text:span></text:p>
          </table:table-cell>
          <table:table-cell table:style-name="Tabella8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7.1">
          <table:table-cell table:style-name="Tabella87.A1" office:value-type="string">
            <text:p text:style-name="P3" loext:marker-style-name="T3"/>
          </table:table-cell>
          <table:table-cell table:style-name="Tabella87.A1" office:value-type="string">
            <text:p text:style-name="P3" loext:marker-style-name="T3">a)<text:span text:style-name="T3"/></text:p>
          </table:table-cell>
          <table:table-cell table:style-name="Tabella87.A1" office:value-type="string">
            <text:p text:style-name="P4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b)<text:span text:style-name="T3"/></text:p>
          </table:table-cell>
          <table:table-cell table:style-name="Tabella87.A1" office:value-type="string">
            <text:p text:style-name="P2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c)<text:span text:style-name="T3"/></text:p>
          </table:table-cell>
          <table:table-cell table:style-name="Tabella87.A1" office:value-type="string">
            <text:p text:style-name="P2" loext:marker-style-name="T2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d)<text:span text:style-name="T3"/></text:p>
          </table:table-cell>
          <table:table-cell table:style-name="Tabella87.A1" office:value-type="string">
            <text:h text:style-name="P6" text:outline-level="1" loext:marker-style-name="T4"/>
          </table:table-cell>
        </table:table-row>
        <table:table-row table:style-name="Tabella87.1">
          <table:table-cell table:style-name="Tabella87.A1" office:value-type="string">
            <text:p text:style-name="P5" loext:marker-style-name="T3"/>
          </table:table-cell>
          <table:table-cell table:style-name="Tabella87.A1" office:value-type="string">
            <text:p text:style-name="P5" loext:marker-style-name="T3">e)<text:span text:style-name="T3"/></text:p>
          </table:table-cell>
          <table:table-cell table:style-name="Tabella8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oft-page-break/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8" table:style-name="Tabella88">
        <table:table-column table:style-name="Tabella88.A"/>
        <table:table-column table:style-name="Tabella88.B"/>
        <table:table-column table:style-name="Tabella88.C"/>
        <table:table-row table:style-name="Tabella88.1">
          <table:table-cell table:style-name="Tabella88.A1" office:value-type="string">
            <text:p text:style-name="P1" loext:marker-style-name="T1"><text:span text:style-name="T1"><text:sequence text:ref-name="refAutoNr87" text:name="AutoNr" text:formula="ooow:AutoNr+1">88</text:sequence></text:span></text:p>
          </table:table-cell>
          <table:table-cell table:style-name="Tabella8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8.1">
          <table:table-cell table:style-name="Tabella88.A1" office:value-type="string">
            <text:p text:style-name="P3" loext:marker-style-name="T3"/>
          </table:table-cell>
          <table:table-cell table:style-name="Tabella88.A1" office:value-type="string">
            <text:p text:style-name="P3" loext:marker-style-name="T3">a)<text:span text:style-name="T3"/></text:p>
          </table:table-cell>
          <table:table-cell table:style-name="Tabella88.A1" office:value-type="string">
            <text:p text:style-name="P4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b)<text:span text:style-name="T3"/></text:p>
          </table:table-cell>
          <table:table-cell table:style-name="Tabella88.A1" office:value-type="string">
            <text:p text:style-name="P2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c)<text:span text:style-name="T3"/></text:p>
          </table:table-cell>
          <table:table-cell table:style-name="Tabella88.A1" office:value-type="string">
            <text:p text:style-name="P2" loext:marker-style-name="T2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d)<text:span text:style-name="T3"/></text:p>
          </table:table-cell>
          <table:table-cell table:style-name="Tabella88.A1" office:value-type="string">
            <text:h text:style-name="P6" text:outline-level="1" loext:marker-style-name="T4"/>
          </table:table-cell>
        </table:table-row>
        <table:table-row table:style-name="Tabella88.1">
          <table:table-cell table:style-name="Tabella88.A1" office:value-type="string">
            <text:p text:style-name="P5" loext:marker-style-name="T3"/>
          </table:table-cell>
          <table:table-cell table:style-name="Tabella88.A1" office:value-type="string">
            <text:p text:style-name="P5" loext:marker-style-name="T3">e)<text:span text:style-name="T3"/></text:p>
          </table:table-cell>
          <table:table-cell table:style-name="Tabella8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89" table:style-name="Tabella89">
        <table:table-column table:style-name="Tabella89.A"/>
        <table:table-column table:style-name="Tabella89.B"/>
        <table:table-column table:style-name="Tabella89.C"/>
        <table:table-row table:style-name="Tabella89.1">
          <table:table-cell table:style-name="Tabella89.A1" office:value-type="string">
            <text:p text:style-name="P1" loext:marker-style-name="T1"><text:span text:style-name="T1"><text:sequence text:ref-name="refAutoNr88" text:name="AutoNr" text:formula="ooow:AutoNr+1">89</text:sequence></text:span></text:p>
          </table:table-cell>
          <table:table-cell table:style-name="Tabella8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89.1">
          <table:table-cell table:style-name="Tabella89.A1" office:value-type="string">
            <text:p text:style-name="P3" loext:marker-style-name="T3"/>
          </table:table-cell>
          <table:table-cell table:style-name="Tabella89.A1" office:value-type="string">
            <text:p text:style-name="P3" loext:marker-style-name="T3">a)<text:span text:style-name="T3"/></text:p>
          </table:table-cell>
          <table:table-cell table:style-name="Tabella89.A1" office:value-type="string">
            <text:p text:style-name="P4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b)<text:span text:style-name="T3"/></text:p>
          </table:table-cell>
          <table:table-cell table:style-name="Tabella89.A1" office:value-type="string">
            <text:p text:style-name="P2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c)<text:span text:style-name="T3"/></text:p>
          </table:table-cell>
          <table:table-cell table:style-name="Tabella89.A1" office:value-type="string">
            <text:p text:style-name="P2" loext:marker-style-name="T2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d)<text:span text:style-name="T3"/></text:p>
          </table:table-cell>
          <table:table-cell table:style-name="Tabella89.A1" office:value-type="string">
            <text:h text:style-name="P6" text:outline-level="1" loext:marker-style-name="T4"/>
          </table:table-cell>
        </table:table-row>
        <table:table-row table:style-name="Tabella89.1">
          <table:table-cell table:style-name="Tabella89.A1" office:value-type="string">
            <text:p text:style-name="P5" loext:marker-style-name="T3"/>
          </table:table-cell>
          <table:table-cell table:style-name="Tabella89.A1" office:value-type="string">
            <text:p text:style-name="P5" loext:marker-style-name="T3">e)<text:span text:style-name="T3"/></text:p>
          </table:table-cell>
          <table:table-cell table:style-name="Tabella8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0" table:style-name="Tabella90">
        <table:table-column table:style-name="Tabella90.A"/>
        <table:table-column table:style-name="Tabella90.B"/>
        <table:table-column table:style-name="Tabella90.C"/>
        <table:table-row table:style-name="Tabella90.1">
          <table:table-cell table:style-name="Tabella90.A1" office:value-type="string">
            <text:p text:style-name="P1" loext:marker-style-name="T1"><text:span text:style-name="T1"><text:sequence text:ref-name="refAutoNr89" text:name="AutoNr" text:formula="ooow:AutoNr+1">90</text:sequence></text:span></text:p>
          </table:table-cell>
          <table:table-cell table:style-name="Tabella90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0.1">
          <table:table-cell table:style-name="Tabella90.A1" office:value-type="string">
            <text:p text:style-name="P3" loext:marker-style-name="T3"/>
          </table:table-cell>
          <table:table-cell table:style-name="Tabella90.A1" office:value-type="string">
            <text:p text:style-name="P3" loext:marker-style-name="T3">a)<text:span text:style-name="T3"/></text:p>
          </table:table-cell>
          <table:table-cell table:style-name="Tabella90.A1" office:value-type="string">
            <text:p text:style-name="P4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b)<text:span text:style-name="T3"/></text:p>
          </table:table-cell>
          <table:table-cell table:style-name="Tabella90.A1" office:value-type="string">
            <text:p text:style-name="P2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c)<text:span text:style-name="T3"/></text:p>
          </table:table-cell>
          <table:table-cell table:style-name="Tabella90.A1" office:value-type="string">
            <text:p text:style-name="P2" loext:marker-style-name="T2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d)<text:span text:style-name="T3"/></text:p>
          </table:table-cell>
          <table:table-cell table:style-name="Tabella90.A1" office:value-type="string">
            <text:h text:style-name="P6" text:outline-level="1" loext:marker-style-name="T4"/>
          </table:table-cell>
        </table:table-row>
        <table:table-row table:style-name="Tabella90.1">
          <table:table-cell table:style-name="Tabella90.A1" office:value-type="string">
            <text:p text:style-name="P5" loext:marker-style-name="T3"/>
          </table:table-cell>
          <table:table-cell table:style-name="Tabella90.A1" office:value-type="string">
            <text:p text:style-name="P5" loext:marker-style-name="T3">e)<text:span text:style-name="T3"/></text:p>
          </table:table-cell>
          <table:table-cell table:style-name="Tabella9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1" table:style-name="Tabella91">
        <table:table-column table:style-name="Tabella91.A"/>
        <table:table-column table:style-name="Tabella91.B"/>
        <table:table-column table:style-name="Tabella91.C"/>
        <table:table-row table:style-name="Tabella91.1">
          <table:table-cell table:style-name="Tabella91.A1" office:value-type="string">
            <text:p text:style-name="P1" loext:marker-style-name="T1"><text:span text:style-name="T1"><text:sequence text:ref-name="refAutoNr90" text:name="AutoNr" text:formula="ooow:AutoNr+1">91</text:sequence></text:span></text:p>
          </table:table-cell>
          <table:table-cell table:style-name="Tabella91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1.1">
          <table:table-cell table:style-name="Tabella91.A1" office:value-type="string">
            <text:p text:style-name="P3" loext:marker-style-name="T3"/>
          </table:table-cell>
          <table:table-cell table:style-name="Tabella91.A1" office:value-type="string">
            <text:p text:style-name="P3" loext:marker-style-name="T3">a)<text:span text:style-name="T3"/></text:p>
          </table:table-cell>
          <table:table-cell table:style-name="Tabella91.A1" office:value-type="string">
            <text:p text:style-name="P4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b)<text:span text:style-name="T3"/></text:p>
          </table:table-cell>
          <table:table-cell table:style-name="Tabella91.A1" office:value-type="string">
            <text:p text:style-name="P2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c)<text:span text:style-name="T3"/></text:p>
          </table:table-cell>
          <table:table-cell table:style-name="Tabella91.A1" office:value-type="string">
            <text:p text:style-name="P2" loext:marker-style-name="T2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d)<text:span text:style-name="T3"/></text:p>
          </table:table-cell>
          <table:table-cell table:style-name="Tabella91.A1" office:value-type="string">
            <text:h text:style-name="P6" text:outline-level="1" loext:marker-style-name="T4"/>
          </table:table-cell>
        </table:table-row>
        <table:table-row table:style-name="Tabella91.1">
          <table:table-cell table:style-name="Tabella91.A1" office:value-type="string">
            <text:p text:style-name="P5" loext:marker-style-name="T3"/>
          </table:table-cell>
          <table:table-cell table:style-name="Tabella91.A1" office:value-type="string">
            <text:p text:style-name="P5" loext:marker-style-name="T3">e)<text:span text:style-name="T3"/></text:p>
          </table:table-cell>
          <table:table-cell table:style-name="Tabella91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2" table:style-name="Tabella92">
        <table:table-column table:style-name="Tabella92.A"/>
        <table:table-column table:style-name="Tabella92.B"/>
        <table:table-column table:style-name="Tabella92.C"/>
        <table:table-row table:style-name="Tabella92.1">
          <table:table-cell table:style-name="Tabella92.A1" office:value-type="string">
            <text:p text:style-name="P1" loext:marker-style-name="T1"><text:span text:style-name="T1"><text:sequence text:ref-name="refAutoNr91" text:name="AutoNr" text:formula="ooow:AutoNr+1">92</text:sequence></text:span></text:p>
          </table:table-cell>
          <table:table-cell table:style-name="Tabella92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2.1">
          <table:table-cell table:style-name="Tabella92.A1" office:value-type="string">
            <text:p text:style-name="P3" loext:marker-style-name="T3"/>
          </table:table-cell>
          <table:table-cell table:style-name="Tabella92.A1" office:value-type="string">
            <text:p text:style-name="P3" loext:marker-style-name="T3">a)<text:span text:style-name="T3"/></text:p>
          </table:table-cell>
          <table:table-cell table:style-name="Tabella92.A1" office:value-type="string">
            <text:p text:style-name="P4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b)<text:span text:style-name="T3"/></text:p>
          </table:table-cell>
          <table:table-cell table:style-name="Tabella92.A1" office:value-type="string">
            <text:p text:style-name="P2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c)<text:span text:style-name="T3"/></text:p>
          </table:table-cell>
          <table:table-cell table:style-name="Tabella92.A1" office:value-type="string">
            <text:p text:style-name="P2" loext:marker-style-name="T2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d)<text:span text:style-name="T3"/></text:p>
          </table:table-cell>
          <table:table-cell table:style-name="Tabella92.A1" office:value-type="string">
            <text:h text:style-name="P6" text:outline-level="1" loext:marker-style-name="T4"/>
          </table:table-cell>
        </table:table-row>
        <table:table-row table:style-name="Tabella92.1">
          <table:table-cell table:style-name="Tabella92.A1" office:value-type="string">
            <text:p text:style-name="P5" loext:marker-style-name="T3"/>
          </table:table-cell>
          <table:table-cell table:style-name="Tabella92.A1" office:value-type="string">
            <text:p text:style-name="P5" loext:marker-style-name="T3">e)<text:span text:style-name="T3"/></text:p>
          </table:table-cell>
          <table:table-cell table:style-name="Tabella92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3" table:style-name="Tabella93">
        <table:table-column table:style-name="Tabella93.A"/>
        <table:table-column table:style-name="Tabella93.B"/>
        <table:table-column table:style-name="Tabella93.C"/>
        <table:table-row table:style-name="Tabella93.1">
          <table:table-cell table:style-name="Tabella93.A1" office:value-type="string">
            <text:p text:style-name="P1" loext:marker-style-name="T1"><text:span text:style-name="T1"><text:sequence text:ref-name="refAutoNr92" text:name="AutoNr" text:formula="ooow:AutoNr+1">93</text:sequence></text:span></text:p>
          </table:table-cell>
          <table:table-cell table:style-name="Tabella93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3.1">
          <table:table-cell table:style-name="Tabella93.A1" office:value-type="string">
            <text:p text:style-name="P3" loext:marker-style-name="T3"/>
          </table:table-cell>
          <table:table-cell table:style-name="Tabella93.A1" office:value-type="string">
            <text:p text:style-name="P3" loext:marker-style-name="T3">a)<text:span text:style-name="T3"/></text:p>
          </table:table-cell>
          <table:table-cell table:style-name="Tabella93.A1" office:value-type="string">
            <text:p text:style-name="P4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b)<text:span text:style-name="T3"/></text:p>
          </table:table-cell>
          <table:table-cell table:style-name="Tabella93.A1" office:value-type="string">
            <text:p text:style-name="P2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c)<text:span text:style-name="T3"/></text:p>
          </table:table-cell>
          <table:table-cell table:style-name="Tabella93.A1" office:value-type="string">
            <text:p text:style-name="P2" loext:marker-style-name="T2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d)<text:span text:style-name="T3"/></text:p>
          </table:table-cell>
          <table:table-cell table:style-name="Tabella93.A1" office:value-type="string">
            <text:h text:style-name="P6" text:outline-level="1" loext:marker-style-name="T4"/>
          </table:table-cell>
        </table:table-row>
        <table:table-row table:style-name="Tabella93.1">
          <table:table-cell table:style-name="Tabella93.A1" office:value-type="string">
            <text:p text:style-name="P5" loext:marker-style-name="T3"/>
          </table:table-cell>
          <table:table-cell table:style-name="Tabella93.A1" office:value-type="string">
            <text:p text:style-name="P5" loext:marker-style-name="T3">e)<text:span text:style-name="T3"/></text:p>
          </table:table-cell>
          <table:table-cell table:style-name="Tabella93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4" table:style-name="Tabella94">
        <table:table-column table:style-name="Tabella94.A"/>
        <table:table-column table:style-name="Tabella94.B"/>
        <table:table-column table:style-name="Tabella94.C"/>
        <text:soft-page-break/>
        <table:table-row table:style-name="Tabella94.1">
          <table:table-cell table:style-name="Tabella94.A1" office:value-type="string">
            <text:p text:style-name="P1" loext:marker-style-name="T1"><text:span text:style-name="T1"><text:sequence text:ref-name="refAutoNr93" text:name="AutoNr" text:formula="ooow:AutoNr+1">94</text:sequence></text:span></text:p>
          </table:table-cell>
          <table:table-cell table:style-name="Tabella94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4.1">
          <table:table-cell table:style-name="Tabella94.A1" office:value-type="string">
            <text:p text:style-name="P3" loext:marker-style-name="T3"/>
          </table:table-cell>
          <table:table-cell table:style-name="Tabella94.A1" office:value-type="string">
            <text:p text:style-name="P3" loext:marker-style-name="T3">a)<text:span text:style-name="T3"/></text:p>
          </table:table-cell>
          <table:table-cell table:style-name="Tabella94.A1" office:value-type="string">
            <text:p text:style-name="P4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b)<text:span text:style-name="T3"/></text:p>
          </table:table-cell>
          <table:table-cell table:style-name="Tabella94.A1" office:value-type="string">
            <text:p text:style-name="P2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c)<text:span text:style-name="T3"/></text:p>
          </table:table-cell>
          <table:table-cell table:style-name="Tabella94.A1" office:value-type="string">
            <text:p text:style-name="P2" loext:marker-style-name="T2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d)<text:span text:style-name="T3"/></text:p>
          </table:table-cell>
          <table:table-cell table:style-name="Tabella94.A1" office:value-type="string">
            <text:h text:style-name="P6" text:outline-level="1" loext:marker-style-name="T4"/>
          </table:table-cell>
        </table:table-row>
        <table:table-row table:style-name="Tabella94.1">
          <table:table-cell table:style-name="Tabella94.A1" office:value-type="string">
            <text:p text:style-name="P5" loext:marker-style-name="T3"/>
          </table:table-cell>
          <table:table-cell table:style-name="Tabella94.A1" office:value-type="string">
            <text:p text:style-name="P5" loext:marker-style-name="T3">e)<text:span text:style-name="T3"/></text:p>
          </table:table-cell>
          <table:table-cell table:style-name="Tabella94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5" table:style-name="Tabella95">
        <table:table-column table:style-name="Tabella95.A"/>
        <table:table-column table:style-name="Tabella95.B"/>
        <table:table-column table:style-name="Tabella95.C"/>
        <table:table-row table:style-name="Tabella95.1">
          <table:table-cell table:style-name="Tabella95.A1" office:value-type="string">
            <text:p text:style-name="P1" loext:marker-style-name="T1"><text:span text:style-name="T1"><text:sequence text:ref-name="refAutoNr94" text:name="AutoNr" text:formula="ooow:AutoNr+1">95</text:sequence></text:span></text:p>
          </table:table-cell>
          <table:table-cell table:style-name="Tabella95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5.1">
          <table:table-cell table:style-name="Tabella95.A1" office:value-type="string">
            <text:p text:style-name="P3" loext:marker-style-name="T3"/>
          </table:table-cell>
          <table:table-cell table:style-name="Tabella95.A1" office:value-type="string">
            <text:p text:style-name="P3" loext:marker-style-name="T3">a)<text:span text:style-name="T3"/></text:p>
          </table:table-cell>
          <table:table-cell table:style-name="Tabella95.A1" office:value-type="string">
            <text:p text:style-name="P4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b)<text:span text:style-name="T3"/></text:p>
          </table:table-cell>
          <table:table-cell table:style-name="Tabella95.A1" office:value-type="string">
            <text:p text:style-name="P2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c)<text:span text:style-name="T3"/></text:p>
          </table:table-cell>
          <table:table-cell table:style-name="Tabella95.A1" office:value-type="string">
            <text:p text:style-name="P2" loext:marker-style-name="T2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d)<text:span text:style-name="T3"/></text:p>
          </table:table-cell>
          <table:table-cell table:style-name="Tabella95.A1" office:value-type="string">
            <text:h text:style-name="P6" text:outline-level="1" loext:marker-style-name="T4"/>
          </table:table-cell>
        </table:table-row>
        <table:table-row table:style-name="Tabella95.1">
          <table:table-cell table:style-name="Tabella95.A1" office:value-type="string">
            <text:p text:style-name="P5" loext:marker-style-name="T3"/>
          </table:table-cell>
          <table:table-cell table:style-name="Tabella95.A1" office:value-type="string">
            <text:p text:style-name="P5" loext:marker-style-name="T3">e)<text:span text:style-name="T3"/></text:p>
          </table:table-cell>
          <table:table-cell table:style-name="Tabella95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6" table:style-name="Tabella96">
        <table:table-column table:style-name="Tabella96.A"/>
        <table:table-column table:style-name="Tabella96.B"/>
        <table:table-column table:style-name="Tabella96.C"/>
        <table:table-row table:style-name="Tabella96.1">
          <table:table-cell table:style-name="Tabella96.A1" office:value-type="string">
            <text:p text:style-name="P1" loext:marker-style-name="T1"><text:span text:style-name="T1"><text:sequence text:ref-name="refAutoNr95" text:name="AutoNr" text:formula="ooow:AutoNr+1">96</text:sequence></text:span></text:p>
          </table:table-cell>
          <table:table-cell table:style-name="Tabella96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6.1">
          <table:table-cell table:style-name="Tabella96.A1" office:value-type="string">
            <text:p text:style-name="P3" loext:marker-style-name="T3"/>
          </table:table-cell>
          <table:table-cell table:style-name="Tabella96.A1" office:value-type="string">
            <text:p text:style-name="P3" loext:marker-style-name="T3">a)<text:span text:style-name="T3"/></text:p>
          </table:table-cell>
          <table:table-cell table:style-name="Tabella96.A1" office:value-type="string">
            <text:p text:style-name="P4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b)<text:span text:style-name="T3"/></text:p>
          </table:table-cell>
          <table:table-cell table:style-name="Tabella96.A1" office:value-type="string">
            <text:p text:style-name="P2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c)<text:span text:style-name="T3"/></text:p>
          </table:table-cell>
          <table:table-cell table:style-name="Tabella96.A1" office:value-type="string">
            <text:p text:style-name="P2" loext:marker-style-name="T2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d)<text:span text:style-name="T3"/></text:p>
          </table:table-cell>
          <table:table-cell table:style-name="Tabella96.A1" office:value-type="string">
            <text:h text:style-name="P6" text:outline-level="1" loext:marker-style-name="T4"/>
          </table:table-cell>
        </table:table-row>
        <table:table-row table:style-name="Tabella96.1">
          <table:table-cell table:style-name="Tabella96.A1" office:value-type="string">
            <text:p text:style-name="P5" loext:marker-style-name="T3"/>
          </table:table-cell>
          <table:table-cell table:style-name="Tabella96.A1" office:value-type="string">
            <text:p text:style-name="P5" loext:marker-style-name="T3">e)<text:span text:style-name="T3"/></text:p>
          </table:table-cell>
          <table:table-cell table:style-name="Tabella96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7" table:style-name="Tabella97">
        <table:table-column table:style-name="Tabella97.A"/>
        <table:table-column table:style-name="Tabella97.B"/>
        <table:table-column table:style-name="Tabella97.C"/>
        <table:table-row table:style-name="Tabella97.1">
          <table:table-cell table:style-name="Tabella97.A1" office:value-type="string">
            <text:p text:style-name="P1" loext:marker-style-name="T1"><text:span text:style-name="T1"><text:sequence text:ref-name="refAutoNr96" text:name="AutoNr" text:formula="ooow:AutoNr+1">97</text:sequence></text:span></text:p>
          </table:table-cell>
          <table:table-cell table:style-name="Tabella97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7.1">
          <table:table-cell table:style-name="Tabella97.A1" office:value-type="string">
            <text:p text:style-name="P3" loext:marker-style-name="T3"/>
          </table:table-cell>
          <table:table-cell table:style-name="Tabella97.A1" office:value-type="string">
            <text:p text:style-name="P3" loext:marker-style-name="T3">a)<text:span text:style-name="T3"/></text:p>
          </table:table-cell>
          <table:table-cell table:style-name="Tabella97.A1" office:value-type="string">
            <text:p text:style-name="P4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b)<text:span text:style-name="T3"/></text:p>
          </table:table-cell>
          <table:table-cell table:style-name="Tabella97.A1" office:value-type="string">
            <text:p text:style-name="P2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c)<text:span text:style-name="T3"/></text:p>
          </table:table-cell>
          <table:table-cell table:style-name="Tabella97.A1" office:value-type="string">
            <text:p text:style-name="P2" loext:marker-style-name="T2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d)<text:span text:style-name="T3"/></text:p>
          </table:table-cell>
          <table:table-cell table:style-name="Tabella97.A1" office:value-type="string">
            <text:h text:style-name="P6" text:outline-level="1" loext:marker-style-name="T4"/>
          </table:table-cell>
        </table:table-row>
        <table:table-row table:style-name="Tabella97.1">
          <table:table-cell table:style-name="Tabella97.A1" office:value-type="string">
            <text:p text:style-name="P5" loext:marker-style-name="T3"/>
          </table:table-cell>
          <table:table-cell table:style-name="Tabella97.A1" office:value-type="string">
            <text:p text:style-name="P5" loext:marker-style-name="T3">e)<text:span text:style-name="T3"/></text:p>
          </table:table-cell>
          <table:table-cell table:style-name="Tabella97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8" table:style-name="Tabella98">
        <table:table-column table:style-name="Tabella98.A"/>
        <table:table-column table:style-name="Tabella98.B"/>
        <table:table-column table:style-name="Tabella98.C"/>
        <table:table-row table:style-name="Tabella98.1">
          <table:table-cell table:style-name="Tabella98.A1" office:value-type="string">
            <text:p text:style-name="P1" loext:marker-style-name="T1"><text:span text:style-name="T1"><text:sequence text:ref-name="refAutoNr97" text:name="AutoNr" text:formula="ooow:AutoNr+1">98</text:sequence></text:span></text:p>
          </table:table-cell>
          <table:table-cell table:style-name="Tabella98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8.1">
          <table:table-cell table:style-name="Tabella98.A1" office:value-type="string">
            <text:p text:style-name="P3" loext:marker-style-name="T3"/>
          </table:table-cell>
          <table:table-cell table:style-name="Tabella98.A1" office:value-type="string">
            <text:p text:style-name="P3" loext:marker-style-name="T3">a)<text:span text:style-name="T3"/></text:p>
          </table:table-cell>
          <table:table-cell table:style-name="Tabella98.A1" office:value-type="string">
            <text:p text:style-name="P4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b)<text:span text:style-name="T3"/></text:p>
          </table:table-cell>
          <table:table-cell table:style-name="Tabella98.A1" office:value-type="string">
            <text:p text:style-name="P2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c)<text:span text:style-name="T3"/></text:p>
          </table:table-cell>
          <table:table-cell table:style-name="Tabella98.A1" office:value-type="string">
            <text:p text:style-name="P2" loext:marker-style-name="T2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d)<text:span text:style-name="T3"/></text:p>
          </table:table-cell>
          <table:table-cell table:style-name="Tabella98.A1" office:value-type="string">
            <text:h text:style-name="P6" text:outline-level="1" loext:marker-style-name="T4"/>
          </table:table-cell>
        </table:table-row>
        <table:table-row table:style-name="Tabella98.1">
          <table:table-cell table:style-name="Tabella98.A1" office:value-type="string">
            <text:p text:style-name="P5" loext:marker-style-name="T3"/>
          </table:table-cell>
          <table:table-cell table:style-name="Tabella98.A1" office:value-type="string">
            <text:p text:style-name="P5" loext:marker-style-name="T3">e)<text:span text:style-name="T3"/></text:p>
          </table:table-cell>
          <table:table-cell table:style-name="Tabella98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99" table:style-name="Tabella99">
        <table:table-column table:style-name="Tabella99.A"/>
        <table:table-column table:style-name="Tabella99.B"/>
        <table:table-column table:style-name="Tabella99.C"/>
        <table:table-row table:style-name="Tabella99.1">
          <table:table-cell table:style-name="Tabella99.A1" office:value-type="string">
            <text:p text:style-name="P1" loext:marker-style-name="T1"><text:span text:style-name="T1"><text:sequence text:ref-name="refAutoNr98" text:name="AutoNr" text:formula="ooow:AutoNr+1">99</text:sequence></text:span></text:p>
          </table:table-cell>
          <table:table-cell table:style-name="Tabella99.A1" table:number-columns-spanned="2" office:value-type="string">
            <text:p text:style-name="P2" loext:marker-style-name="T2"/>
          </table:table-cell>
          <table:covered-table-cell/>
        </table:table-row>
        <table:table-row table:style-name="Tabella99.1">
          <table:table-cell table:style-name="Tabella99.A1" office:value-type="string">
            <text:p text:style-name="P3" loext:marker-style-name="T3"/>
          </table:table-cell>
          <table:table-cell table:style-name="Tabella99.A1" office:value-type="string">
            <text:p text:style-name="P3" loext:marker-style-name="T3">a)<text:span text:style-name="T3"/></text:p>
          </table:table-cell>
          <table:table-cell table:style-name="Tabella99.A1" office:value-type="string">
            <text:p text:style-name="P4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b)<text:span text:style-name="T3"/></text:p>
          </table:table-cell>
          <table:table-cell table:style-name="Tabella99.A1" office:value-type="string">
            <text:p text:style-name="P2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c)<text:span text:style-name="T3"/></text:p>
          </table:table-cell>
          <table:table-cell table:style-name="Tabella99.A1" office:value-type="string">
            <text:p text:style-name="P2" loext:marker-style-name="T2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d)<text:span text:style-name="T3"/></text:p>
          </table:table-cell>
          <table:table-cell table:style-name="Tabella99.A1" office:value-type="string">
            <text:h text:style-name="P6" text:outline-level="1" loext:marker-style-name="T4"/>
          </table:table-cell>
        </table:table-row>
        <table:table-row table:style-name="Tabella99.1">
          <table:table-cell table:style-name="Tabella99.A1" office:value-type="string">
            <text:p text:style-name="P5" loext:marker-style-name="T3"/>
          </table:table-cell>
          <table:table-cell table:style-name="Tabella99.A1" office:value-type="string">
            <text:p text:style-name="P5" loext:marker-style-name="T3">e)<text:span text:style-name="T3"/></text:p>
          </table:table-cell>
          <table:table-cell table:style-name="Tabella99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/>
      <table:table table:name="Tabella100" table:style-name="Tabella100">
        <table:table-column table:style-name="Tabella100.A"/>
        <table:table-column table:style-name="Tabella100.B"/>
        <table:table-column table:style-name="Tabella100.C"/>
        <table:table-row table:style-name="Tabella100.1">
          <table:table-cell table:style-name="Tabella100.A1" office:value-type="string">
            <text:p text:style-name="P1" loext:marker-style-name="T1"><text:span text:style-name="T1"><text:sequence text:ref-name="refAutoNr99" text:name="AutoNr" text:formula="ooow:AutoNr+1">100</text:sequence></text:span></text:p>
          </table:table-cell>
          <table:table-cell table:style-name="Tabella100.A1" table:number-columns-spanned="2" office:value-type="string">
            <text:p text:style-name="P2" loext:marker-style-name="T2"/>
          </table:table-cell>
          <table:covered-table-cell/>
        </table:table-row>
        <text:soft-page-break/>
        <table:table-row table:style-name="Tabella100.1">
          <table:table-cell table:style-name="Tabella100.A1" office:value-type="string">
            <text:p text:style-name="P3" loext:marker-style-name="T3"/>
          </table:table-cell>
          <table:table-cell table:style-name="Tabella100.A1" office:value-type="string">
            <text:p text:style-name="P3" loext:marker-style-name="T3">a)<text:span text:style-name="T3"/></text:p>
          </table:table-cell>
          <table:table-cell table:style-name="Tabella100.A1" office:value-type="string">
            <text:p text:style-name="P4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b)<text:span text:style-name="T3"/></text:p>
          </table:table-cell>
          <table:table-cell table:style-name="Tabella100.A1" office:value-type="string">
            <text:p text:style-name="P2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c)<text:span text:style-name="T3"/></text:p>
          </table:table-cell>
          <table:table-cell table:style-name="Tabella100.A1" office:value-type="string">
            <text:p text:style-name="P2" loext:marker-style-name="T2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d)<text:span text:style-name="T3"/></text:p>
          </table:table-cell>
          <table:table-cell table:style-name="Tabella100.A1" office:value-type="string">
            <text:h text:style-name="P6" text:outline-level="1" loext:marker-style-name="T4"/>
          </table:table-cell>
        </table:table-row>
        <table:table-row table:style-name="Tabella100.1">
          <table:table-cell table:style-name="Tabella100.A1" office:value-type="string">
            <text:p text:style-name="P5" loext:marker-style-name="T3"/>
          </table:table-cell>
          <table:table-cell table:style-name="Tabella100.A1" office:value-type="string">
            <text:p text:style-name="P5" loext:marker-style-name="T3">e)<text:span text:style-name="T3"/></text:p>
          </table:table-cell>
          <table:table-cell table:style-name="Tabella100.A1" office:value-type="string">
            <text:h text:style-name="P6" text:outline-level="1" loext:marker-style-name="T4"/>
          </table:table-cell>
        </table:table-row>
      </table:table>
      <text:p text:style-name="Standard" loext:marker-style-name="T5"><text:span text:style-name="T5">Risposta esatta (indicare in parentesi la lettera corrispondente all’alternativa esatta): ()</text:span><text:span text:style-name="T5"/></text:p>
      <text:p text:style-name="P7" loext:marker-style-name="T2"><text:bookmark text:name="_GoBack"/></text:p>
      <text:p text:style-name="P7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chapter">
      <style:paragraph-properties fo:keep-with-next="always"/>
      <style:text-properties fo:font-size="11pt" fo:font-weight="bold" style:font-size-asian="11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="Times New Roman" fo:font-family="'Times New Roman'" style:font-family-generic="roman" style:font-pitch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3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7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ina <text:page-number text:select-page="current">17</text:page-number><text:s/>di <text:page-count>1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Numero Domanda</dc:title>
    <meta:initial-creator>*</meta:initial-creator>
    <dc:creator>Incani William</dc:creator>
    <meta:editing-cycles>3</meta:editing-cycles>
    <meta:print-date>2006-05-20T08:54:00</meta:print-date>
    <meta:creation-date>2018-05-16T07:01:00</meta:creation-date>
    <dc:date>2023-05-26T09:58:00</dc:date>
    <meta:editing-duration>P0D</meta:editing-duration>
    <meta:generator>LibreOffice/25.2.4.3$Windows_X86_64 LibreOffice_project/33e196637044ead23f5c3226cde09b47731f7e27</meta:generator>
    <meta:document-statistic meta:table-count="100" meta:image-count="0" meta:object-count="0" meta:page-count="17" meta:paragraph-count="601" meta:word-count="1604" meta:character-count="10215" meta:non-whitespace-character-count="9212"/>
    <meta:user-defined meta:name="AppVersion">16.0000</meta:user-defined>
    <meta:user-defined meta:name="Company">*</meta:user-defined>
    <meta:template xlink:type="simple" xlink:actuate="onRequest" xlink:title="Normal.dotm" xlink:href=""/>
  </office:meta>
</office:document-meta>
</file>